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14cm" table:align="left"/>
    </style:style>
    <style:style style:name="Table1.A" style:family="table-column">
      <style:table-column-properties style:column-width="2.757cm"/>
    </style:style>
    <style:style style:name="Table1.B" style:family="table-column">
      <style:table-column-properties style:column-width="1.378cm"/>
    </style:style>
    <style:style style:name="Table1.C" style:family="table-column">
      <style:table-column-properties style:column-width="1.15cm"/>
    </style:style>
    <style:style style:name="Table1.D" style:family="table-column">
      <style:table-column-properties style:column-width="1.2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272cm" table:align="left"/>
    </style:style>
    <style:style style:name="Table2.A" style:family="table-column">
      <style:table-column-properties style:column-width="3.697cm"/>
    </style:style>
    <style:style style:name="Table2.B" style:family="table-column">
      <style:table-column-properties style:column-width="2.57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a240f"/>
    </style:style>
    <style:style style:name="P2" style:family="paragraph" style:parent-style-name="Heading_20_2">
      <style:text-properties officeooo:paragraph-rsid="000a240f"/>
    </style:style>
    <style:style style:name="P3" style:family="paragraph" style:parent-style-name="Heading_20_3">
      <style:text-properties officeooo:paragraph-rsid="000a240f"/>
    </style:style>
    <style:style style:name="P4" style:family="paragraph" style:parent-style-name="Horizontal_20_Line">
      <style:text-properties officeooo:paragraph-rsid="000a240f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a240f"/>
    </style:style>
    <style:style style:name="P6" style:family="paragraph" style:parent-style-name="Preformatted_20_Text">
      <style:text-properties officeooo:paragraph-rsid="000a240f"/>
    </style:style>
    <style:style style:name="P7" style:family="paragraph" style:parent-style-name="Text_20_body">
      <style:text-properties officeooo:paragraph-rsid="000a240f"/>
    </style:style>
    <style:style style:name="P8" style:family="paragraph" style:parent-style-name="Heading_20_2">
      <style:text-properties officeooo:paragraph-rsid="000aeb7e"/>
    </style:style>
    <style:style style:name="P9" style:family="paragraph" style:parent-style-name="Horizontal_20_Line">
      <style:text-properties officeooo:paragraph-rsid="000aeb7e"/>
    </style:style>
    <style:style style:name="P10" style:family="paragraph" style:parent-style-name="Text_20_body">
      <style:text-properties officeooo:rsid="000aeb7e" officeooo:paragraph-rsid="000aeb7e"/>
    </style:style>
    <style:style style:name="P11" style:family="paragraph" style:parent-style-name="Heading_20_1">
      <style:text-properties officeooo:paragraph-rsid="000bb2cf"/>
    </style:style>
    <style:style style:name="P12" style:family="paragraph" style:parent-style-name="Heading_20_2">
      <style:text-properties officeooo:paragraph-rsid="000bb2cf"/>
    </style:style>
    <style:style style:name="P13" style:family="paragraph" style:parent-style-name="Heading_20_3">
      <style:text-properties officeooo:paragraph-rsid="000bb2cf"/>
    </style:style>
    <style:style style:name="P14" style:family="paragraph" style:parent-style-name="Horizontal_20_Line">
      <style:text-properties officeooo:paragraph-rsid="000bb2cf"/>
    </style:style>
    <style:style style:name="P15" style:family="paragraph" style:parent-style-name="Preformatted_20_Text">
      <style:text-properties officeooo:paragraph-rsid="000bb2cf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0bb2cf"/>
    </style:style>
    <style:style style:name="P17" style:family="paragraph" style:parent-style-name="Preformatted_20_Text" style:list-style-name="L209">
      <style:paragraph-properties fo:margin-top="0cm" fo:margin-bottom="0.499cm" style:contextual-spacing="false"/>
      <style:text-properties officeooo:paragraph-rsid="000bb2cf"/>
    </style:style>
    <style:style style:name="P18" style:family="paragraph" style:parent-style-name="Quotations">
      <style:text-properties officeooo:paragraph-rsid="000bb2cf"/>
    </style:style>
    <style:style style:name="P19" style:family="paragraph" style:parent-style-name="Standard">
      <style:text-properties officeooo:rsid="001290ea" officeooo:paragraph-rsid="000bb2cf"/>
    </style:style>
    <style:style style:name="P20" style:family="paragraph" style:parent-style-name="Standard">
      <style:text-properties officeooo:paragraph-rsid="000bb2cf"/>
    </style:style>
    <style:style style:name="P21" style:family="paragraph" style:parent-style-name="Table_20_Contents">
      <style:text-properties officeooo:paragraph-rsid="000bb2cf"/>
    </style:style>
    <style:style style:name="P22" style:family="paragraph" style:parent-style-name="Table_20_Heading">
      <style:text-properties officeooo:paragraph-rsid="000bb2cf"/>
    </style:style>
    <style:style style:name="P23" style:family="paragraph" style:parent-style-name="Text_20_body" style:list-style-name="L1">
      <style:text-properties officeooo:paragraph-rsid="000a240f"/>
    </style:style>
    <style:style style:name="P24" style:family="paragraph" style:parent-style-name="Text_20_body" style:list-style-name="L2">
      <style:text-properties officeooo:paragraph-rsid="000a240f"/>
    </style:style>
    <style:style style:name="P25" style:family="paragraph" style:parent-style-name="Text_20_body" style:list-style-name="L3">
      <style:text-properties officeooo:paragraph-rsid="000a240f"/>
    </style:style>
    <style:style style:name="P26" style:family="paragraph" style:parent-style-name="Text_20_body" style:list-style-name="L4">
      <style:text-properties officeooo:paragraph-rsid="000a240f"/>
    </style:style>
    <style:style style:name="P27" style:family="paragraph" style:parent-style-name="Text_20_body" style:list-style-name="L5">
      <style:text-properties officeooo:paragraph-rsid="000a240f"/>
    </style:style>
    <style:style style:name="P28" style:family="paragraph" style:parent-style-name="Text_20_body" style:list-style-name="L6">
      <style:text-properties officeooo:paragraph-rsid="000a240f"/>
    </style:style>
    <style:style style:name="P29" style:family="paragraph" style:parent-style-name="Text_20_body" style:list-style-name="L7">
      <style:text-properties officeooo:paragraph-rsid="000a240f"/>
    </style:style>
    <style:style style:name="P30" style:family="paragraph" style:parent-style-name="Text_20_body" style:list-style-name="L8">
      <style:text-properties officeooo:paragraph-rsid="000a240f"/>
    </style:style>
    <style:style style:name="P31" style:family="paragraph" style:parent-style-name="Text_20_body" style:list-style-name="L9">
      <style:text-properties officeooo:paragraph-rsid="000a240f"/>
    </style:style>
    <style:style style:name="P32" style:family="paragraph" style:parent-style-name="Text_20_body" style:list-style-name="L10">
      <style:text-properties officeooo:paragraph-rsid="000a240f"/>
    </style:style>
    <style:style style:name="P33" style:family="paragraph" style:parent-style-name="Text_20_body" style:list-style-name="L11">
      <style:text-properties officeooo:paragraph-rsid="000a240f"/>
    </style:style>
    <style:style style:name="P34" style:family="paragraph" style:parent-style-name="Text_20_body" style:list-style-name="L12">
      <style:text-properties officeooo:paragraph-rsid="000a240f"/>
    </style:style>
    <style:style style:name="P35" style:family="paragraph" style:parent-style-name="Text_20_body" style:list-style-name="L13">
      <style:text-properties officeooo:paragraph-rsid="000a240f"/>
    </style:style>
    <style:style style:name="P36" style:family="paragraph" style:parent-style-name="Text_20_body" style:list-style-name="L14">
      <style:text-properties officeooo:paragraph-rsid="000a240f"/>
    </style:style>
    <style:style style:name="P37" style:family="paragraph" style:parent-style-name="Text_20_body" style:list-style-name="L15">
      <style:text-properties officeooo:paragraph-rsid="000a240f"/>
    </style:style>
    <style:style style:name="P38" style:family="paragraph" style:parent-style-name="Text_20_body" style:list-style-name="L16">
      <style:text-properties officeooo:paragraph-rsid="000a240f"/>
    </style:style>
    <style:style style:name="P39" style:family="paragraph" style:parent-style-name="Text_20_body" style:list-style-name="L17">
      <style:text-properties officeooo:paragraph-rsid="000a240f"/>
    </style:style>
    <style:style style:name="P40" style:family="paragraph" style:parent-style-name="Text_20_body" style:list-style-name="L18">
      <style:text-properties officeooo:paragraph-rsid="000a240f"/>
    </style:style>
    <style:style style:name="P41" style:family="paragraph" style:parent-style-name="Text_20_body" style:list-style-name="L19">
      <style:text-properties officeooo:paragraph-rsid="000a240f"/>
    </style:style>
    <style:style style:name="P42" style:family="paragraph" style:parent-style-name="Text_20_body" style:list-style-name="L20">
      <style:text-properties officeooo:paragraph-rsid="000a240f"/>
    </style:style>
    <style:style style:name="P43" style:family="paragraph" style:parent-style-name="Text_20_body" style:list-style-name="L21">
      <style:text-properties officeooo:paragraph-rsid="000a240f"/>
    </style:style>
    <style:style style:name="P44" style:family="paragraph" style:parent-style-name="Text_20_body" style:list-style-name="L22">
      <style:text-properties officeooo:paragraph-rsid="000a240f"/>
    </style:style>
    <style:style style:name="P45" style:family="paragraph" style:parent-style-name="Text_20_body" style:list-style-name="L23">
      <style:text-properties officeooo:paragraph-rsid="000a240f"/>
    </style:style>
    <style:style style:name="P46" style:family="paragraph" style:parent-style-name="Text_20_body" style:list-style-name="L24">
      <style:text-properties officeooo:paragraph-rsid="000a240f"/>
    </style:style>
    <style:style style:name="P47" style:family="paragraph" style:parent-style-name="Text_20_body" style:list-style-name="L25">
      <style:text-properties officeooo:paragraph-rsid="000a240f"/>
    </style:style>
    <style:style style:name="P48" style:family="paragraph" style:parent-style-name="Text_20_body" style:list-style-name="L26">
      <style:text-properties officeooo:paragraph-rsid="000a240f"/>
    </style:style>
    <style:style style:name="P49" style:family="paragraph" style:parent-style-name="Text_20_body" style:list-style-name="L27">
      <style:text-properties officeooo:paragraph-rsid="000a240f"/>
    </style:style>
    <style:style style:name="P50" style:family="paragraph" style:parent-style-name="Text_20_body" style:list-style-name="L28">
      <style:text-properties officeooo:paragraph-rsid="000a240f"/>
    </style:style>
    <style:style style:name="P51" style:family="paragraph" style:parent-style-name="Text_20_body" style:list-style-name="L29">
      <style:text-properties officeooo:paragraph-rsid="000a240f"/>
    </style:style>
    <style:style style:name="P52" style:family="paragraph" style:parent-style-name="Text_20_body" style:list-style-name="L30">
      <style:text-properties officeooo:paragraph-rsid="000a240f"/>
    </style:style>
    <style:style style:name="P53" style:family="paragraph" style:parent-style-name="Text_20_body" style:list-style-name="L31">
      <style:text-properties officeooo:paragraph-rsid="000a240f"/>
    </style:style>
    <style:style style:name="P54" style:family="paragraph" style:parent-style-name="Text_20_body" style:list-style-name="L32">
      <style:text-properties officeooo:paragraph-rsid="000a240f"/>
    </style:style>
    <style:style style:name="P55" style:family="paragraph" style:parent-style-name="Text_20_body" style:list-style-name="L33">
      <style:text-properties officeooo:paragraph-rsid="000a240f"/>
    </style:style>
    <style:style style:name="P56" style:family="paragraph" style:parent-style-name="Text_20_body" style:list-style-name="L34">
      <style:text-properties officeooo:paragraph-rsid="000a240f"/>
    </style:style>
    <style:style style:name="P57" style:family="paragraph" style:parent-style-name="Text_20_body" style:list-style-name="L35">
      <style:text-properties officeooo:paragraph-rsid="000a240f"/>
    </style:style>
    <style:style style:name="P58" style:family="paragraph" style:parent-style-name="Text_20_body" style:list-style-name="L36">
      <style:text-properties officeooo:paragraph-rsid="000a240f"/>
    </style:style>
    <style:style style:name="P59" style:family="paragraph" style:parent-style-name="Text_20_body" style:list-style-name="L37">
      <style:text-properties officeooo:paragraph-rsid="000a240f"/>
    </style:style>
    <style:style style:name="P60" style:family="paragraph" style:parent-style-name="Text_20_body" style:list-style-name="L38">
      <style:text-properties officeooo:paragraph-rsid="000a240f"/>
    </style:style>
    <style:style style:name="P61" style:family="paragraph" style:parent-style-name="Text_20_body" style:list-style-name="L39">
      <style:text-properties officeooo:paragraph-rsid="000a240f"/>
    </style:style>
    <style:style style:name="P62" style:family="paragraph" style:parent-style-name="Text_20_body" style:list-style-name="L40">
      <style:text-properties officeooo:paragraph-rsid="000a240f"/>
    </style:style>
    <style:style style:name="P63" style:family="paragraph" style:parent-style-name="Text_20_body" style:list-style-name="L41">
      <style:text-properties officeooo:paragraph-rsid="000aeb7e"/>
    </style:style>
    <style:style style:name="P64" style:family="paragraph" style:parent-style-name="Text_20_body" style:list-style-name="L42">
      <style:text-properties officeooo:paragraph-rsid="000aeb7e"/>
    </style:style>
    <style:style style:name="P65" style:family="paragraph" style:parent-style-name="Text_20_body" style:list-style-name="L43">
      <style:text-properties officeooo:paragraph-rsid="000aeb7e"/>
    </style:style>
    <style:style style:name="P66" style:family="paragraph" style:parent-style-name="Text_20_body">
      <style:text-properties officeooo:rsid="000aeb7e" officeooo:paragraph-rsid="000aeb7e"/>
    </style:style>
    <style:style style:name="P67" style:family="paragraph" style:parent-style-name="Text_20_body" style:list-style-name="L44">
      <style:text-properties officeooo:paragraph-rsid="000bb2cf"/>
    </style:style>
    <style:style style:name="P68" style:family="paragraph" style:parent-style-name="Text_20_body" style:list-style-name="L54">
      <style:text-properties officeooo:paragraph-rsid="000bb2cf"/>
    </style:style>
    <style:style style:name="P69" style:family="paragraph" style:parent-style-name="Text_20_body" style:list-style-name="L55">
      <style:text-properties officeooo:paragraph-rsid="000bb2cf"/>
    </style:style>
    <style:style style:name="P70" style:family="paragraph" style:parent-style-name="Text_20_body" style:list-style-name="L56">
      <style:text-properties officeooo:paragraph-rsid="000bb2cf"/>
    </style:style>
    <style:style style:name="P71" style:family="paragraph" style:parent-style-name="Text_20_body" style:list-style-name="L57">
      <style:text-properties officeooo:paragraph-rsid="000bb2cf"/>
    </style:style>
    <style:style style:name="P72" style:family="paragraph" style:parent-style-name="Text_20_body" style:list-style-name="L58">
      <style:text-properties officeooo:paragraph-rsid="000bb2cf"/>
    </style:style>
    <style:style style:name="P73" style:family="paragraph" style:parent-style-name="Text_20_body" style:list-style-name="L59">
      <style:text-properties officeooo:paragraph-rsid="000bb2cf"/>
    </style:style>
    <style:style style:name="P74" style:family="paragraph" style:parent-style-name="Text_20_body" style:list-style-name="L60">
      <style:text-properties officeooo:paragraph-rsid="000bb2cf"/>
    </style:style>
    <style:style style:name="P75" style:family="paragraph" style:parent-style-name="Text_20_body" style:list-style-name="L61">
      <style:text-properties officeooo:paragraph-rsid="000bb2cf"/>
    </style:style>
    <style:style style:name="P76" style:family="paragraph" style:parent-style-name="Text_20_body" style:list-style-name="L62">
      <style:text-properties officeooo:paragraph-rsid="000bb2cf"/>
    </style:style>
    <style:style style:name="P77" style:family="paragraph" style:parent-style-name="Text_20_body">
      <style:text-properties officeooo:paragraph-rsid="000bb2cf"/>
    </style:style>
    <style:style style:name="P78" style:family="paragraph" style:parent-style-name="Text_20_body">
      <style:text-properties officeooo:rsid="000708b3" officeooo:paragraph-rsid="000bb2cf"/>
    </style:style>
    <style:style style:name="P79" style:family="paragraph" style:parent-style-name="Text_20_body" style:list-style-name="L63">
      <style:text-properties officeooo:paragraph-rsid="000bb2cf"/>
    </style:style>
    <style:style style:name="P80" style:family="paragraph" style:parent-style-name="Text_20_body" style:list-style-name="L94">
      <style:text-properties officeooo:paragraph-rsid="000bb2cf"/>
    </style:style>
    <style:style style:name="P81" style:family="paragraph" style:parent-style-name="Text_20_body" style:list-style-name="L95">
      <style:text-properties officeooo:paragraph-rsid="000bb2cf"/>
    </style:style>
    <style:style style:name="P82" style:family="paragraph" style:parent-style-name="Text_20_body" style:list-style-name="L96">
      <style:text-properties officeooo:paragraph-rsid="000bb2cf"/>
    </style:style>
    <style:style style:name="P83" style:family="paragraph" style:parent-style-name="Text_20_body" style:list-style-name="L97">
      <style:text-properties officeooo:paragraph-rsid="000bb2cf"/>
    </style:style>
    <style:style style:name="P84" style:family="paragraph" style:parent-style-name="Text_20_body" style:list-style-name="L98">
      <style:text-properties officeooo:paragraph-rsid="000bb2cf"/>
    </style:style>
    <style:style style:name="P85" style:family="paragraph" style:parent-style-name="Text_20_body" style:list-style-name="L99">
      <style:text-properties officeooo:paragraph-rsid="000bb2cf"/>
    </style:style>
    <style:style style:name="P86" style:family="paragraph" style:parent-style-name="Text_20_body" style:list-style-name="L100">
      <style:text-properties officeooo:paragraph-rsid="000bb2cf"/>
    </style:style>
    <style:style style:name="P87" style:family="paragraph" style:parent-style-name="Text_20_body" style:list-style-name="L101">
      <style:text-properties officeooo:paragraph-rsid="000bb2cf"/>
    </style:style>
    <style:style style:name="P88" style:family="paragraph" style:parent-style-name="Text_20_body" style:list-style-name="L102">
      <style:text-properties officeooo:paragraph-rsid="000bb2cf"/>
    </style:style>
    <style:style style:name="P89" style:family="paragraph" style:parent-style-name="Text_20_body" style:list-style-name="L103">
      <style:text-properties officeooo:paragraph-rsid="000bb2cf"/>
    </style:style>
    <style:style style:name="P90" style:family="paragraph" style:parent-style-name="Text_20_body" style:list-style-name="L104">
      <style:text-properties officeooo:paragraph-rsid="000bb2cf"/>
    </style:style>
    <style:style style:name="P91" style:family="paragraph" style:parent-style-name="Text_20_body" style:list-style-name="L105">
      <style:text-properties officeooo:paragraph-rsid="000bb2cf"/>
    </style:style>
    <style:style style:name="P92" style:family="paragraph" style:parent-style-name="Text_20_body" style:list-style-name="L106">
      <style:text-properties officeooo:paragraph-rsid="000bb2cf"/>
    </style:style>
    <style:style style:name="P93" style:family="paragraph" style:parent-style-name="Text_20_body" style:list-style-name="L107">
      <style:text-properties officeooo:paragraph-rsid="000bb2cf"/>
    </style:style>
    <style:style style:name="P94" style:family="paragraph" style:parent-style-name="Text_20_body" style:list-style-name="L108">
      <style:text-properties officeooo:paragraph-rsid="000bb2cf"/>
    </style:style>
    <style:style style:name="P95" style:family="paragraph" style:parent-style-name="Text_20_body" style:list-style-name="L109">
      <style:text-properties officeooo:paragraph-rsid="000bb2cf"/>
    </style:style>
    <style:style style:name="P96" style:family="paragraph" style:parent-style-name="Text_20_body" style:list-style-name="L110">
      <style:text-properties officeooo:paragraph-rsid="000bb2cf"/>
    </style:style>
    <style:style style:name="P97" style:family="paragraph" style:parent-style-name="Text_20_body" style:list-style-name="L111">
      <style:text-properties officeooo:paragraph-rsid="000bb2cf"/>
    </style:style>
    <style:style style:name="P98" style:family="paragraph" style:parent-style-name="Text_20_body" style:list-style-name="L112">
      <style:text-properties officeooo:paragraph-rsid="000bb2cf"/>
    </style:style>
    <style:style style:name="P99" style:family="paragraph" style:parent-style-name="Text_20_body" style:list-style-name="L113">
      <style:text-properties officeooo:paragraph-rsid="000bb2cf"/>
    </style:style>
    <style:style style:name="P100" style:family="paragraph" style:parent-style-name="Text_20_body" style:list-style-name="L114">
      <style:text-properties officeooo:paragraph-rsid="000bb2cf"/>
    </style:style>
    <style:style style:name="P101" style:family="paragraph" style:parent-style-name="Text_20_body" style:list-style-name="L115">
      <style:text-properties officeooo:paragraph-rsid="000bb2cf"/>
    </style:style>
    <style:style style:name="P102" style:family="paragraph" style:parent-style-name="Text_20_body" style:list-style-name="L116">
      <style:text-properties officeooo:paragraph-rsid="000bb2cf"/>
    </style:style>
    <style:style style:name="P103" style:family="paragraph" style:parent-style-name="Text_20_body" style:list-style-name="L117">
      <style:text-properties officeooo:paragraph-rsid="000bb2cf"/>
    </style:style>
    <style:style style:name="P104" style:family="paragraph" style:parent-style-name="Text_20_body" style:list-style-name="L118">
      <style:text-properties officeooo:paragraph-rsid="000bb2cf"/>
    </style:style>
    <style:style style:name="P105" style:family="paragraph" style:parent-style-name="Text_20_body" style:list-style-name="L119">
      <style:text-properties officeooo:paragraph-rsid="000bb2cf"/>
    </style:style>
    <style:style style:name="P106" style:family="paragraph" style:parent-style-name="Text_20_body" style:list-style-name="L120">
      <style:text-properties officeooo:paragraph-rsid="000bb2cf"/>
    </style:style>
    <style:style style:name="P107" style:family="paragraph" style:parent-style-name="Text_20_body" style:list-style-name="L121">
      <style:text-properties officeooo:paragraph-rsid="000bb2cf"/>
    </style:style>
    <style:style style:name="P108" style:family="paragraph" style:parent-style-name="Text_20_body" style:list-style-name="L122">
      <style:text-properties officeooo:paragraph-rsid="000bb2cf"/>
    </style:style>
    <style:style style:name="P109" style:family="paragraph" style:parent-style-name="Text_20_body" style:list-style-name="L123">
      <style:text-properties officeooo:paragraph-rsid="000bb2cf"/>
    </style:style>
    <style:style style:name="P110" style:family="paragraph" style:parent-style-name="Text_20_body" style:list-style-name="L124">
      <style:text-properties officeooo:paragraph-rsid="000bb2cf"/>
    </style:style>
    <style:style style:name="P111" style:family="paragraph" style:parent-style-name="Text_20_body" style:list-style-name="L154">
      <style:text-properties officeooo:paragraph-rsid="000bb2cf"/>
    </style:style>
    <style:style style:name="P112" style:family="paragraph" style:parent-style-name="Text_20_body" style:list-style-name="L155">
      <style:text-properties officeooo:paragraph-rsid="000bb2cf"/>
    </style:style>
    <style:style style:name="P113" style:family="paragraph" style:parent-style-name="Text_20_body" style:list-style-name="L156">
      <style:text-properties officeooo:paragraph-rsid="000bb2cf"/>
    </style:style>
    <style:style style:name="P114" style:family="paragraph" style:parent-style-name="Text_20_body" style:list-style-name="L157">
      <style:text-properties officeooo:paragraph-rsid="000bb2cf"/>
    </style:style>
    <style:style style:name="P115" style:family="paragraph" style:parent-style-name="Text_20_body" style:list-style-name="L158">
      <style:text-properties officeooo:paragraph-rsid="000bb2cf"/>
    </style:style>
    <style:style style:name="P116" style:family="paragraph" style:parent-style-name="Text_20_body" style:list-style-name="L159">
      <style:text-properties officeooo:paragraph-rsid="000bb2cf"/>
    </style:style>
    <style:style style:name="P117" style:family="paragraph" style:parent-style-name="Text_20_body" style:list-style-name="L160">
      <style:text-properties officeooo:paragraph-rsid="000bb2cf"/>
    </style:style>
    <style:style style:name="P118" style:family="paragraph" style:parent-style-name="Text_20_body" style:list-style-name="L161">
      <style:text-properties officeooo:paragraph-rsid="000bb2cf"/>
    </style:style>
    <style:style style:name="P119" style:family="paragraph" style:parent-style-name="Text_20_body" style:list-style-name="L162">
      <style:text-properties officeooo:paragraph-rsid="000bb2cf"/>
    </style:style>
    <style:style style:name="P120" style:family="paragraph" style:parent-style-name="Text_20_body" style:list-style-name="L163">
      <style:text-properties officeooo:paragraph-rsid="000bb2cf"/>
    </style:style>
    <style:style style:name="P121" style:family="paragraph" style:parent-style-name="Text_20_body" style:list-style-name="L164">
      <style:text-properties officeooo:paragraph-rsid="000bb2cf"/>
    </style:style>
    <style:style style:name="P122" style:family="paragraph" style:parent-style-name="Text_20_body" style:list-style-name="L165">
      <style:text-properties officeooo:paragraph-rsid="000bb2cf"/>
    </style:style>
    <style:style style:name="P123" style:family="paragraph" style:parent-style-name="Text_20_body" style:list-style-name="L166">
      <style:text-properties officeooo:paragraph-rsid="000bb2cf"/>
    </style:style>
    <style:style style:name="P124" style:family="paragraph" style:parent-style-name="Text_20_body" style:list-style-name="L167">
      <style:text-properties officeooo:paragraph-rsid="000bb2cf"/>
    </style:style>
    <style:style style:name="P125" style:family="paragraph" style:parent-style-name="Text_20_body" style:list-style-name="L168">
      <style:text-properties officeooo:paragraph-rsid="000bb2cf"/>
    </style:style>
    <style:style style:name="P126" style:family="paragraph" style:parent-style-name="Text_20_body" style:list-style-name="L169">
      <style:text-properties officeooo:paragraph-rsid="000bb2cf"/>
    </style:style>
    <style:style style:name="P127" style:family="paragraph" style:parent-style-name="Text_20_body" style:list-style-name="L170">
      <style:text-properties officeooo:paragraph-rsid="000bb2cf"/>
    </style:style>
    <style:style style:name="P128" style:family="paragraph" style:parent-style-name="Text_20_body" style:list-style-name="L171">
      <style:text-properties officeooo:paragraph-rsid="000bb2cf"/>
    </style:style>
    <style:style style:name="P129" style:family="paragraph" style:parent-style-name="Text_20_body" style:list-style-name="L172">
      <style:text-properties officeooo:paragraph-rsid="000bb2cf"/>
    </style:style>
    <style:style style:name="P130" style:family="paragraph" style:parent-style-name="Text_20_body" style:list-style-name="L173">
      <style:text-properties officeooo:paragraph-rsid="000bb2cf"/>
    </style:style>
    <style:style style:name="P131" style:family="paragraph" style:parent-style-name="Text_20_body" style:list-style-name="L174">
      <style:text-properties officeooo:paragraph-rsid="000bb2cf"/>
    </style:style>
    <style:style style:name="P132" style:family="paragraph" style:parent-style-name="Text_20_body" style:list-style-name="L175">
      <style:text-properties officeooo:paragraph-rsid="000bb2cf"/>
    </style:style>
    <style:style style:name="P133" style:family="paragraph" style:parent-style-name="Text_20_body" style:list-style-name="L176">
      <style:text-properties officeooo:paragraph-rsid="000bb2cf"/>
    </style:style>
    <style:style style:name="P134" style:family="paragraph" style:parent-style-name="Text_20_body" style:list-style-name="L177">
      <style:text-properties officeooo:paragraph-rsid="000bb2cf"/>
    </style:style>
    <style:style style:name="P135" style:family="paragraph" style:parent-style-name="Text_20_body" style:list-style-name="L178">
      <style:text-properties officeooo:paragraph-rsid="000bb2cf"/>
    </style:style>
    <style:style style:name="P136" style:family="paragraph" style:parent-style-name="Text_20_body" style:list-style-name="L179">
      <style:text-properties officeooo:paragraph-rsid="000bb2cf"/>
    </style:style>
    <style:style style:name="P137" style:family="paragraph" style:parent-style-name="Text_20_body" style:list-style-name="L180">
      <style:text-properties officeooo:paragraph-rsid="000bb2cf"/>
    </style:style>
    <style:style style:name="P138" style:family="paragraph" style:parent-style-name="Text_20_body" style:list-style-name="L181">
      <style:text-properties officeooo:paragraph-rsid="000bb2cf"/>
    </style:style>
    <style:style style:name="P139" style:family="paragraph" style:parent-style-name="Text_20_body" style:list-style-name="L182">
      <style:text-properties officeooo:paragraph-rsid="000bb2cf"/>
    </style:style>
    <style:style style:name="P140" style:family="paragraph" style:parent-style-name="Text_20_body">
      <style:text-properties officeooo:paragraph-rsid="000a240f"/>
    </style:style>
    <style:style style:name="P141" style:family="paragraph" style:parent-style-name="Text_20_body" style:list-style-name="L183">
      <style:text-properties officeooo:paragraph-rsid="000bb2cf"/>
    </style:style>
    <style:style style:name="P142" style:family="paragraph" style:parent-style-name="Text_20_body" style:list-style-name="L209">
      <style:text-properties officeooo:paragraph-rsid="000bb2cf"/>
    </style:style>
    <style:style style:name="P143" style:family="paragraph" style:parent-style-name="Text_20_body" style:list-style-name="L210">
      <style:text-properties officeooo:paragraph-rsid="000bb2cf"/>
    </style:style>
    <style:style style:name="P144" style:family="paragraph" style:parent-style-name="Text_20_body" style:list-style-name="L211">
      <style:text-properties officeooo:paragraph-rsid="000bb2cf"/>
    </style:style>
    <style:style style:name="P145" style:family="paragraph" style:parent-style-name="Text_20_body" style:list-style-name="L212">
      <style:text-properties officeooo:paragraph-rsid="000bb2cf"/>
    </style:style>
    <style:style style:name="P146" style:family="paragraph" style:parent-style-name="Text_20_body" style:list-style-name="L213">
      <style:text-properties officeooo:paragraph-rsid="000bb2cf"/>
    </style:style>
    <style:style style:name="P147" style:family="paragraph" style:parent-style-name="Text_20_body" style:list-style-name="L214">
      <style:text-properties officeooo:paragraph-rsid="000bb2cf"/>
    </style:style>
    <style:style style:name="P148" style:family="paragraph" style:parent-style-name="Text_20_body" style:list-style-name="L215">
      <style:text-properties officeooo:paragraph-rsid="000bb2cf"/>
    </style:style>
    <style:style style:name="P149" style:family="paragraph" style:parent-style-name="Text_20_body" style:list-style-name="L216">
      <style:text-properties officeooo:paragraph-rsid="000bb2cf"/>
    </style:style>
    <style:style style:name="P150" style:family="paragraph" style:parent-style-name="Text_20_body" style:list-style-name="L217">
      <style:text-properties officeooo:paragraph-rsid="000bb2cf"/>
    </style:style>
    <style:style style:name="P151" style:family="paragraph" style:parent-style-name="Text_20_body" style:list-style-name="L218">
      <style:text-properties officeooo:paragraph-rsid="000bb2cf"/>
    </style:style>
    <style:style style:name="P152" style:family="paragraph" style:parent-style-name="Text_20_body" style:list-style-name="L219">
      <style:text-properties officeooo:paragraph-rsid="000bb2cf"/>
    </style:style>
    <style:style style:name="P153" style:family="paragraph" style:parent-style-name="Text_20_body" style:list-style-name="L220">
      <style:text-properties officeooo:paragraph-rsid="000bb2cf"/>
    </style:style>
    <style:style style:name="P154" style:family="paragraph" style:parent-style-name="Text_20_body" style:list-style-name="L221">
      <style:text-properties officeooo:paragraph-rsid="000bb2cf"/>
    </style:style>
    <style:style style:name="P155" style:family="paragraph" style:parent-style-name="Text_20_body" style:list-style-name="L222">
      <style:text-properties officeooo:paragraph-rsid="000bb2cf"/>
    </style:style>
    <style:style style:name="P156" style:family="paragraph" style:parent-style-name="Text_20_body" style:list-style-name="L223">
      <style:text-properties officeooo:paragraph-rsid="000bb2cf"/>
    </style:style>
    <style:style style:name="P157" style:family="paragraph" style:parent-style-name="Text_20_body" style:list-style-name="L224">
      <style:text-properties officeooo:paragraph-rsid="000bb2cf"/>
    </style:style>
    <style:style style:name="P158" style:family="paragraph" style:parent-style-name="Text_20_body" style:list-style-name="L225">
      <style:text-properties officeooo:paragraph-rsid="000bb2cf"/>
    </style:style>
    <style:style style:name="P159" style:family="paragraph" style:parent-style-name="Text_20_body" style:list-style-name="L226">
      <style:text-properties officeooo:paragraph-rsid="000bb2cf"/>
    </style:style>
    <style:style style:name="P160" style:family="paragraph" style:parent-style-name="Text_20_body" style:list-style-name="L227">
      <style:text-properties officeooo:paragraph-rsid="000bb2cf"/>
    </style:style>
    <style:style style:name="P161" style:family="paragraph" style:parent-style-name="Text_20_body" style:list-style-name="L228">
      <style:text-properties officeooo:paragraph-rsid="000bb2cf"/>
    </style:style>
    <style:style style:name="P162" style:family="paragraph" style:parent-style-name="Text_20_body" style:list-style-name="L229">
      <style:text-properties officeooo:paragraph-rsid="000bb2cf"/>
    </style:style>
    <style:style style:name="P163" style:family="paragraph" style:parent-style-name="Text_20_body" style:list-style-name="L230">
      <style:text-properties officeooo:paragraph-rsid="000bb2cf"/>
    </style:style>
    <style:style style:name="P164" style:family="paragraph" style:parent-style-name="Text_20_body" style:list-style-name="L231">
      <style:text-properties officeooo:paragraph-rsid="000bb2cf"/>
    </style:style>
    <style:style style:name="P165" style:family="paragraph" style:parent-style-name="Text_20_body" style:list-style-name="L232">
      <style:text-properties officeooo:paragraph-rsid="000bb2cf"/>
    </style:style>
    <style:style style:name="P166" style:family="paragraph" style:parent-style-name="Text_20_body" style:list-style-name="L233">
      <style:text-properties officeooo:paragraph-rsid="000bb2cf"/>
    </style:style>
    <style:style style:name="P167" style:family="paragraph" style:parent-style-name="Text_20_body">
      <style:text-properties officeooo:rsid="0015a58a" officeooo:paragraph-rsid="000bb2cf"/>
    </style:style>
    <style:style style:name="P168" style:family="paragraph" style:parent-style-name="Text_20_body" style:list-style-name="L234">
      <style:text-properties officeooo:paragraph-rsid="000bb2cf"/>
    </style:style>
    <style:style style:name="P169" style:family="paragraph" style:parent-style-name="Text_20_body" style:list-style-name="L264">
      <style:text-properties officeooo:paragraph-rsid="000bb2cf"/>
    </style:style>
    <style:style style:name="P170" style:family="paragraph" style:parent-style-name="Text_20_body" style:list-style-name="L265">
      <style:text-properties officeooo:paragraph-rsid="000bb2cf"/>
    </style:style>
    <style:style style:name="P171" style:family="paragraph" style:parent-style-name="Text_20_body" style:list-style-name="L266">
      <style:text-properties officeooo:paragraph-rsid="000bb2cf"/>
    </style:style>
    <style:style style:name="P172" style:family="paragraph" style:parent-style-name="Text_20_body" style:list-style-name="L267">
      <style:text-properties officeooo:paragraph-rsid="000bb2cf"/>
    </style:style>
    <style:style style:name="P173" style:family="paragraph" style:parent-style-name="Text_20_body" style:list-style-name="L268">
      <style:text-properties officeooo:paragraph-rsid="000bb2cf"/>
    </style:style>
    <style:style style:name="P174" style:family="paragraph" style:parent-style-name="Text_20_body" style:list-style-name="L269">
      <style:text-properties officeooo:paragraph-rsid="000bb2cf"/>
    </style:style>
    <style:style style:name="P175" style:family="paragraph" style:parent-style-name="Text_20_body" style:list-style-name="L270">
      <style:text-properties officeooo:paragraph-rsid="000bb2cf"/>
    </style:style>
    <style:style style:name="P176" style:family="paragraph" style:parent-style-name="Text_20_body" style:list-style-name="L271">
      <style:text-properties officeooo:paragraph-rsid="000bb2cf"/>
    </style:style>
    <style:style style:name="P177" style:family="paragraph" style:parent-style-name="Text_20_body" style:list-style-name="L272">
      <style:text-properties officeooo:paragraph-rsid="000bb2cf"/>
    </style:style>
    <style:style style:name="P178" style:family="paragraph" style:parent-style-name="Text_20_body" style:list-style-name="L273">
      <style:text-properties officeooo:paragraph-rsid="000bb2cf"/>
    </style:style>
    <style:style style:name="P179" style:family="paragraph" style:parent-style-name="Text_20_body" style:list-style-name="L274">
      <style:text-properties officeooo:paragraph-rsid="000bb2cf"/>
    </style:style>
    <style:style style:name="P180" style:family="paragraph" style:parent-style-name="Text_20_body" style:list-style-name="L275">
      <style:text-properties officeooo:paragraph-rsid="000bb2cf"/>
    </style:style>
    <style:style style:name="P181" style:family="paragraph" style:parent-style-name="Text_20_body" style:list-style-name="L276">
      <style:text-properties officeooo:paragraph-rsid="000bb2cf"/>
    </style:style>
    <style:style style:name="P182" style:family="paragraph" style:parent-style-name="Text_20_body" style:list-style-name="L277">
      <style:text-properties officeooo:paragraph-rsid="000bb2cf"/>
    </style:style>
    <style:style style:name="P183" style:family="paragraph" style:parent-style-name="Text_20_body" style:list-style-name="L278">
      <style:text-properties officeooo:paragraph-rsid="000bb2cf"/>
    </style:style>
    <style:style style:name="P184" style:family="paragraph" style:parent-style-name="Text_20_body" style:list-style-name="L279">
      <style:text-properties officeooo:paragraph-rsid="000bb2cf"/>
    </style:style>
    <style:style style:name="P185" style:family="paragraph" style:parent-style-name="Text_20_body" style:list-style-name="L280">
      <style:text-properties officeooo:paragraph-rsid="000bb2cf"/>
    </style:style>
    <style:style style:name="P186" style:family="paragraph" style:parent-style-name="Text_20_body" style:list-style-name="L281">
      <style:text-properties officeooo:paragraph-rsid="000bb2cf"/>
    </style:style>
    <style:style style:name="P187" style:family="paragraph" style:parent-style-name="Text_20_body" style:list-style-name="L282">
      <style:text-properties officeooo:paragraph-rsid="000bb2cf"/>
    </style:style>
    <style:style style:name="P188" style:family="paragraph" style:parent-style-name="Text_20_body" style:list-style-name="L283">
      <style:text-properties officeooo:paragraph-rsid="000bb2cf"/>
    </style:style>
    <style:style style:name="P189" style:family="paragraph" style:parent-style-name="Text_20_body" style:list-style-name="L284">
      <style:text-properties officeooo:paragraph-rsid="000bb2cf"/>
    </style:style>
    <style:style style:name="P190" style:family="paragraph" style:parent-style-name="Text_20_body" style:list-style-name="L285">
      <style:text-properties officeooo:paragraph-rsid="000bb2cf"/>
    </style:style>
    <style:style style:name="P191" style:family="paragraph" style:parent-style-name="Text_20_body" style:list-style-name="L286">
      <style:text-properties officeooo:paragraph-rsid="000bb2cf"/>
    </style:style>
    <style:style style:name="P192" style:family="paragraph" style:parent-style-name="Text_20_body" style:list-style-name="L287">
      <style:text-properties officeooo:paragraph-rsid="000bb2cf"/>
    </style:style>
    <style:style style:name="P193" style:family="paragraph" style:parent-style-name="Text_20_body" style:list-style-name="L288">
      <style:text-properties officeooo:paragraph-rsid="000bb2cf"/>
    </style:style>
    <style:style style:name="P194" style:family="paragraph" style:parent-style-name="Text_20_body" style:list-style-name="L289">
      <style:text-properties officeooo:paragraph-rsid="000bb2cf"/>
    </style:style>
    <style:style style:name="P195" style:family="paragraph" style:parent-style-name="Text_20_body" style:list-style-name="L290">
      <style:text-properties officeooo:paragraph-rsid="000bb2cf"/>
    </style:style>
    <style:style style:name="P196" style:family="paragraph" style:parent-style-name="Text_20_body" style:list-style-name="L291">
      <style:text-properties officeooo:paragraph-rsid="000bb2cf"/>
    </style:style>
    <style:style style:name="P197" style:family="paragraph" style:parent-style-name="Text_20_body" style:list-style-name="L292">
      <style:text-properties officeooo:paragraph-rsid="000bb2cf"/>
    </style:style>
    <style:style style:name="T1" style:family="text">
      <style:text-properties officeooo:rsid="000a24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🟢 PHASE 0 — STEP-BY-STEP EXECUTION GUIDE</text:h>
      <text:p text:style-name="P4"/>
      <text:h text:style-name="P1" text:outline-level="1">STEP 1 — Create Google Cloud &amp; Firebase Projects</text:h>
      <text:h text:style-name="P3" text:outline-level="3">1.1 Create Google Account (if not already)</text:h>
      <text:p text:style-name="P7">Use a dedicated email for this product (not personal Gmail).</text:p>
      <text:p text:style-name="P7">Example:</text:p>
      <text:p text:style-name="P5"><text:span text:style-name="Source_20_Text">parabolic.platform@gmail.com</text:span></text:p>
      <text:p text:style-name="P4"/>
      <text:h text:style-name="P3" text:outline-level="3">1.2 Go to Firebase Console</text:h>
      <text:p text:style-name="P7">Open:<text:line-break/><text:a xlink:type="simple" xlink:href="https://console.firebase.google.com/" text:style-name="Internet_20_link" text:visited-style-name="Visited_20_Internet_20_Link">https://console.firebase.google.com</text:a></text:p>
      <text:p text:style-name="P7">Click:<text:line-break/>➕ Add Project</text:p>
      <text:p text:style-name="P7">Create:</text:p>
      <text:h text:style-name="P3" text:outline-level="3">Project 1 (Development)</text:h>
      <text:p text:style-name="P7">Name:</text:p>
      <text:p text:style-name="P5"><text:span text:style-name="Source_20_Text">parabolic-dev</text:span></text:p>
      <text:p text:style-name="P7">Disable Google Analytics (for now).</text:p>
      <text:p text:style-name="P4"/>
      <text:h text:style-name="P3" text:outline-level="3">Project 2 (Production)</text:h>
      <text:p text:style-name="P7">Create another project:</text:p>
      <text:p text:style-name="P5"><text:span text:style-name="Source_20_Text">parabolic-prod</text:span></text:p>
      <text:p text:style-name="P7">Do not use it yet.</text:p>
      <text:p text:style-name="P4"/>
      <text:h text:style-name="P1" text:outline-level="1"><text:soft-page-break/>STEP 2 — Enable Required Services (In DEV Project)</text:h>
      <text:p text:style-name="P7">Inside <text:span text:style-name="Source_20_Text">parabolic-dev</text:span>:</text:p>
      <text:p text:style-name="P7">Enable:</text:p>
      <text:h text:style-name="P3" text:outline-level="3">2.1 Firestore</text:h>
      <text:p text:style-name="P7">Go to:<text:line-break/>Build → Firestore Database → Create database</text:p>
      <text:p text:style-name="P7">Choose:<text:line-break/>• Native mode<text:line-break/>• Region closest to India (e.g., asia-south1)</text:p>
      <text:p text:style-name="P4"/>
      <text:h text:style-name="P3" text:outline-level="3">2.2 Authentication</text:h>
      <text:p text:style-name="P7">Build → Authentication → Get Started</text:p>
      <text:p text:style-name="P7">Enable:<text:line-break/>• Email/Password</text:p>
      <text:p text:style-name="P4"/>
      <text:h text:style-name="P3" text:outline-level="3">2.3 Hosting</text:h>
      <text:p text:style-name="P7">Build → Hosting → Get Started</text:p>
      <text:p text:style-name="P4"/>
      <text:h text:style-name="P3" text:outline-level="3">2.4 Cloud Functions</text:h>
      <text:p text:style-name="P7">No setup needed now — will activate when we deploy.</text:p>
      <text:p text:style-name="P4"/>
      <text:h text:style-name="P3" text:outline-level="3">2.5 Cloud Storage</text:h>
      <text:p text:style-name="P7">Build → Storage → Get Started</text:p>
      <text:p text:style-name="P4"/>
      <text:h text:style-name="P3" text:outline-level="3">2.6 BigQuery</text:h>
      <text:p text:style-name="P7">In Firebase → Integrations → Link BigQuery</text:p>
      <text:p text:style-name="P7">(Free until you use it.)</text:p>
      <text:p text:style-name="P4"/>
      <text:h text:style-name="P3" text:outline-level="3"><text:soft-page-break/>2.7 Upgrade to Blaze Plan</text:h>
      <text:p text:style-name="P7">Go to:<text:line-break/>Billing → Upgrade to Blaze</text:p>
      <text:p text:style-name="P7">Important:<text:line-break/>You will NOT be charged unless you exceed free quota.</text:p>
      <text:p text:style-name="P7">Without Blaze:<text:line-break/>• Cloud Functions won’t deploy<text:line-break/>• Stripe webhooks won’t work</text:p>
      <text:p text:style-name="P7">Cost while idle: ₹0–₹100</text:p>
      <text:p text:style-name="P4"/>
      <text:h text:style-name="P1" text:outline-level="1">STEP 3 — Install Required Tools (Linux &amp; Windows)</text:h>
      <text:p text:style-name="P7">Do this on BOTH machines.</text:p>
      <text:p text:style-name="P4"/>
      <text:h text:style-name="P2" text:outline-level="2">3.1 Install Node.js</text:h>
      <text:p text:style-name="P7">Go to:<text:line-break/><text:a xlink:type="simple" xlink:href="https://nodejs.org/" text:style-name="Internet_20_link" text:visited-style-name="Visited_20_Internet_20_Link">https://nodejs.org</text:a></text:p>
      <text:p text:style-name="P7">Download LTS version.</text:p>
      <text:p text:style-name="P7">Install.</text:p>
      <text:p text:style-name="P7">Check installation:</text:p>
      <text:p text:style-name="P7">Open terminal (Linux) or CMD (Windows):</text:p>
      <text:p text:style-name="P6"><text:span text:style-name="Source_20_Text">node -v</text:span></text:p>
      <text:p text:style-name="P5"><text:span text:style-name="Source_20_Text">npm -v</text:span></text:p>
      <text:p text:style-name="P7">You must see version numbers.</text:p>
      <text:p text:style-name="P4"/>
      <text:h text:style-name="P2" text:outline-level="2">3.2 Install Firebase CLI</text:h>
      <text:p text:style-name="P7">In terminal:</text:p>
      <text:p text:style-name="P5"><text:span text:style-name="Source_20_Text">npm install -g firebase-tools</text:span></text:p>
      <text:p text:style-name="P7">Then login:</text:p>
      <text:p text:style-name="P5"><text:span text:style-name="Source_20_Text">firebase login</text:span></text:p>
      <text:p text:style-name="P7">It will open browser → login with your project email.</text:p>
      <text:p text:style-name="P4"/>
      <text:h text:style-name="P1" text:outline-level="1"><text:soft-page-break/>STEP 4 — Create Your Project Folder (Monorepo Setup)</text:h>
      <text:p text:style-name="P7">Create a new folder anywhere:</text:p>
      <text:p text:style-name="P7">Example:</text:p>
      <text:p text:style-name="P7">Linux:</text:p>
      <text:p text:style-name="P5"><text:span text:style-name="Source_20_Text">/home/yourname/parabolic-platform</text:span></text:p>
      <text:p text:style-name="P7">Windows:</text:p>
      <text:p text:style-name="P5"><text:span text:style-name="Source_20_Text">C:\Users\YourName\parabolic-platform</text:span></text:p>
      <text:p text:style-name="P7">Open terminal inside that folder.</text:p>
      <text:p text:style-name="P7">Run:</text:p>
      <text:p text:style-name="P5"><text:span text:style-name="Source_20_Text">firebase init</text:span></text:p>
      <text:p text:style-name="P7">Select:</text:p>
      <text:p text:style-name="P7">✔ Firestore<text:line-break/>✔ Functions<text:line-break/>✔ Hosting<text:line-break/>✔ Emulators</text:p>
      <text:p text:style-name="P7">Choose:<text:line-break/>Project: parabolic-dev</text:p>
      <text:p text:style-name="P7">When asked:</text:p>
      <text:p text:style-name="P7">Functions language:<text:line-break/>→ JavaScript (simpler for now)</text:p>
      <text:p text:style-name="P7">Use ESLint?<text:line-break/>→ Yes</text:p>
      <text:p text:style-name="P7">Use default file names?<text:line-break/>→ Yes</text:p>
      <text:p text:style-name="P4"/>
      <text:p text:style-name="P7">After this, your folder should look like:</text:p>
      <text:p text:style-name="P6"><text:span text:style-name="Source_20_Text">functions/</text:span></text:p>
      <text:p text:style-name="P6"><text:span text:style-name="Source_20_Text">public/</text:span></text:p>
      <text:p text:style-name="P6"><text:span text:style-name="Source_20_Text">firebase.json</text:span></text:p>
      <text:p text:style-name="P5"><text:span text:style-name="Source_20_Text">.firebaserc</text:span></text:p>
      <text:p text:style-name="P7">We will improve structure next.</text:p>
      <text:p text:style-name="P4"/>
      <text:h text:style-name="P1" text:outline-level="1"><text:soft-page-break/>STEP 5 — Convert Into Proper Monorepo Structure</text:h>
      <text:p text:style-name="P7">Now manually create:</text:p>
      <text:p text:style-name="P6"><text:span text:style-name="Source_20_Text">/apps</text:span></text:p>
      <text:p text:style-name="P6"><text:span text:style-name="Source_20_Text">/apps/admin</text:span></text:p>
      <text:p text:style-name="P6"><text:span text:style-name="Source_20_Text">/apps/student</text:span></text:p>
      <text:p text:style-name="P6"><text:span text:style-name="Source_20_Text">/apps/exam</text:span></text:p>
      <text:p text:style-name="P6"><text:span text:style-name="Source_20_Text">/apps/vendor</text:span></text:p>
      <text:p text:style-name="P6"><text:span text:style-name="Source_20_Text">/shared</text:span></text:p>
      <text:p text:style-name="P6"><text:span text:style-name="Source_20_Text">/config</text:span></text:p>
      <text:p text:style-name="P5"><text:span text:style-name="Source_20_Text">/docs</text:span></text:p>
      <text:p text:style-name="P7">Your folder structure should now look like:</text:p>
      <text:p text:style-name="P6"><text:span text:style-name="Source_20_Text">parabolic-platform</text:span></text:p>
      <text:p text:style-name="P6"><text:span text:style-name="Source_20_Text">│</text:span></text:p>
      <text:p text:style-name="P6"><text:span text:style-name="Source_20_Text">├── apps</text:span></text:p>
      <text:p text:style-name="P6"><text:span text:style-name="Source_20_Text">│ <text:s text:c="3"/>├── admin</text:span></text:p>
      <text:p text:style-name="P6"><text:span text:style-name="Source_20_Text">│ <text:s text:c="3"/>├── student</text:span></text:p>
      <text:p text:style-name="P6"><text:span text:style-name="Source_20_Text">│ <text:s text:c="3"/>├── exam</text:span></text:p>
      <text:p text:style-name="P6"><text:span text:style-name="Source_20_Text">│ <text:s text:c="3"/>└── vendor</text:span></text:p>
      <text:p text:style-name="P6"><text:span text:style-name="Source_20_Text">│</text:span></text:p>
      <text:p text:style-name="P6"><text:span text:style-name="Source_20_Text">├── functions</text:span></text:p>
      <text:p text:style-name="P6"><text:span text:style-name="Source_20_Text">├── shared</text:span></text:p>
      <text:p text:style-name="P6"><text:span text:style-name="Source_20_Text">├── config</text:span></text:p>
      <text:p text:style-name="P6"><text:span text:style-name="Source_20_Text">├── docs</text:span></text:p>
      <text:p text:style-name="P6"><text:span text:style-name="Source_20_Text">├── firebase.json</text:span></text:p>
      <text:p text:style-name="P5"><text:span text:style-name="Source_20_Text">└── .firebaserc</text:span></text:p>
      <text:p text:style-name="P4"/>
      <text:h text:style-name="P1" text:outline-level="1">STEP 6 — Setup React for Admin Portal (Test Setup)</text:h>
      <text:p text:style-name="P7">Inside <text:span text:style-name="Source_20_Text">/apps/admin</text:span>:</text:p>
      <text:p text:style-name="P7">Run:</text:p>
      <text:p text:style-name="P5"><text:span text:style-name="Source_20_Text">npm create vite@latest</text:span></text:p>
      <text:p text:style-name="P7">Choose:<text:line-break/>• React<text:line-break/>• JavaScript</text:p>
      <text:p text:style-name="P7">Then:</text:p>
      <text:p text:style-name="P6"><text:span text:style-name="Source_20_Text">cd admin</text:span></text:p>
      <text:p text:style-name="P6"><text:span text:style-name="Source_20_Text">npm install</text:span></text:p>
      <text:p text:style-name="P5"><text:span text:style-name="Source_20_Text">npm run dev</text:span></text:p>
      <text:p text:style-name="P7">If browser opens → good.</text:p>
      <text:p text:style-name="P7">Stop server (Ctrl + C).</text:p>
      <text:p text:style-name="P7"><text:soft-page-break/>Repeat later for student, exam, vendor.</text:p>
      <text:p text:style-name="P7">For now just test one.</text:p>
      <text:p text:style-name="P4"/>
      <text:h text:style-name="P1" text:outline-level="1">STEP 7 — Setup Environment Variables</text:h>
      <text:p text:style-name="P7">In root folder create:</text:p>
      <text:p text:style-name="P6"><text:span text:style-name="Source_20_Text">.env.development</text:span></text:p>
      <text:p text:style-name="P5"><text:span text:style-name="Source_20_Text">.env.production</text:span></text:p>
      <text:p text:style-name="P7">Inside <text:span text:style-name="Source_20_Text">.env.development</text:span> write:</text:p>
      <text:p text:style-name="P6"><text:span text:style-name="Source_20_Text">VITE_FIREBASE_PROJECT_ID=parabolic-dev</text:span></text:p>
      <text:p text:style-name="P5"><text:span text:style-name="Source_20_Text">VITE_FIREBASE_API_KEY=your_key_here</text:span></text:p>
      <text:p text:style-name="P7">Where to get keys?</text:p>
      <text:p text:style-name="P7">Firebase → Project Settings → General → Your apps → Web App → Add Web App</text:p>
      <text:p text:style-name="P7">Register web app for DEV project.</text:p>
      <text:p text:style-name="P7">Copy config values.</text:p>
      <text:p text:style-name="P7">Paste into <text:span text:style-name="Source_20_Text">.env.development</text:span>.</text:p>
      <text:p text:style-name="P7">Do NOT commit <text:span text:style-name="Source_20_Text">.env.production</text:span> to Git later.</text:p>
      <text:p text:style-name="P4"/>
      <text:h text:style-name="P1" text:outline-level="1">STEP 8 — Setup Firebase Emulator</text:h>
      <text:p text:style-name="P7">In project root:</text:p>
      <text:p text:style-name="P5"><text:span text:style-name="Source_20_Text">firebase emulators:start</text:span></text:p>
      <text:p text:style-name="P7">It should show:</text:p>
      <text:p text:style-name="P7">• Firestore emulator<text:line-break/>• Functions emulator<text:line-break/>• Hosting emulator</text:p>
      <text:p text:style-name="P7">If it runs → good.</text:p>
      <text:p text:style-name="P7">Stop it.</text:p>
      <text:p text:style-name="P4"/>
      <text:h text:style-name="P1" text:outline-level="1">STEP 9 — Test Full Deploy (Important)</text:h>
      <text:p text:style-name="P7">In root folder:</text:p>
      <text:p text:style-name="P5"><text:span text:style-name="Source_20_Text">firebase deploy</text:span></text:p>
      <text:p text:style-name="P7"><text:soft-page-break/>It will deploy:</text:p>
      <text:p text:style-name="P7">• Hosting<text:line-break/>• Firestore rules<text:line-break/>• Functions (empty)<text:line-break/>• Indexes</text:p>
      <text:p text:style-name="P7">After deployment, you will see hosting URL.</text:p>
      <text:p text:style-name="P7">Open it.</text:p>
      <text:p text:style-name="P7">If default page loads → infrastructure works.</text:p>
      <text:p text:style-name="P4"/>
      <text:h text:style-name="P1" text:outline-level="1">STEP 10 — Initialize Git (VERY IMPORTANT)</text:h>
      <text:p text:style-name="P7">In root:</text:p>
      <text:p text:style-name="P6"><text:span text:style-name="Source_20_Text">git init</text:span></text:p>
      <text:p text:style-name="P6"><text:span text:style-name="Source_20_Text">git add .</text:span></text:p>
      <text:p text:style-name="P5"><text:span text:style-name="Source_20_Text">git commit -m "Phase 0 completed"</text:span></text:p>
      <text:p text:style-name="P7">Create GitHub repo.</text:p>
      <text:p text:style-name="P7">Push:</text:p>
      <text:p text:style-name="P6"><text:span text:style-name="Source_20_Text">git remote add origin YOUR_REPO_URL</text:span></text:p>
      <text:p text:style-name="P5"><text:span text:style-name="Source_20_Text">git push -u origin main</text:span></text:p>
      <text:p text:style-name="P4"/>
      <text:h text:style-name="P1" text:outline-level="1">STEP 11 — Verify You Can Work From Both Machines</text:h>
      <text:p text:style-name="P7">On second machine:</text:p>
      <text:p text:style-name="P6"><text:span text:style-name="Source_20_Text">git clone YOUR_REPO_URL</text:span></text:p>
      <text:p text:style-name="P6"><text:span text:style-name="Source_20_Text">cd parabolic-platform</text:span></text:p>
      <text:p text:style-name="P6"><text:span text:style-name="Source_20_Text">npm install</text:span></text:p>
      <text:p text:style-name="P6"><text:span text:style-name="Source_20_Text">firebase login</text:span></text:p>
      <text:p text:style-name="P5"><text:span text:style-name="Source_20_Text">firebase use parabolic-dev</text:span></text:p>
      <text:p text:style-name="P7">Run:</text:p>
      <text:p text:style-name="P5"><text:span text:style-name="Source_20_Text">firebase emulators:start</text:span></text:p>
      <text:p text:style-name="P7">If it works → Phase 0 is correctly portable.</text:p>
      <text:p text:style-name="P4"/>
      <text:h text:style-name="P1" text:outline-level="1"><text:soft-page-break/>🎯 PHASE 0 CHECKLIST</text:h>
      <text:p text:style-name="P7">You are done when:</text:p>
      <text:p text:style-name="P7">✔ Two Firebase projects exist (dev + prod)<text:line-break/>✔ Blaze plan enabled<text:line-break/>✔ Firestore + Auth + Hosting active<text:line-break/>✔ Monorepo created<text:line-break/>✔ React app runs<text:line-break/>✔ Firebase emulator runs<text:line-break/>✔ Deploy works<text:line-break/>✔ Git works on both machines</text:p>
      <text:p text:style-name="P4"/>
      <text:h text:style-name="P1" text:outline-level="1">🚨 DO NOT PROCEED TO PHASE 1 UNTIL:</text:h>
      <text:p text:style-name="P7">You can:</text:p>
      <text:p text:style-name="P7">• Deploy<text:line-break/>• Roll back<text:line-break/>• Switch machines<text:line-break/>• Run emulator<text:line-break/>• Login successfully</text:p>
      <text:p text:style-name="P4"/>
      <text:h text:style-name="P1" text:outline-level="1">💰 Cost During Phase 0</text:h>
      <text:p text:style-name="P7">Expected:</text:p>
      <text:p text:style-name="P7">₹0 – ₹150 per month max</text:p>
      <text:p text:style-name="P7">Because:<text:line-break/>• No heavy reads<text:line-break/>• No BigQuery usage<text:line-break/>• No Cloud Functions heavy load</text:p>
      <text:p text:style-name="P4"/>
      <text:h text:style-name="P1" text:outline-level="1">🧠 Important Advice</text:h>
      <text:p text:style-name="P7">Do NOT:<text:line-break/>❌ Build execution logic yet<text:line-break/>❌ Write risk engine<text:line-break/>❌ Write vendor dashboard<text:line-break/>❌ Touch BigQuery</text:p>
      <text:p text:style-name="P7"><text:soft-page-break/>Phase 0 is only foundation.</text:p>
      <text:p text:style-name="P4"/>
      <text:p text:style-name="P7">If you want next:</text:p>
      <text:p text:style-name="P7">We proceed to:</text:p>
      <text:p text:style-name="P7"><text:span text:style-name="Strong_20_Emphasis">Phase 1 — Multi-Tenancy + RBAC Freeze (Engineering-Level Setup)</text:span></text:p>
      <text:p text:style-name="P7">Tell me when Phase 0 is completed.</text:p>
      <text:p text:style-name="P7"/>
      <text:p text:style-name="P7"/>
      <text:p text:style-name="P7"/>
      <text:h text:style-name="P1" text:outline-level="1">🟢 PHASE 1 — CORE FOUNDATIONAL ARCHITECTURE</text:h>
      <text:p text:style-name="P7">These must be frozen before any coding.</text:p>
      <text:p text:style-name="P4"/>
      <text:h text:style-name="P2" text:outline-level="2">1️⃣ Multi-Tenancy Isolation Model</text:h>
      <text:list text:style-name="L1">
        <text:list-item>
          <text:p text:style-name="P23">Tenant scoping model</text:p>
        </text:list-item>
        <text:list-item>
          <text:p text:style-name="P23">Institute ID propagation</text:p>
        </text:list-item>
        <text:list-item>
          <text:p text:style-name="P23">Query isolation pattern</text:p>
        </text:list-item>
        <text:list-item>
          <text:p text:style-name="P23">Cross-tenant protection</text:p>
        </text:list-item>
        <text:list-item>
          <text:p text:style-name="P23">Tenant enforcement middleware</text:p>
        </text:list-item>
        <text:list-item>
          <text:p text:style-name="P23">Isolation testing strategy</text:p>
        </text:list-item>
      </text:list>
      <text:p text:style-name="P4"/>
      <text:h text:style-name="P2" text:outline-level="2">2️⃣ Identity &amp; RBAC Architecture</text:h>
      <text:list text:style-name="L2">
        <text:list-item>
          <text:p text:style-name="P24">Roles:</text:p>
          <text:list>
            <text:list-item>
              <text:p text:style-name="P24">Student</text:p>
            </text:list-item>
            <text:list-item>
              <text:p text:style-name="P24">Teacher</text:p>
            </text:list-item>
            <text:list-item>
              <text:p text:style-name="P24">Admin</text:p>
            </text:list-item>
            <text:list-item>
              <text:p text:style-name="P24">Director (L3)</text:p>
            </text:list-item>
            <text:list-item>
              <text:p text:style-name="P24">Vendor</text:p>
            </text:list-item>
          </text:list>
        </text:list-item>
        <text:list-item>
          <text:p text:style-name="P24">Custom claims model</text:p>
        </text:list-item>
        <text:list-item>
          <text:p text:style-name="P24">Permission matrix</text:p>
        </text:list-item>
        <text:list-item>
          <text:p text:style-name="P24"><text:soft-page-break/>Portal access mapping</text:p>
        </text:list-item>
        <text:list-item>
          <text:p text:style-name="P24">Role escalation safeguards</text:p>
        </text:list-item>
      </text:list>
      <text:p text:style-name="P4"/>
      <text:h text:style-name="P2" text:outline-level="2">3️⃣ Complete Firestore Tree Schema</text:h>
      <text:list text:style-name="L3">
        <text:list-item>
          <text:p text:style-name="P25">Global collections</text:p>
        </text:list-item>
        <text:list-item>
          <text:p text:style-name="P25">Institute-scoped collections</text:p>
        </text:list-item>
        <text:list-item>
          <text:p text:style-name="P25">Academic year partitioning</text:p>
        </text:list-item>
        <text:list-item>
          <text:p text:style-name="P25">Session subcollections</text:p>
        </text:list-item>
        <text:list-item>
          <text:p text:style-name="P25">Analytics collections</text:p>
        </text:list-item>
        <text:list-item>
          <text:p text:style-name="P25">Version fields</text:p>
        </text:list-item>
        <text:list-item>
          <text:p text:style-name="P25">Calibration fields</text:p>
        </text:list-item>
        <text:list-item>
          <text:p text:style-name="P25">Audit logs</text:p>
        </text:list-item>
        <text:list-item>
          <text:p text:style-name="P25">Email queue</text:p>
        </text:list-item>
        <text:list-item>
          <text:p text:style-name="P25">Vendor aggregates</text:p>
        </text:list-item>
      </text:list>
      <text:p text:style-name="P4"/>
      <text:h text:style-name="P2" text:outline-level="2">4️⃣ Firestore Security Rules (Fully Written)</text:h>
      <text:list text:style-name="L4">
        <text:list-item>
          <text:p text:style-name="P26">Tenant isolation rules</text:p>
        </text:list-item>
        <text:list-item>
          <text:p text:style-name="P26">Role-based rules</text:p>
        </text:list-item>
        <text:list-item>
          <text:p text:style-name="P26">Session isolation</text:p>
        </text:list-item>
        <text:list-item>
          <text:p text:style-name="P26">License enforcement</text:p>
        </text:list-item>
        <text:list-item>
          <text:p text:style-name="P26">Immutable document guards</text:p>
        </text:list-item>
        <text:list-item>
          <text:p text:style-name="P26">Write validation rules</text:p>
        </text:list-item>
        <text:list-item>
          <text:p text:style-name="P26">Vendor-only sections</text:p>
        </text:list-item>
      </text:list>
      <text:p text:style-name="P4"/>
      <text:h text:style-name="P2" text:outline-level="2">5️⃣ API Endpoint Contract</text:h>
      <text:list text:style-name="L5">
        <text:list-item>
          <text:p text:style-name="P27">Admin endpoints</text:p>
        </text:list-item>
        <text:list-item>
          <text:p text:style-name="P27">Student endpoints</text:p>
        </text:list-item>
        <text:list-item>
          <text:p text:style-name="P27">Exam endpoints</text:p>
        </text:list-item>
        <text:list-item>
          <text:p text:style-name="P27">Vendor endpoints</text:p>
        </text:list-item>
        <text:list-item>
          <text:p text:style-name="P27">Request schema</text:p>
        </text:list-item>
        <text:list-item>
          <text:p text:style-name="P27"><text:soft-page-break/>Response schema</text:p>
        </text:list-item>
        <text:list-item>
          <text:p text:style-name="P27">Error codes</text:p>
        </text:list-item>
        <text:list-item>
          <text:p text:style-name="P27">Validation expectations</text:p>
        </text:list-item>
      </text:list>
      <text:p text:style-name="P4"/>
      <text:h text:style-name="P2" text:outline-level="2">6️⃣ Routing Map (All Portals)</text:h>
      <text:h text:style-name="P3" text:outline-level="3">Admin Portal Routes</text:h>
      <text:list text:style-name="L6">
        <text:list-item>
          <text:p text:style-name="P28">/admin/overview</text:p>
        </text:list-item>
        <text:list-item>
          <text:p text:style-name="P28">/admin/students</text:p>
        </text:list-item>
        <text:list-item>
          <text:p text:style-name="P28">/admin/tests</text:p>
        </text:list-item>
        <text:list-item>
          <text:p text:style-name="P28">/admin/assignments</text:p>
        </text:list-item>
        <text:list-item>
          <text:p text:style-name="P28">/admin/analytics</text:p>
        </text:list-item>
        <text:list-item>
          <text:p text:style-name="P28">/admin/insights</text:p>
        </text:list-item>
        <text:list-item>
          <text:p text:style-name="P28">/admin/governance (L3 only)</text:p>
        </text:list-item>
        <text:list-item>
          <text:p text:style-name="P28">/admin/settings</text:p>
        </text:list-item>
        <text:list-item>
          <text:p text:style-name="P28">/admin/licensing</text:p>
        </text:list-item>
      </text:list>
      <text:h text:style-name="P3" text:outline-level="3">Student Portal Routes</text:h>
      <text:list text:style-name="L7">
        <text:list-item>
          <text:p text:style-name="P29">/student/dashboard</text:p>
        </text:list-item>
        <text:list-item>
          <text:p text:style-name="P29">/student/my-tests</text:p>
        </text:list-item>
        <text:list-item>
          <text:p text:style-name="P29">/student/performance</text:p>
        </text:list-item>
        <text:list-item>
          <text:p text:style-name="P29">/student/insights</text:p>
        </text:list-item>
        <text:list-item>
          <text:p text:style-name="P29">/student/discipline</text:p>
        </text:list-item>
        <text:list-item>
          <text:p text:style-name="P29">/student/profile</text:p>
        </text:list-item>
      </text:list>
      <text:h text:style-name="P3" text:outline-level="3">Exam Portal Routes</text:h>
      <text:list text:style-name="L8">
        <text:list-item>
          <text:p text:style-name="P30">/session/{sessionId}</text:p>
        </text:list-item>
      </text:list>
      <text:h text:style-name="P3" text:outline-level="3">Vendor Portal Routes</text:h>
      <text:list text:style-name="L9">
        <text:list-item>
          <text:p text:style-name="P31">/vendor/overview</text:p>
        </text:list-item>
        <text:list-item>
          <text:p text:style-name="P31">/vendor/institutes</text:p>
        </text:list-item>
        <text:list-item>
          <text:p text:style-name="P31">/vendor/licensing</text:p>
        </text:list-item>
        <text:list-item>
          <text:p text:style-name="P31">/vendor/calibration</text:p>
        </text:list-item>
        <text:list-item>
          <text:p text:style-name="P31">/vendor/intelligence</text:p>
        </text:list-item>
        <text:list-item>
          <text:p text:style-name="P31"><text:soft-page-break/>/vendor/revenue</text:p>
        </text:list-item>
        <text:list-item>
          <text:p text:style-name="P31">/vendor/system-health</text:p>
        </text:list-item>
        <text:list-item>
          <text:p text:style-name="P31">/vendor/audit</text:p>
        </text:list-item>
      </text:list>
      <text:p text:style-name="P4"/>
      <text:h text:style-name="P2" text:outline-level="2">7️⃣ Middleware Enforcement Rules</text:h>
      <text:list text:style-name="L10">
        <text:list-item>
          <text:p text:style-name="P32">Role guard</text:p>
        </text:list-item>
        <text:list-item>
          <text:p text:style-name="P32">License guard</text:p>
        </text:list-item>
        <text:list-item>
          <text:p text:style-name="P32">Layer guard</text:p>
        </text:list-item>
        <text:list-item>
          <text:p text:style-name="P32">Mode restriction guard</text:p>
        </text:list-item>
        <text:list-item>
          <text:p text:style-name="P32">Tenant guard</text:p>
        </text:list-item>
        <text:list-item>
          <text:p text:style-name="P32">Vendor-only guard</text:p>
        </text:list-item>
      </text:list>
      <text:p text:style-name="P4"/>
      <text:h text:style-name="P2" text:outline-level="2">8️⃣ Firestore Index Strategy</text:h>
      <text:list text:style-name="L11">
        <text:list-item>
          <text:p text:style-name="P33">Composite index matrix</text:p>
        </text:list-item>
        <text:list-item>
          <text:p text:style-name="P33">Query approval policy</text:p>
        </text:list-item>
        <text:list-item>
          <text:p text:style-name="P33">Pagination enforcement</text:p>
        </text:list-item>
        <text:list-item>
          <text:p text:style-name="P33">Read-limit guardrails</text:p>
        </text:list-item>
        <text:list-item>
          <text:p text:style-name="P33">Vendor aggregate index plan</text:p>
        </text:list-item>
      </text:list>
      <text:p text:style-name="P7"/>
      <text:p text:style-name="P10">DASHBOARD ARCHICTECTURES :</text:p>
      <text:p text:style-name="P10">ADMIN</text:p>
      <text:p text:style-name="P10">STUDENT</text:p>
      <text:p text:style-name="P10">TESTPORTAL</text:p>
      <text:p text:style-name="P10">VENDOR</text:p>
      <text:p text:style-name="P10"/>
      <text:p text:style-name="P77">Excellent.<text:line-break/>Now we formalize the <text:span text:style-name="Strong_20_Emphasis">Complete Admin Dashboard Sitemap</text:span> — the full structural map of your platform.</text:p>
      <text:p text:style-name="P77">This is not UI mock text.<text:line-break/>This is:</text:p>
      <text:list text:style-name="L44">
        <text:list-item>
          <text:p text:style-name="P67">Navigation architecture</text:p>
        </text:list-item>
        <text:list-item>
          <text:p text:style-name="P67">Layer visibility control</text:p>
        </text:list-item>
        <text:list-item>
          <text:p text:style-name="P67"><text:soft-page-break/>Capability hierarchy</text:p>
        </text:list-item>
        <text:list-item>
          <text:p text:style-name="P67">Enforcement boundaries</text:p>
        </text:list-item>
        <text:list-item>
          <text:p text:style-name="P67">Maturity progression map</text:p>
        </text:list-item>
      </text:list>
      <text:p text:style-name="P77">This is what your developer builds against.</text:p>
      <text:p text:style-name="P14"/>
      <text:h text:style-name="P11" text:outline-level="1">🗺 FULL ADMIN DASHBOARD SITEMAP</text:h>
      <text:p text:style-name="P77"><text:span text:style-name="Strong_20_Emphasis">(Layer-Aware Enterprise Structure)</text:span></text:p>
      <text:p text:style-name="P14"/>
      <text:h text:style-name="P11" text:outline-level="1">0️⃣ GLOBAL STRUCTURE</text:h>
      <text:p text:style-name="P15"><text:span text:style-name="Source_20_Text">Admin Dashboard</text:span></text:p>
      <text:p text:style-name="P15"><text:span text:style-name="Source_20_Text">│</text:span></text:p>
      <text:p text:style-name="P15"><text:span text:style-name="Source_20_Text">├── Overview</text:span></text:p>
      <text:p text:style-name="P15"><text:span text:style-name="Source_20_Text">├── Students</text:span></text:p>
      <text:p text:style-name="P15"><text:span text:style-name="Source_20_Text">├── Question Bank</text:span></text:p>
      <text:p text:style-name="P15"><text:span text:style-name="Source_20_Text">├── Tests</text:span></text:p>
      <text:p text:style-name="P15"><text:span text:style-name="Source_20_Text">├── Assignments</text:span></text:p>
      <text:p text:style-name="P15"><text:span text:style-name="Source_20_Text">├── Analytics</text:span></text:p>
      <text:p text:style-name="P15"><text:span text:style-name="Source_20_Text">├── Insights</text:span></text:p>
      <text:p text:style-name="P15"><text:span text:style-name="Source_20_Text">├── Governance (L3)</text:span></text:p>
      <text:p text:style-name="P15"><text:span text:style-name="Source_20_Text">├── Licensing</text:span></text:p>
      <text:p text:style-name="P15"><text:span text:style-name="Source_20_Text">├── Settings</text:span></text:p>
      <text:p text:style-name="P16"><text:span text:style-name="Source_20_Text">└── Help / Support</text:span></text:p>
      <text:p text:style-name="P77">Navigation order matters:</text:p>
      <text:list text:style-name="L54">
        <text:list-item>
          <text:p text:style-name="P68">Operational → Academic → Intelligence → Institutional → Commercial → Configuration</text:p>
        </text:list-item>
      </text:list>
      <text:p text:style-name="P14"/>
      <text:h text:style-name="P11" text:outline-level="1">1️⃣ OVERVIEW</text:h>
      <text:p text:style-name="P15"><text:span text:style-name="Source_20_Text">Overview</text:span></text:p>
      <text:p text:style-name="P15"><text:span text:style-name="Source_20_Text">│</text:span></text:p>
      <text:p text:style-name="P15"><text:span text:style-name="Source_20_Text">├── Operational Snapshot</text:span></text:p>
      <text:p text:style-name="P15"><text:span text:style-name="Source_20_Text">├── Current Activity</text:span></text:p>
      <text:p text:style-name="P15"><text:span text:style-name="Source_20_Text">├── Performance Summary</text:span></text:p>
      <text:p text:style-name="P15"><text:span text:style-name="Source_20_Text">├── Execution Summary (L1+)</text:span></text:p>
      <text:p text:style-name="P15"><text:span text:style-name="Source_20_Text">├── Risk Snapshot (L2+)</text:span></text:p>
      <text:p text:style-name="P15"><text:span text:style-name="Source_20_Text">├── Governance Snapshot (L3)</text:span></text:p>
      <text:p text:style-name="P16"><text:span text:style-name="Source_20_Text">└── System Health &amp; Licensing</text:span></text:p>
      <text:p text:style-name="P77">Layer-aware rendering.</text:p>
      <text:p text:style-name="P14"/>
      <text:h text:style-name="P11" text:outline-level="1"><text:soft-page-break/>2️⃣ STUDENTS</text:h>
      <text:p text:style-name="P15"><text:span text:style-name="Source_20_Text">Students</text:span></text:p>
      <text:p text:style-name="P15"><text:span text:style-name="Source_20_Text">│</text:span></text:p>
      <text:p text:style-name="P15"><text:span text:style-name="Source_20_Text">├── Student List</text:span></text:p>
      <text:p text:style-name="P15"><text:span text:style-name="Source_20_Text">│ <text:s text:c="3"/>├── Search / Filter</text:span></text:p>
      <text:p text:style-name="P15"><text:span text:style-name="Source_20_Text">│ <text:s text:c="3"/>├── Batch View</text:span></text:p>
      <text:p text:style-name="P15"><text:span text:style-name="Source_20_Text">│ <text:s text:c="3"/>└── Status (Active / Archived)</text:span></text:p>
      <text:p text:style-name="P15"><text:span text:style-name="Source_20_Text">│</text:span></text:p>
      <text:p text:style-name="P15"><text:span text:style-name="Source_20_Text">├── Student Profile (Drill-down)</text:span></text:p>
      <text:p text:style-name="P15"><text:span text:style-name="Source_20_Text">│ <text:s text:c="3"/>├── Academic Summary</text:span></text:p>
      <text:p text:style-name="P15"><text:span text:style-name="Source_20_Text">│ <text:s text:c="3"/>├── Performance Trend</text:span></text:p>
      <text:p text:style-name="P15"><text:span text:style-name="Source_20_Text">│ <text:s text:c="3"/>├── Execution Profile (L1+)</text:span></text:p>
      <text:p text:style-name="P15"><text:span text:style-name="Source_20_Text">│ <text:s text:c="3"/>├── Risk Indicators (L2+)</text:span></text:p>
      <text:p text:style-name="P15"><text:span text:style-name="Source_20_Text">│ <text:s text:c="3"/>├── Monthly AI Summary (L1+)</text:span></text:p>
      <text:p text:style-name="P15"><text:span text:style-name="Source_20_Text">│ <text:s text:c="3"/>└── Assignment History</text:span></text:p>
      <text:p text:style-name="P15"><text:span text:style-name="Source_20_Text">│</text:span></text:p>
      <text:p text:style-name="P16"><text:span text:style-name="Source_20_Text">└── Student Import / Export</text:span></text:p>
      <text:p text:style-name="P77">No raw session visibility.</text:p>
      <text:p text:style-name="P14"/>
      <text:h text:style-name="P11" text:outline-level="1">3️⃣ QUESTION BANK</text:h>
      <text:p text:style-name="P15"><text:span text:style-name="Source_20_Text">Question Bank</text:span></text:p>
      <text:p text:style-name="P15"><text:span text:style-name="Source_20_Text">│</text:span></text:p>
      <text:p text:style-name="P15"><text:span text:style-name="Source_20_Text">├── Question Library</text:span></text:p>
      <text:p text:style-name="P15"><text:span text:style-name="Source_20_Text">│ <text:s text:c="3"/>├── Search &amp; Filter</text:span></text:p>
      <text:p text:style-name="P15"><text:span text:style-name="Source_20_Text">│ <text:s text:c="3"/>├── Version Control</text:span></text:p>
      <text:p text:style-name="P15"><text:span text:style-name="Source_20_Text">│ <text:s text:c="3"/>├── Usage Indicator</text:span></text:p>
      <text:p text:style-name="P15"><text:span text:style-name="Source_20_Text">│ <text:s text:c="3"/>└── Edit Metadata (restricted)</text:span></text:p>
      <text:p text:style-name="P15"><text:span text:style-name="Source_20_Text">│</text:span></text:p>
      <text:p text:style-name="P15"><text:span text:style-name="Source_20_Text">├── Upload Package</text:span></text:p>
      <text:p text:style-name="P15"><text:span text:style-name="Source_20_Text">│ <text:s text:c="3"/>├── Download Sample</text:span></text:p>
      <text:p text:style-name="P15"><text:span text:style-name="Source_20_Text">│ <text:s text:c="3"/>│ <text:s text:c="3"/>├── JEE/NEET Wizard</text:span></text:p>
      <text:p text:style-name="P15"><text:span text:style-name="Source_20_Text">│ <text:s text:c="3"/>│ <text:s text:c="3"/>└── Generic Template</text:span></text:p>
      <text:p text:style-name="P15"><text:span text:style-name="Source_20_Text">│ <text:s text:c="3"/>├── Upload ZIP</text:span></text:p>
      <text:p text:style-name="P15"><text:span text:style-name="Source_20_Text">│ <text:s text:c="3"/>├── Validation Report</text:span></text:p>
      <text:p text:style-name="P15"><text:span text:style-name="Source_20_Text">│ <text:s text:c="3"/>└── Import Summary</text:span></text:p>
      <text:p text:style-name="P15"><text:span text:style-name="Source_20_Text">│</text:span></text:p>
      <text:p text:style-name="P15"><text:span text:style-name="Source_20_Text">├── Tag Management</text:span></text:p>
      <text:p text:style-name="P15"><text:span text:style-name="Source_20_Text">│ <text:s text:c="3"/>├── Primary Tags</text:span></text:p>
      <text:p text:style-name="P15"><text:span text:style-name="Source_20_Text">│ <text:s text:c="3"/>├── Secondary Tags</text:span></text:p>
      <text:p text:style-name="P15"><text:span text:style-name="Source_20_Text">│ <text:s text:c="3"/>└── Additional Tags</text:span></text:p>
      <text:p text:style-name="P15"><text:span text:style-name="Source_20_Text">│</text:span></text:p>
      <text:p text:style-name="P16"><text:span text:style-name="Source_20_Text">└── Difficulty Calibration (L1+)</text:span></text:p>
      <text:p text:style-name="P77">Immutable question structure once used in template.</text:p>
      <text:p text:style-name="P14"/>
      <text:h text:style-name="P11" text:outline-level="1">4️⃣ TESTS</text:h>
      <text:p text:style-name="P15"><text:span text:style-name="Source_20_Text">Tests</text:span></text:p>
      <text:p text:style-name="P15"><text:span text:style-name="Source_20_Text">│</text:span></text:p>
      <text:p text:style-name="P15"><text:span text:style-name="Source_20_Text">├── Generate Test</text:span></text:p>
      <text:p text:style-name="P15"><text:span text:style-name="Source_20_Text">│ <text:s text:c="3"/>├── Filter Builder</text:span></text:p>
      <text:p text:style-name="P15"><text:soft-page-break/><text:span text:style-name="Source_20_Text">│ <text:s text:c="3"/>├── Selection Mode</text:span></text:p>
      <text:p text:style-name="P15"><text:span text:style-name="Source_20_Text">│ <text:s text:c="3"/>│ <text:s text:c="3"/>├── Manual Select</text:span></text:p>
      <text:p text:style-name="P15"><text:span text:style-name="Source_20_Text">│ <text:s text:c="3"/>│ <text:s text:c="3"/>├── Shuffle + Slice</text:span></text:p>
      <text:p text:style-name="P15"><text:span text:style-name="Source_20_Text">│ <text:s text:c="3"/>│ <text:s text:c="3"/>├── Offset + Limit</text:span></text:p>
      <text:p text:style-name="P15"><text:span text:style-name="Source_20_Text">│ <text:s text:c="3"/>│ <text:s text:c="3"/>└── Round Robin</text:span></text:p>
      <text:p text:style-name="P15"><text:span text:style-name="Source_20_Text">│ <text:s text:c="3"/>├── Canonical ID Generation</text:span></text:p>
      <text:p text:style-name="P15"><text:span text:style-name="Source_20_Text">│ <text:s text:c="3"/>└── Duplicate Detection</text:span></text:p>
      <text:p text:style-name="P15"><text:span text:style-name="Source_20_Text">│</text:span></text:p>
      <text:p text:style-name="P15"><text:span text:style-name="Source_20_Text">├── Saved Tests</text:span></text:p>
      <text:p text:style-name="P15"><text:span text:style-name="Source_20_Text">│ <text:s text:c="3"/>├── Search</text:span></text:p>
      <text:p text:style-name="P15"><text:span text:style-name="Source_20_Text">│ <text:s text:c="3"/>├── Group Identical</text:span></text:p>
      <text:p text:style-name="P15"><text:span text:style-name="Source_20_Text">│ <text:s text:c="3"/>├── Preview</text:span></text:p>
      <text:p text:style-name="P15"><text:span text:style-name="Source_20_Text">│ <text:s text:c="3"/>├── Download</text:span></text:p>
      <text:p text:style-name="P15"><text:span text:style-name="Source_20_Text">│ <text:s text:c="3"/>├── Archive</text:span></text:p>
      <text:p text:style-name="P15"><text:span text:style-name="Source_20_Text">│ <text:s text:c="3"/>└── Delete</text:span></text:p>
      <text:p text:style-name="P15"><text:span text:style-name="Source_20_Text">│</text:span></text:p>
      <text:p text:style-name="P15"><text:span text:style-name="Source_20_Text">├── Live Monitor</text:span></text:p>
      <text:p text:style-name="P15"><text:span text:style-name="Source_20_Text">│ <text:s text:c="3"/>├── Active Sessions</text:span></text:p>
      <text:p text:style-name="P15"><text:span text:style-name="Source_20_Text">│ <text:s text:c="3"/>├── Live Alerts (L1+)</text:span></text:p>
      <text:p text:style-name="P15"><text:span text:style-name="Source_20_Text">│ <text:s text:c="3"/>├── Risk Monitor (L2+)</text:span></text:p>
      <text:p text:style-name="P15"><text:span text:style-name="Source_20_Text">│ <text:s text:c="3"/>└── Force End</text:span></text:p>
      <text:p text:style-name="P15"><text:span text:style-name="Source_20_Text">│</text:span></text:p>
      <text:p text:style-name="P16"><text:span text:style-name="Source_20_Text">└── Template Analytics (L1+)</text:span></text:p>
      <text:p text:style-name="P77">All score references replaced with:</text:p>
      <text:list text:style-name="L55">
        <text:list-item>
          <text:p text:style-name="P69">% Raw Marks</text:p>
        </text:list-item>
        <text:list-item>
          <text:p text:style-name="P69">% Accuracy</text:p>
        </text:list-item>
      </text:list>
      <text:p text:style-name="P14"/>
      <text:h text:style-name="P11" text:outline-level="1">5️⃣ ASSIGNMENTS</text:h>
      <text:p text:style-name="P15"><text:span text:style-name="Source_20_Text">Assignments</text:span></text:p>
      <text:p text:style-name="P15"><text:span text:style-name="Source_20_Text">│</text:span></text:p>
      <text:p text:style-name="P15"><text:span text:style-name="Source_20_Text">├── Create Assignment</text:span></text:p>
      <text:p text:style-name="P15"><text:span text:style-name="Source_20_Text">│ <text:s text:c="3"/>├── Select Template</text:span></text:p>
      <text:p text:style-name="P15"><text:span text:style-name="Source_20_Text">│ <text:s text:c="3"/>├── Batch / Student Target</text:span></text:p>
      <text:p text:style-name="P15"><text:span text:style-name="Source_20_Text">│ <text:s text:c="3"/>├── Shuffle Questions (order only)</text:span></text:p>
      <text:p text:style-name="P15"><text:span text:style-name="Source_20_Text">│ <text:s text:c="3"/>├── Mode Selection (license-aware)</text:span></text:p>
      <text:p text:style-name="P15"><text:span text:style-name="Source_20_Text">│ <text:s text:c="3"/>└── Schedule</text:span></text:p>
      <text:p text:style-name="P15"><text:span text:style-name="Source_20_Text">│</text:span></text:p>
      <text:p text:style-name="P15"><text:span text:style-name="Source_20_Text">├── Active Assignments</text:span></text:p>
      <text:p text:style-name="P15"><text:span text:style-name="Source_20_Text">│ <text:s text:c="3"/>├── Participation Status</text:span></text:p>
      <text:p text:style-name="P15"><text:span text:style-name="Source_20_Text">│ <text:s text:c="3"/>├── Completion %</text:span></text:p>
      <text:p text:style-name="P15"><text:span text:style-name="Source_20_Text">│ <text:s text:c="3"/>└── Reminder Controls</text:span></text:p>
      <text:p text:style-name="P15"><text:span text:style-name="Source_20_Text">│</text:span></text:p>
      <text:p text:style-name="P15"><text:span text:style-name="Source_20_Text">├── Completed Assignments</text:span></text:p>
      <text:p text:style-name="P15"><text:span text:style-name="Source_20_Text">│ <text:s text:c="3"/>├── Result Summary</text:span></text:p>
      <text:p text:style-name="P15"><text:span text:style-name="Source_20_Text">│ <text:s text:c="3"/>├── Batch Comparison</text:span></text:p>
      <text:p text:style-name="P15"><text:span text:style-name="Source_20_Text">│ <text:s text:c="3"/>└── Export</text:span></text:p>
      <text:p text:style-name="P15"><text:span text:style-name="Source_20_Text">│</text:span></text:p>
      <text:p text:style-name="P15"><text:span text:style-name="Source_20_Text">└── Email Controls</text:span></text:p>
      <text:p text:style-name="P15"><text:span text:style-name="Source_20_Text"><text:s text:c="5"/>├── Send Post-Test Email</text:span></text:p>
      <text:p text:style-name="P15"><text:span text:style-name="Source_20_Text"><text:s text:c="5"/>├── Batch Processing</text:span></text:p>
      <text:p text:style-name="P16"><text:span text:style-name="Source_20_Text"><text:s text:c="5"/>└── Manual Override</text:span></text:p>
      <text:p text:style-name="P77">Layer-aware behavior logic.</text:p>
      <text:p text:style-name="P14"/>
      <text:h text:style-name="P11" text:outline-level="1"><text:soft-page-break/>6️⃣ ANALYTICS</text:h>
      <text:p text:style-name="P15"><text:span text:style-name="Source_20_Text">Analytics</text:span></text:p>
      <text:p text:style-name="P15"><text:span text:style-name="Source_20_Text">│</text:span></text:p>
      <text:p text:style-name="P15"><text:span text:style-name="Source_20_Text">├── Performance Overview</text:span></text:p>
      <text:p text:style-name="P15"><text:span text:style-name="Source_20_Text">│ <text:s text:c="3"/>├── % Raw Trend</text:span></text:p>
      <text:p text:style-name="P15"><text:span text:style-name="Source_20_Text">│ <text:s text:c="3"/>├── % Accuracy Trend</text:span></text:p>
      <text:p text:style-name="P15"><text:span text:style-name="Source_20_Text">│ <text:s text:c="3"/>├── Participation Rate</text:span></text:p>
      <text:p text:style-name="P15"><text:span text:style-name="Source_20_Text">│ <text:s text:c="3"/>└── Distribution Charts</text:span></text:p>
      <text:p text:style-name="P15"><text:span text:style-name="Source_20_Text">│</text:span></text:p>
      <text:p text:style-name="P15"><text:span text:style-name="Source_20_Text">├── Batch Analytics</text:span></text:p>
      <text:p text:style-name="P15"><text:span text:style-name="Source_20_Text">│ <text:s text:c="3"/>├── Batch Comparison</text:span></text:p>
      <text:p text:style-name="P15"><text:span text:style-name="Source_20_Text">│ <text:s text:c="3"/>├── Stability Score</text:span></text:p>
      <text:p text:style-name="P15"><text:span text:style-name="Source_20_Text">│ <text:s text:c="3"/>└── Template Effectiveness</text:span></text:p>
      <text:p text:style-name="P15"><text:span text:style-name="Source_20_Text">│</text:span></text:p>
      <text:p text:style-name="P15"><text:span text:style-name="Source_20_Text">├── Test-Level Analytics</text:span></text:p>
      <text:p text:style-name="P15"><text:span text:style-name="Source_20_Text">│ <text:s text:c="3"/>├── Template Performance</text:span></text:p>
      <text:p text:style-name="P15"><text:span text:style-name="Source_20_Text">│ <text:s text:c="3"/>├── Difficulty Breakdown</text:span></text:p>
      <text:p text:style-name="P15"><text:span text:style-name="Source_20_Text">│ <text:s text:c="3"/>└── Question-Level Metrics</text:span></text:p>
      <text:p text:style-name="P15"><text:span text:style-name="Source_20_Text">│</text:span></text:p>
      <text:p text:style-name="P15"><text:span text:style-name="Source_20_Text">└── Time Analysis</text:span></text:p>
      <text:p text:style-name="P15"><text:span text:style-name="Source_20_Text"><text:s text:c="5"/>├── Avg Time per Question</text:span></text:p>
      <text:p text:style-name="P15"><text:span text:style-name="Source_20_Text"><text:s text:c="5"/>├── Phase Timing Split</text:span></text:p>
      <text:p text:style-name="P16"><text:span text:style-name="Source_20_Text"><text:s text:c="5"/>└── Difficulty Timing</text:span></text:p>
      <text:p text:style-name="P77">Analytics = measurable outcomes only.</text:p>
      <text:p text:style-name="P14"/>
      <text:h text:style-name="P11" text:outline-level="1">7️⃣ INSIGHTS</text:h>
      <text:p text:style-name="P15"><text:span text:style-name="Source_20_Text">Insights</text:span></text:p>
      <text:p text:style-name="P15"><text:span text:style-name="Source_20_Text">│</text:span></text:p>
      <text:p text:style-name="P15"><text:span text:style-name="Source_20_Text">├── Risk Overview (L1+)</text:span></text:p>
      <text:p text:style-name="P15"><text:span text:style-name="Source_20_Text">│</text:span></text:p>
      <text:p text:style-name="P15"><text:span text:style-name="Source_20_Text">├── Student Intelligence (L1+)</text:span></text:p>
      <text:p text:style-name="P15"><text:span text:style-name="Source_20_Text">│</text:span></text:p>
      <text:p text:style-name="P15"><text:span text:style-name="Source_20_Text">├── Pattern Alerts (L1+)</text:span></text:p>
      <text:p text:style-name="P15"><text:span text:style-name="Source_20_Text">│</text:span></text:p>
      <text:p text:style-name="P15"><text:span text:style-name="Source_20_Text">├── Intervention Engine (L1 soft, L2 structural)</text:span></text:p>
      <text:p text:style-name="P15"><text:span text:style-name="Source_20_Text">│</text:span></text:p>
      <text:p text:style-name="P15"><text:span text:style-name="Source_20_Text">├── Execution Signals (L1+)</text:span></text:p>
      <text:p text:style-name="P15"><text:span text:style-name="Source_20_Text">│</text:span></text:p>
      <text:p text:style-name="P16"><text:span text:style-name="Source_20_Text">└── AI Monthly Summary (L1+)</text:span></text:p>
      <text:p text:style-name="P77">Insights = interpretive intelligence.</text:p>
      <text:p text:style-name="P14"/>
      <text:h text:style-name="P11" text:outline-level="1">8️⃣ GOVERNANCE (L3 ONLY)</text:h>
      <text:p text:style-name="P15"><text:span text:style-name="Source_20_Text">Governance</text:span></text:p>
      <text:p text:style-name="P15"><text:span text:style-name="Source_20_Text">│</text:span></text:p>
      <text:p text:style-name="P15"><text:span text:style-name="Source_20_Text">├── Institutional Stability</text:span></text:p>
      <text:p text:style-name="P15"><text:span text:style-name="Source_20_Text">│</text:span></text:p>
      <text:p text:style-name="P15"><text:span text:style-name="Source_20_Text">├── Execution Integrity</text:span></text:p>
      <text:p text:style-name="P15"><text:span text:style-name="Source_20_Text">│</text:span></text:p>
      <text:p text:style-name="P15"><text:span text:style-name="Source_20_Text">├── Override Audit</text:span></text:p>
      <text:p text:style-name="P15"><text:soft-page-break/><text:span text:style-name="Source_20_Text">│</text:span></text:p>
      <text:p text:style-name="P15"><text:span text:style-name="Source_20_Text">├── Batch Risk Map</text:span></text:p>
      <text:p text:style-name="P15"><text:span text:style-name="Source_20_Text">│</text:span></text:p>
      <text:p text:style-name="P15"><text:span text:style-name="Source_20_Text">├── Longitudinal Trends</text:span></text:p>
      <text:p text:style-name="P15"><text:span text:style-name="Source_20_Text">│</text:span></text:p>
      <text:p text:style-name="P16"><text:span text:style-name="Source_20_Text">└── Governance Reports (PDF)</text:span></text:p>
      <text:p text:style-name="P77">No student micromanagement here.</text:p>
      <text:p text:style-name="P14"/>
      <text:h text:style-name="P11" text:outline-level="1">9️⃣ LICENSING</text:h>
      <text:p text:style-name="P15"><text:span text:style-name="Source_20_Text">Licensing</text:span></text:p>
      <text:p text:style-name="P15"><text:span text:style-name="Source_20_Text">│</text:span></text:p>
      <text:p text:style-name="P15"><text:span text:style-name="Source_20_Text">├── Current Plan</text:span></text:p>
      <text:p text:style-name="P15"><text:span text:style-name="Source_20_Text">│</text:span></text:p>
      <text:p text:style-name="P15"><text:span text:style-name="Source_20_Text">├── Feature Matrix</text:span></text:p>
      <text:p text:style-name="P15"><text:span text:style-name="Source_20_Text">│</text:span></text:p>
      <text:p text:style-name="P15"><text:span text:style-name="Source_20_Text">├── Eligibility Progress</text:span></text:p>
      <text:p text:style-name="P15"><text:span text:style-name="Source_20_Text">│</text:span></text:p>
      <text:p text:style-name="P15"><text:span text:style-name="Source_20_Text">├── Usage &amp; Billing</text:span></text:p>
      <text:p text:style-name="P15"><text:span text:style-name="Source_20_Text">│</text:span></text:p>
      <text:p text:style-name="P15"><text:span text:style-name="Source_20_Text">├── Upgrade Preview</text:span></text:p>
      <text:p text:style-name="P15"><text:span text:style-name="Source_20_Text">│</text:span></text:p>
      <text:p text:style-name="P16"><text:span text:style-name="Source_20_Text">└── License History</text:span></text:p>
      <text:p text:style-name="P77">Backend enforced via vendor control model.</text:p>
      <text:p text:style-name="P14"/>
      <text:h text:style-name="P11" text:outline-level="1">🔟 SETTINGS</text:h>
      <text:p text:style-name="P15"><text:span text:style-name="Source_20_Text">Settings</text:span></text:p>
      <text:p text:style-name="P15"><text:span text:style-name="Source_20_Text">│</text:span></text:p>
      <text:p text:style-name="P15"><text:span text:style-name="Source_20_Text">├── Institute Profile</text:span></text:p>
      <text:p text:style-name="P15"><text:span text:style-name="Source_20_Text">│</text:span></text:p>
      <text:p text:style-name="P15"><text:span text:style-name="Source_20_Text">├── Academic Year Management</text:span></text:p>
      <text:p text:style-name="P15"><text:span text:style-name="Source_20_Text">│</text:span></text:p>
      <text:p text:style-name="P15"><text:span text:style-name="Source_20_Text">├── Default Execution Policies</text:span></text:p>
      <text:p text:style-name="P15"><text:span text:style-name="Source_20_Text">│</text:span></text:p>
      <text:p text:style-name="P15"><text:span text:style-name="Source_20_Text">├── User &amp; Role Management</text:span></text:p>
      <text:p text:style-name="P15"><text:span text:style-name="Source_20_Text">│</text:span></text:p>
      <text:p text:style-name="P15"><text:span text:style-name="Source_20_Text">├── Security &amp; Access</text:span></text:p>
      <text:p text:style-name="P15"><text:span text:style-name="Source_20_Text">│</text:span></text:p>
      <text:p text:style-name="P15"><text:span text:style-name="Source_20_Text">├── Data &amp; Archive Controls</text:span></text:p>
      <text:p text:style-name="P15"><text:span text:style-name="Source_20_Text">│</text:span></text:p>
      <text:p text:style-name="P16"><text:span text:style-name="Source_20_Text">└── System Configuration</text:span></text:p>
      <text:p text:style-name="P77">Operational control tower.</text:p>
      <text:p text:style-name="P14"/>
      <text:h text:style-name="P11" text:outline-level="1"><text:soft-page-break/>1️⃣1️⃣ LAYER VISIBILITY MAP</text:h>
      <text:h text:style-name="P13" text:outline-level="3">L0 — Operational</text:h>
      <text:p text:style-name="P77">Visible:</text:p>
      <text:list text:style-name="L56">
        <text:list-item>
          <text:p text:style-name="P70">Overview (Basic)</text:p>
        </text:list-item>
        <text:list-item>
          <text:p text:style-name="P70">Students</text:p>
        </text:list-item>
        <text:list-item>
          <text:p text:style-name="P70">Question Bank</text:p>
        </text:list-item>
        <text:list-item>
          <text:p text:style-name="P70">Tests</text:p>
        </text:list-item>
        <text:list-item>
          <text:p text:style-name="P70">Assignments</text:p>
        </text:list-item>
        <text:list-item>
          <text:p text:style-name="P70">Analytics (Basic)</text:p>
        </text:list-item>
        <text:list-item>
          <text:p text:style-name="P70">Licensing</text:p>
        </text:list-item>
        <text:list-item>
          <text:p text:style-name="P70">Settings</text:p>
        </text:list-item>
      </text:list>
      <text:p text:style-name="P77">Hidden:</text:p>
      <text:list text:style-name="L57">
        <text:list-item>
          <text:p text:style-name="P71">Insights</text:p>
        </text:list-item>
        <text:list-item>
          <text:p text:style-name="P71">Governance</text:p>
        </text:list-item>
        <text:list-item>
          <text:p text:style-name="P71">Risk Snapshot</text:p>
        </text:list-item>
      </text:list>
      <text:p text:style-name="P14"/>
      <text:h text:style-name="P13" text:outline-level="3">L1 — Diagnostic</text:h>
      <text:p text:style-name="P77">Adds:</text:p>
      <text:list text:style-name="L58">
        <text:list-item>
          <text:p text:style-name="P72">Insights (Basic)</text:p>
        </text:list-item>
        <text:list-item>
          <text:p text:style-name="P72">Behavior in Overview</text:p>
        </text:list-item>
        <text:list-item>
          <text:p text:style-name="P72">Diagnostic Metrics</text:p>
        </text:list-item>
        <text:list-item>
          <text:p text:style-name="P72">Alert Configuration</text:p>
        </text:list-item>
      </text:list>
      <text:p text:style-name="P77">Still Hidden:</text:p>
      <text:list text:style-name="L59">
        <text:list-item>
          <text:p text:style-name="P73">Governance</text:p>
        </text:list-item>
      </text:list>
      <text:p text:style-name="P14"/>
      <text:h text:style-name="P13" text:outline-level="3">L2 — Controlled</text:h>
      <text:p text:style-name="P77">Adds:</text:p>
      <text:list text:style-name="L60">
        <text:list-item>
          <text:p text:style-name="P74">Controlled Mode</text:p>
        </text:list-item>
        <text:list-item>
          <text:p text:style-name="P74">Hard Mode</text:p>
        </text:list-item>
        <text:list-item>
          <text:p text:style-name="P74">Risk Snapshot</text:p>
        </text:list-item>
        <text:list-item>
          <text:p text:style-name="P74">Execution Discipline Metrics</text:p>
        </text:list-item>
        <text:list-item>
          <text:p text:style-name="P74"><text:soft-page-break/>Structural Intervention</text:p>
        </text:list-item>
      </text:list>
      <text:p text:style-name="P14"/>
      <text:h text:style-name="P13" text:outline-level="3">L3 — Institutional</text:h>
      <text:p text:style-name="P77">Adds:</text:p>
      <text:list text:style-name="L61">
        <text:list-item>
          <text:p text:style-name="P75">Governance Module</text:p>
        </text:list-item>
        <text:list-item>
          <text:p text:style-name="P75">Stability Index</text:p>
        </text:list-item>
        <text:list-item>
          <text:p text:style-name="P75">Override Audit</text:p>
        </text:list-item>
        <text:list-item>
          <text:p text:style-name="P75">Longitudinal Trends</text:p>
        </text:list-item>
      </text:list>
      <text:p text:style-name="P14"/>
      <text:h text:style-name="P11" text:outline-level="1">1️⃣2️⃣ DATA FLOW MAP</text:h>
      <text:p text:style-name="P15"><text:span text:style-name="Source_20_Text">Question Bank → Tests → Assignments → Sessions</text:span></text:p>
      <text:p text:style-name="P15"><text:span text:style-name="Source_20_Text"><text:s text:c="8"/>↓ <text:s text:c="13"/>↓</text:span></text:p>
      <text:p text:style-name="P15"><text:span text:style-name="Source_20_Text"><text:s text:c="3"/>runAnalytics → studentYearMetrics</text:span></text:p>
      <text:p text:style-name="P15"><text:span text:style-name="Source_20_Text"><text:s text:c="8"/>↓</text:span></text:p>
      <text:p text:style-name="P15"><text:span text:style-name="Source_20_Text"><text:s text:c="5"/>Insights Engine</text:span></text:p>
      <text:p text:style-name="P15"><text:span text:style-name="Source_20_Text"><text:s text:c="8"/>↓</text:span></text:p>
      <text:p text:style-name="P15"><text:span text:style-name="Source_20_Text"><text:s text:c="2"/>Governance Snapshots</text:span></text:p>
      <text:p text:style-name="P15"><text:span text:style-name="Source_20_Text"><text:s text:c="8"/>↓</text:span></text:p>
      <text:p text:style-name="P16"><text:span text:style-name="Source_20_Text"><text:s text:c="6"/>Overview</text:span></text:p>
      <text:p text:style-name="P77">No circular dependency.</text:p>
      <text:p text:style-name="P14"/>
      <text:h text:style-name="P11" text:outline-level="1">1️⃣3️⃣ COMMERCIAL FLOW MAP</text:h>
      <text:p text:style-name="P15"><text:span text:style-name="Source_20_Text">Vendor License</text:span></text:p>
      <text:p text:style-name="P15"><text:span text:style-name="Source_20_Text"><text:s text:c="6"/>↓</text:span></text:p>
      <text:p text:style-name="P15"><text:span text:style-name="Source_20_Text">License Object</text:span></text:p>
      <text:p text:style-name="P15"><text:span text:style-name="Source_20_Text"><text:s text:c="6"/>↓</text:span></text:p>
      <text:p text:style-name="P15"><text:span text:style-name="Source_20_Text">Feature Flags</text:span></text:p>
      <text:p text:style-name="P15"><text:span text:style-name="Source_20_Text"><text:s text:c="6"/>↓</text:span></text:p>
      <text:p text:style-name="P16"><text:span text:style-name="Source_20_Text">UI Visibility + Backend Enforcement</text:span></text:p>
      <text:p text:style-name="P77">Academic modules never override license.</text:p>
      <text:p text:style-name="P14"/>
      <text:h text:style-name="P11" text:outline-level="1">1️⃣4️⃣ COMPLETE SYSTEM PYRAMID</text:h>
      <text:p text:style-name="P15"><text:span text:style-name="Source_20_Text"><text:s text:c="16"/>GOVERNANCE (L3)</text:span></text:p>
      <text:p text:style-name="P15"><text:span text:style-name="Source_20_Text"><text:s text:c="9"/>Institutional Stability &amp; Integrity</text:span></text:p>
      <text:p text:style-name="P15"><text:span text:style-name="Source_20_Text">────────────────────────────────────────────</text:span></text:p>
      <text:p text:style-name="P15"><text:span text:style-name="Source_20_Text"><text:s text:c="16"/>INSIGHTS (L1–L3)</text:span></text:p>
      <text:p text:style-name="P15"><text:span text:style-name="Source_20_Text"><text:s text:c="8"/>Behavioral &amp; Execution Intelligence</text:span></text:p>
      <text:p text:style-name="P15"><text:span text:style-name="Source_20_Text">────────────────────────────────────────────</text:span></text:p>
      <text:p text:style-name="P15"><text:span text:style-name="Source_20_Text"><text:s text:c="15"/>ANALYTICS (L0–L3)</text:span></text:p>
      <text:p text:style-name="P15"><text:soft-page-break/><text:span text:style-name="Source_20_Text"><text:s text:c="9"/>Measured Academic Performance</text:span></text:p>
      <text:p text:style-name="P15"><text:span text:style-name="Source_20_Text">────────────────────────────────────────────</text:span></text:p>
      <text:p text:style-name="P15"><text:span text:style-name="Source_20_Text"><text:s text:c="11"/>TEST ENGINE &amp; QUESTION BANK</text:span></text:p>
      <text:p text:style-name="P16"><text:span text:style-name="Source_20_Text"><text:s text:c="8"/>Core Academic Execution Infrastructure</text:span></text:p>
      <text:p text:style-name="P14"/>
      <text:h text:style-name="P11" text:outline-level="1">FINAL RESULT</text:h>
      <text:p text:style-name="P77">Your Admin Dashboard is now:</text:p>
      <text:p text:style-name="P77">✔ Layer-Progressive<text:line-break/>✔ License-Enforced<text:line-break/>✔ Behavior-Aware<text:line-break/>✔ Institutional-Scalable<text:line-break/>✔ Vendor-Protected<text:line-break/>✔ Archive-Structured<text:line-break/>✔ Audit-Safe<text:line-break/>✔ 10-Year Durable</text:p>
      <text:p text:style-name="P77">This sitemap is production-ready.</text:p>
      <text:p text:style-name="P14"/>
      <text:p text:style-name="P77">Next possible engineering layers:</text:p>
      <text:list text:style-name="L62">
        <text:list-item>
          <text:p text:style-name="P76">🔥 Full Firestore collection tree</text:p>
        </text:list-item>
        <text:list-item>
          <text:p text:style-name="P76">🔌 Complete REST API contract</text:p>
        </text:list-item>
        <text:list-item>
          <text:p text:style-name="P76">🧠 Pattern Engine rule formalization</text:p>
        </text:list-item>
        <text:list-item>
          <text:p text:style-name="P76">🏗 Microservice boundary architecture</text:p>
        </text:list-item>
        <text:list-item>
          <text:p text:style-name="P76">📈 5-year scale &amp; cost modeling</text:p>
        </text:list-item>
      </text:list>
      <text:p text:style-name="P77">Tell me which one to engineer next.</text:p>
      <text:p text:style-name="P78">Excellent.<text:line-break/>Now we formalize the <text:span text:style-name="Strong_20_Emphasis">Student-Facing Portal (Production Version)</text:span> incorporating:</text:p>
      <text:list text:style-name="L63">
        <text:list-item>
          <text:p text:style-name="P79">Raw % + Accuracy % replacement everywhere</text:p>
        </text:list-item>
        <text:list-item>
          <text:p text:style-name="P79">Motivational UX design</text:p>
        </text:list-item>
        <text:list-item>
          <text:p text:style-name="P79">Solution access logic (current year only)</text:p>
        </text:list-item>
        <text:list-item>
          <text:p text:style-name="P79">TutorialVideoLink + SimulationLink integration</text:p>
        </text:list-item>
        <text:list-item>
          <text:p text:style-name="P79">Archive restrictions</text:p>
        </text:list-item>
        <text:list-item>
          <text:p text:style-name="P79">Layer-aware behavioral depth</text:p>
        </text:list-item>
        <text:list-item>
          <text:p text:style-name="P79">No raw session reads</text:p>
        </text:list-item>
        <text:list-item>
          <text:p text:style-name="P79">HOT–WARM–COLD alignment</text:p>
        </text:list-item>
      </text:list>
      <text:p text:style-name="P77">This is developer-ready architecture.</text:p>
      <text:p text:style-name="P14"><text:soft-page-break/></text:p>
      <text:h text:style-name="P11" text:outline-level="1">🧑‍🎓 STUDENT PORTAL</text:h>
      <text:p text:style-name="P77"><text:span text:style-name="Strong_20_Emphasis">Domain:</text:span> <text:span text:style-name="Source_20_Text">portal.yourdomain.com/student</text:span><text:line-break/><text:span text:style-name="Strong_20_Emphasis">Execution Domain:</text:span> <text:span text:style-name="Source_20_Text">exam.yourdomain.com/session/{sessionId}</text:span></text:p>
      <text:p text:style-name="P14"/>
      <text:h text:style-name="P11" text:outline-level="1">0️⃣ CORE PRINCIPLES</text:h>
      <text:p text:style-name="P77">Student Portal must:</text:p>
      <text:list text:style-name="L94">
        <text:list-item>
          <text:p text:style-name="P80">Motivate</text:p>
        </text:list-item>
        <text:list-item>
          <text:p text:style-name="P80">Simplify</text:p>
        </text:list-item>
        <text:list-item>
          <text:p text:style-name="P80">Never intimidate</text:p>
        </text:list-item>
        <text:list-item>
          <text:p text:style-name="P80">Never expose raw system logic</text:p>
        </text:list-item>
        <text:list-item>
          <text:p text:style-name="P80">Never show commercial licensing</text:p>
        </text:list-item>
        <text:list-item>
          <text:p text:style-name="P80">Never query raw sessions</text:p>
        </text:list-item>
        <text:list-item>
          <text:p text:style-name="P80">Always use summary documents</text:p>
        </text:list-item>
        <text:list-item>
          <text:p text:style-name="P80">Replace “Score” with:</text:p>
          <text:list>
            <text:list-item>
              <text:p text:style-name="P80"><text:span text:style-name="Strong_20_Emphasis">Raw Score %</text:span></text:p>
            </text:list-item>
            <text:list-item>
              <text:p text:style-name="P80"><text:span text:style-name="Strong_20_Emphasis">Accuracy %</text:span></text:p>
            </text:list-item>
          </text:list>
        </text:list-item>
      </text:list>
      <text:p text:style-name="P77">Score (absolute marks) must not appear as cumulative metric anywhere.</text:p>
      <text:p text:style-name="P14"/>
      <text:h text:style-name="P11" text:outline-level="1">1️⃣ STUDENT PORTAL — COMPLETE MAP</text:h>
      <text:p text:style-name="P15"><text:span text:style-name="Source_20_Text">Student Portal</text:span></text:p>
      <text:p text:style-name="P15"><text:span text:style-name="Source_20_Text">│</text:span></text:p>
      <text:p text:style-name="P15"><text:span text:style-name="Source_20_Text">├── Dashboard</text:span></text:p>
      <text:p text:style-name="P15"><text:span text:style-name="Source_20_Text">├── My Tests</text:span></text:p>
      <text:p text:style-name="P15"><text:span text:style-name="Source_20_Text">│ <text:s text:c="3"/>├── Available</text:span></text:p>
      <text:p text:style-name="P15"><text:span text:style-name="Source_20_Text">│ <text:s text:c="3"/>├── In Progress</text:span></text:p>
      <text:p text:style-name="P15"><text:span text:style-name="Source_20_Text">│ <text:s text:c="3"/>├── Completed</text:span></text:p>
      <text:p text:style-name="P15"><text:span text:style-name="Source_20_Text">│ <text:s text:c="3"/>└── Archived</text:span></text:p>
      <text:p text:style-name="P15"><text:span text:style-name="Source_20_Text">│</text:span></text:p>
      <text:p text:style-name="P15"><text:span text:style-name="Source_20_Text">├── Performance</text:span></text:p>
      <text:p text:style-name="P15"><text:span text:style-name="Source_20_Text">│</text:span></text:p>
      <text:p text:style-name="P15"><text:span text:style-name="Source_20_Text">├── Insights (L1+)</text:span></text:p>
      <text:p text:style-name="P15"><text:span text:style-name="Source_20_Text">│</text:span></text:p>
      <text:p text:style-name="P15"><text:span text:style-name="Source_20_Text">├── Discipline (L2+)</text:span></text:p>
      <text:p text:style-name="P15"><text:span text:style-name="Source_20_Text">│</text:span></text:p>
      <text:p text:style-name="P16"><text:span text:style-name="Source_20_Text">└── Profile &amp; Settings</text:span></text:p>
      <text:p text:style-name="P14"><text:soft-page-break/></text:p>
      <text:h text:style-name="P11" text:outline-level="1">2️⃣ DASHBOARD (MOTIVATION-FIRST DESIGN)</text:h>
      <text:p text:style-name="P77">Purpose:<text:line-break/>Immediate clarity + confidence.</text:p>
      <text:p text:style-name="P77">Data source:</text:p>
      <text:list text:style-name="L95">
        <text:list-item>
          <text:p text:style-name="P81"><text:span text:style-name="Source_20_Text">studentYearMetrics</text:span></text:p>
        </text:list-item>
        <text:list-item>
          <text:p text:style-name="P81"><text:span text:style-name="Source_20_Text">runs (filtered)</text:span></text:p>
        </text:list-item>
        <text:list-item>
          <text:p text:style-name="P81"><text:span text:style-name="Source_20_Text">recent runAnalytics summary</text:span></text:p>
        </text:list-item>
      </text:list>
      <text:p text:style-name="P14"/>
      <text:h text:style-name="P12" text:outline-level="2">🟢 L0 Dashboard</text:h>
      <text:h text:style-name="P13" text:outline-level="3">Top Banner (Motivational)</text:h>
      <text:list text:style-name="L96">
        <text:list-item>
          <text:p text:style-name="P82">“Keep Building Momentum”</text:p>
        </text:list-item>
        <text:list-item>
          <text:p text:style-name="P82">Dynamic message:</text:p>
          <text:list>
            <text:list-item>
              <text:p text:style-name="P82">“You improved Raw % by +6% in last 3 tests.”</text:p>
            </text:list-item>
            <text:list-item>
              <text:p text:style-name="P82">“Consistency is your strength this month.”</text:p>
            </text:list-item>
          </text:list>
        </text:list-item>
      </text:list>
      <text:p text:style-name="P14"/>
      <text:h text:style-name="P13" text:outline-level="3">Core Cards</text:h>
      <text:list text:style-name="L97">
        <text:list-item>
          <text:p text:style-name="P83">📊 Avg Raw Score % (Last 5 Tests)</text:p>
        </text:list-item>
        <text:list-item>
          <text:p text:style-name="P83">🎯 Avg Accuracy %</text:p>
        </text:list-item>
        <text:list-item>
          <text:p text:style-name="P83">📝 Tests Attempted (Current Year)</text:p>
        </text:list-item>
        <text:list-item>
          <text:p text:style-name="P83">⏳ Upcoming Tests Count</text:p>
        </text:list-item>
        <text:list-item>
          <text:p text:style-name="P83">🏅 Batch Rank (Optional)</text:p>
        </text:list-item>
      </text:list>
      <text:p text:style-name="P77">No cumulative “Score”.</text:p>
      <text:p text:style-name="P14"/>
      <text:h text:style-name="P12" text:outline-level="2">🟡 L1 Adds</text:h>
      <text:list text:style-name="L98">
        <text:list-item>
          <text:p text:style-name="P84">Phase Adherence %</text:p>
        </text:list-item>
        <text:list-item>
          <text:p text:style-name="P84">Easy Neglect %</text:p>
        </text:list-item>
        <text:list-item>
          <text:p text:style-name="P84">Hard Bias %</text:p>
        </text:list-item>
        <text:list-item>
          <text:p text:style-name="P84"><text:soft-page-break/>Time Misallocation %</text:p>
        </text:list-item>
        <text:list-item>
          <text:p text:style-name="P84">Behavior Summary Tag</text:p>
        </text:list-item>
      </text:list>
      <text:p text:style-name="P77">Example:</text:p>
      <text:p text:style-name="P77">“You perform better when attempting Easy questions early.”</text:p>
      <text:p text:style-name="P77">Neutral language only.</text:p>
      <text:p text:style-name="P14"/>
      <text:h text:style-name="P12" text:outline-level="2">🔵 L2 Adds</text:h>
      <text:list text:style-name="L99">
        <text:list-item>
          <text:p text:style-name="P85">Risk State Badge</text:p>
        </text:list-item>
        <text:list-item>
          <text:p text:style-name="P85">Discipline Index</text:p>
        </text:list-item>
        <text:list-item>
          <text:p text:style-name="P85">Controlled Mode Improvement Delta</text:p>
        </text:list-item>
        <text:list-item>
          <text:p text:style-name="P85">Guess Probability Indicator</text:p>
        </text:list-item>
        <text:list-item>
          <text:p text:style-name="P85">Mini Phase Compliance Trend</text:p>
        </text:list-item>
      </text:list>
      <text:p text:style-name="P77">Badge example:</text:p>
      <text:p text:style-name="P77">🟢 Stable<text:line-break/>🟡 Improving<text:line-break/>🔵 Building Discipline</text:p>
      <text:p text:style-name="P77">Never show “Volatile” aggressively.</text:p>
      <text:p text:style-name="P14"/>
      <text:h text:style-name="P11" text:outline-level="1">3️⃣ MY TESTS SECTION</text:h>
      <text:p text:style-name="P77">Purpose:<text:line-break/>Assignment management + execution gateway.</text:p>
      <text:p text:style-name="P14"/>
      <text:h text:style-name="P12" text:outline-level="2">Tabs</text:h>
      <text:list text:style-name="L100">
        <text:list-item>
          <text:p text:style-name="P86">Available</text:p>
        </text:list-item>
        <text:list-item>
          <text:p text:style-name="P86">In Progress</text:p>
        </text:list-item>
        <text:list-item>
          <text:p text:style-name="P86">Completed</text:p>
        </text:list-item>
        <text:list-item>
          <text:p text:style-name="P86">Archived</text:p>
        </text:list-item>
      </text:list>
      <text:p text:style-name="P14"/>
      <text:h text:style-name="P12" text:outline-level="2">AVAILABLE</text:h>
      <text:p text:style-name="P77">Each Test Card Shows:</text:p>
      <text:list text:style-name="L101">
        <text:list-item>
          <text:p text:style-name="P87"><text:soft-page-break/>Test Name</text:p>
        </text:list-item>
        <text:list-item>
          <text:p text:style-name="P87">Duration</text:p>
        </text:list-item>
        <text:list-item>
          <text:p text:style-name="P87">Start Window</text:p>
        </text:list-item>
        <text:list-item>
          <text:p text:style-name="P87">End Window</text:p>
        </text:list-item>
        <text:list-item>
          <text:p text:style-name="P87">Mode Badge (simplified label)</text:p>
        </text:list-item>
        <text:list-item>
          <text:p text:style-name="P87">“Start Test” Button</text:p>
        </text:list-item>
      </text:list>
      <text:p text:style-name="P77">Start flow:</text:p>
      <text:p text:style-name="P15"><text:span text:style-name="Source_20_Text">Backend → create session</text:span></text:p>
      <text:p text:style-name="P16"><text:span text:style-name="Source_20_Text">→ Redirect to exam.yourdomain.com/session/{sessionId}</text:span></text:p>
      <text:p text:style-name="P77">No test links in email.</text:p>
      <text:p text:style-name="P14"/>
      <text:h text:style-name="P12" text:outline-level="2">IN PROGRESS</text:h>
      <text:list text:style-name="L102">
        <text:list-item>
          <text:p text:style-name="P88">Resume Button</text:p>
        </text:list-item>
        <text:list-item>
          <text:p text:style-name="P88">Time Remaining</text:p>
        </text:list-item>
        <text:list-item>
          <text:p text:style-name="P88">Attempt Status</text:p>
        </text:list-item>
      </text:list>
      <text:p text:style-name="P14"/>
      <text:h text:style-name="P12" text:outline-level="2">COMPLETED (CURRENT YEAR)</text:h>
      <text:p text:style-name="P77">For each test:</text:p>
      <text:p text:style-name="P77">Show:</text:p>
      <text:list text:style-name="L103">
        <text:list-item>
          <text:p text:style-name="P89">Raw Score %</text:p>
        </text:list-item>
        <text:list-item>
          <text:p text:style-name="P89">Accuracy %</text:p>
        </text:list-item>
        <text:list-item>
          <text:p text:style-name="P89">Time Used</text:p>
        </text:list-item>
        <text:list-item>
          <text:p text:style-name="P89">Rank in Batch (optional)</text:p>
        </text:list-item>
        <text:list-item>
          <text:p text:style-name="P89">Completion Date</text:p>
        </text:list-item>
      </text:list>
      <text:p text:style-name="P77">Buttons:</text:p>
      <text:list text:style-name="L104">
        <text:list-item>
          <text:p text:style-name="P90">🔍 View Solutions (preferred over download for speed)</text:p>
        </text:list-item>
        <text:list-item>
          <text:p text:style-name="P90">📥 Download PDF Summary (optional)</text:p>
        </text:list-item>
      </text:list>
      <text:p text:style-name="P14"/>
      <text:h text:style-name="P13" text:outline-level="3">SOLUTION VIEW STRUCTURE</text:h>
      <text:p text:style-name="P77">When student clicks View Solutions:</text:p>
      <text:p text:style-name="P77">For each question:</text:p>
      <text:list text:style-name="L105">
        <text:list-item>
          <text:p text:style-name="P91"><text:soft-page-break/>Question Image</text:p>
        </text:list-item>
        <text:list-item>
          <text:p text:style-name="P91">Correct Answer</text:p>
        </text:list-item>
        <text:list-item>
          <text:p text:style-name="P91">Student Answer</text:p>
        </text:list-item>
        <text:list-item>
          <text:p text:style-name="P91">Explanation (SolutionImageFile)</text:p>
        </text:list-item>
        <text:list-item>
          <text:p text:style-name="P91">TutorialVideoLink (if exists)</text:p>
        </text:list-item>
        <text:list-item>
          <text:p text:style-name="P91">SimulationLink (if exists)</text:p>
        </text:list-item>
      </text:list>
      <text:p text:style-name="P77">Show links only if present.</text:p>
      <text:p text:style-name="P14"/>
      <text:h text:style-name="P12" text:outline-level="2">ARCHIVED (PAST ACADEMIC YEAR)</text:h>
      <text:p text:style-name="P77">Show:</text:p>
      <text:list text:style-name="L106">
        <text:list-item>
          <text:p text:style-name="P92">Test Name</text:p>
        </text:list-item>
        <text:list-item>
          <text:p text:style-name="P92">Raw %</text:p>
        </text:list-item>
        <text:list-item>
          <text:p text:style-name="P92">Accuracy %</text:p>
        </text:list-item>
        <text:list-item>
          <text:p text:style-name="P92">Date</text:p>
        </text:list-item>
      </text:list>
      <text:p text:style-name="P77">Do NOT show:</text:p>
      <text:list text:style-name="L107">
        <text:list-item>
          <text:p text:style-name="P93">Solution view</text:p>
        </text:list-item>
        <text:list-item>
          <text:p text:style-name="P93">Solution download</text:p>
        </text:list-item>
        <text:list-item>
          <text:p text:style-name="P93">TutorialVideoLink</text:p>
        </text:list-item>
        <text:list-item>
          <text:p text:style-name="P93">SimulationLink</text:p>
        </text:list-item>
      </text:list>
      <text:p text:style-name="P77">Reason:<text:line-break/>Storage in COLD partition.<text:line-break/>Only summary retained in Firestore.</text:p>
      <text:p text:style-name="P14"/>
      <text:h text:style-name="P11" text:outline-level="1">4️⃣ PERFORMANCE SECTION</text:h>
      <text:p text:style-name="P77">Purpose:<text:line-break/>Longitudinal growth visualization.</text:p>
      <text:p text:style-name="P14"/>
      <text:h text:style-name="P12" text:outline-level="2">🟢 L0</text:h>
      <text:p text:style-name="P77">Per test:</text:p>
      <text:list text:style-name="L108">
        <text:list-item>
          <text:p text:style-name="P94">Raw %</text:p>
        </text:list-item>
        <text:list-item>
          <text:p text:style-name="P94">Accuracy %</text:p>
        </text:list-item>
        <text:list-item>
          <text:p text:style-name="P94"><text:soft-page-break/>Time Spent</text:p>
        </text:list-item>
        <text:list-item>
          <text:p text:style-name="P94">Rank</text:p>
        </text:list-item>
      </text:list>
      <text:p text:style-name="P77">Charts:</text:p>
      <text:list text:style-name="L109">
        <text:list-item>
          <text:p text:style-name="P95">Raw % Trend</text:p>
        </text:list-item>
        <text:list-item>
          <text:p text:style-name="P95">Accuracy % Trend</text:p>
        </text:list-item>
      </text:list>
      <text:p text:style-name="P77">Two-line combo chart only.</text:p>
      <text:p text:style-name="P14"/>
      <text:h text:style-name="P12" text:outline-level="2">🟡 L1 Adds</text:h>
      <text:list text:style-name="L110">
        <text:list-item>
          <text:p text:style-name="P96">Phase Adherence Trend</text:p>
        </text:list-item>
        <text:list-item>
          <text:p text:style-name="P96">Easy Neglect Frequency</text:p>
        </text:list-item>
        <text:list-item>
          <text:p text:style-name="P96">Hard Bias Frequency</text:p>
        </text:list-item>
        <text:list-item>
          <text:p text:style-name="P96">Topic Performance Breakdown</text:p>
        </text:list-item>
        <text:list-item>
          <text:p text:style-name="P96">Time Allocation Chart</text:p>
        </text:list-item>
      </text:list>
      <text:p text:style-name="P14"/>
      <text:h text:style-name="P12" text:outline-level="2">🔵 L2 Adds</text:h>
      <text:list text:style-name="L111">
        <text:list-item>
          <text:p text:style-name="P97">Risk State Timeline</text:p>
        </text:list-item>
        <text:list-item>
          <text:p text:style-name="P97">Discipline Index Trend</text:p>
        </text:list-item>
        <text:list-item>
          <text:p text:style-name="P97">Guess Rate Trend</text:p>
        </text:list-item>
        <text:list-item>
          <text:p text:style-name="P97">MinTime Violation %</text:p>
        </text:list-item>
        <text:list-item>
          <text:p text:style-name="P97">MaxTime Violation % (Hard Mode)</text:p>
        </text:list-item>
        <text:list-item>
          <text:p text:style-name="P97">Controlled Mode Comparison</text:p>
        </text:list-item>
      </text:list>
      <text:p text:style-name="P77">All precomputed.</text:p>
      <text:p text:style-name="P14"/>
      <text:h text:style-name="P11" text:outline-level="1">5️⃣ INSIGHTS (L1+)</text:h>
      <text:p text:style-name="P77">Purpose:<text:line-break/>Reflective intelligence.</text:p>
      <text:p text:style-name="P77">Show:</text:p>
      <text:list text:style-name="L112">
        <text:list-item>
          <text:p text:style-name="P98">Most Frequent Behavior Pattern</text:p>
        </text:list-item>
        <text:list-item>
          <text:p text:style-name="P98">Topic Weakness Summary</text:p>
        </text:list-item>
        <text:list-item>
          <text:p text:style-name="P98">Late-Phase Drop Indicator</text:p>
        </text:list-item>
        <text:list-item>
          <text:p text:style-name="P98"><text:soft-page-break/>Rushed Pattern Frequency</text:p>
        </text:list-item>
        <text:list-item>
          <text:p text:style-name="P98">Skip Burst Indicator</text:p>
        </text:list-item>
      </text:list>
      <text:p text:style-name="P77">Tone:<text:line-break/>Constructive.</text:p>
      <text:p text:style-name="P77">Example:</text:p>
      <text:p text:style-name="P77">“You gain highest accuracy when pacing evenly.”</text:p>
      <text:p text:style-name="P77">No red alert styling.</text:p>
      <text:p text:style-name="P14"/>
      <text:h text:style-name="P11" text:outline-level="1">6️⃣ DISCIPLINE (L2+)</text:h>
      <text:p text:style-name="P77">Purpose:<text:line-break/>Execution maturity tracking.</text:p>
      <text:p text:style-name="P77">Display:</text:p>
      <text:list text:style-name="L113">
        <text:list-item>
          <text:p text:style-name="P99">Discipline Index (0–100)</text:p>
        </text:list-item>
        <text:list-item>
          <text:p text:style-name="P99">Phase Compliance %</text:p>
        </text:list-item>
        <text:list-item>
          <text:p text:style-name="P99">Controlled Mode Improvement %</text:p>
        </text:list-item>
        <text:list-item>
          <text:p text:style-name="P99">Overstay Frequency</text:p>
        </text:list-item>
        <text:list-item>
          <text:p text:style-name="P99">Guess Probability Cluster</text:p>
        </text:list-item>
      </text:list>
      <text:p text:style-name="P77">Mini progress bars.</text:p>
      <text:p text:style-name="P77">No heavy charts.</text:p>
      <text:p text:style-name="P14"/>
      <text:h text:style-name="P11" text:outline-level="1">7️⃣ PROFILE &amp; SETTINGS</text:h>
      <text:list text:style-name="L114">
        <text:list-item>
          <text:p text:style-name="P100">Name</text:p>
        </text:list-item>
        <text:list-item>
          <text:p text:style-name="P100">Email</text:p>
        </text:list-item>
        <text:list-item>
          <text:p text:style-name="P100">Batch</text:p>
        </text:list-item>
        <text:list-item>
          <text:p text:style-name="P100">Academic Year</text:p>
        </text:list-item>
        <text:list-item>
          <text:p text:style-name="P100">Change Password</text:p>
        </text:list-item>
        <text:list-item>
          <text:p text:style-name="P100">Logout</text:p>
        </text:list-item>
      </text:list>
      <text:p text:style-name="P77">Performance data not editable.</text:p>
      <text:p text:style-name="P14"/>
      <text:h text:style-name="P11" text:outline-level="1"><text:soft-page-break/>8️⃣ DATA FLOW (STUDENT SIDE)</text:h>
      <text:p text:style-name="P15"><text:span text:style-name="Source_20_Text">Session Completed</text:span></text:p>
      <text:p text:style-name="P15"><text:span text:style-name="Source_20_Text">↓</text:span></text:p>
      <text:p text:style-name="P15"><text:span text:style-name="Source_20_Text">runAnalytics updated</text:span></text:p>
      <text:p text:style-name="P15"><text:span text:style-name="Source_20_Text">↓</text:span></text:p>
      <text:p text:style-name="P15"><text:span text:style-name="Source_20_Text">studentYearMetrics updated</text:span></text:p>
      <text:p text:style-name="P15"><text:span text:style-name="Source_20_Text">↓</text:span></text:p>
      <text:p text:style-name="P16"><text:span text:style-name="Source_20_Text">Portal reflects new summary</text:span></text:p>
      <text:p text:style-name="P77">Portal never reads:</text:p>
      <text:list text:style-name="L115">
        <text:list-item>
          <text:p text:style-name="P101">session logs</text:p>
        </text:list-item>
        <text:list-item>
          <text:p text:style-name="P101">per-question timestamps</text:p>
        </text:list-item>
        <text:list-item>
          <text:p text:style-name="P101">raw answer arrays</text:p>
        </text:list-item>
      </text:list>
      <text:p text:style-name="P77">Only:</text:p>
      <text:list text:style-name="L116">
        <text:list-item>
          <text:p text:style-name="P102">summary docs</text:p>
        </text:list-item>
        <text:list-item>
          <text:p text:style-name="P102">per-run aggregated metrics</text:p>
        </text:list-item>
      </text:list>
      <text:p text:style-name="P14"/>
      <text:h text:style-name="P11" text:outline-level="1">9️⃣ SCORE REPLACEMENT RULE (GLOBAL)</text:h>
      <text:p text:style-name="P77">Everywhere in student portal:</text:p>
      <text:p text:style-name="P77">Replace:</text:p>
      <text:p text:style-name="P77">❌ Score<text:line-break/>With:</text:p>
      <text:p text:style-name="P77">✔ Raw Score %<text:line-break/>✔ Accuracy %</text:p>
      <text:p text:style-name="P77">Combined display example:</text:p>
      <text:p text:style-name="P16"><text:span text:style-name="Source_20_Text">Raw: 72% <text:s text:c="2"/>| <text:s text:c="2"/>Accuracy: 81%</text:span></text:p>
      <text:p text:style-name="P77">Never show raw marks cumulative across tests.</text:p>
      <text:p text:style-name="P14"/>
      <text:h text:style-name="P11" text:outline-level="1">🔟 MOTIVATIONAL DESIGN STRATEGY</text:h>
      <text:p text:style-name="P77">Student Portal must:</text:p>
      <text:list text:style-name="L117">
        <text:list-item>
          <text:p text:style-name="P103">Highlight improvement</text:p>
        </text:list-item>
        <text:list-item>
          <text:p text:style-name="P103">Show progress trends</text:p>
        </text:list-item>
        <text:list-item>
          <text:p text:style-name="P103">Avoid harsh labels</text:p>
        </text:list-item>
        <text:list-item>
          <text:p text:style-name="P103"><text:soft-page-break/>Show next available test prominently</text:p>
        </text:list-item>
        <text:list-item>
          <text:p text:style-name="P103">Encourage participation</text:p>
        </text:list-item>
      </text:list>
      <text:p text:style-name="P77">Add dynamic banner:</text:p>
      <text:p text:style-name="P77">“No test in progress. Next test available tomorrow at 5 PM.”</text:p>
      <text:p text:style-name="P77">Or:</text:p>
      <text:p text:style-name="P77">“You’ve completed 4 tests this month. Keep going!”</text:p>
      <text:p text:style-name="P14"/>
      <text:h text:style-name="P11" text:outline-level="1">1️⃣1️⃣ PERFORMANCE REQUIREMENTS</text:h>
      <text:list text:style-name="L118">
        <text:list-item>
          <text:p text:style-name="P104">Load &lt; 300ms</text:p>
        </text:list-item>
        <text:list-item>
          <text:p text:style-name="P104">Use summary docs only</text:p>
        </text:list-item>
        <text:list-item>
          <text:p text:style-name="P104">Paginate completed tests</text:p>
        </text:list-item>
        <text:list-item>
          <text:p text:style-name="P104">Lazy-load solution images</text:p>
        </text:list-item>
        <text:list-item>
          <text:p text:style-name="P104">Do not load all solution images at once</text:p>
        </text:list-item>
        <text:list-item>
          <text:p text:style-name="P104">Use CDN caching for images</text:p>
        </text:list-item>
      </text:list>
      <text:p text:style-name="P14"/>
      <text:h text:style-name="P11" text:outline-level="1">1️⃣2️⃣ SECURITY RULES</text:h>
      <text:list text:style-name="L119">
        <text:list-item>
          <text:p text:style-name="P105">Student cannot access Question Bank</text:p>
        </text:list-item>
        <text:list-item>
          <text:p text:style-name="P105">Student cannot view other students’ data</text:p>
        </text:list-item>
        <text:list-item>
          <text:p text:style-name="P105">Session access via signed token only</text:p>
        </text:list-item>
        <text:list-item>
          <text:p text:style-name="P105">Archived solution data not accessible</text:p>
        </text:list-item>
        <text:list-item>
          <text:p text:style-name="P105">No URL-based direct question access</text:p>
        </text:list-item>
      </text:list>
      <text:p text:style-name="P14"/>
      <text:h text:style-name="P11" text:outline-level="1">1️⃣3️⃣ HOT–WARM–COLD ALIGNMENT</text:h>
      <text:p text:style-name="P77">HOT:</text:p>
      <text:list text:style-name="L120">
        <text:list-item>
          <text:p text:style-name="P106">Current year studentYearMetrics</text:p>
        </text:list-item>
        <text:list-item>
          <text:p text:style-name="P106">Active runs</text:p>
        </text:list-item>
        <text:list-item>
          <text:p text:style-name="P106">Current runAnalytics</text:p>
        </text:list-item>
      </text:list>
      <text:p text:style-name="P77">WARM:</text:p>
      <text:list text:style-name="L121">
        <text:list-item>
          <text:p text:style-name="P107">Completed runs (current year)</text:p>
        </text:list-item>
      </text:list>
      <text:p text:style-name="P77"><text:soft-page-break/>COLD:</text:p>
      <text:list text:style-name="L122">
        <text:list-item>
          <text:p text:style-name="P108">Archived sessions in BigQuery</text:p>
        </text:list-item>
        <text:list-item>
          <text:p text:style-name="P108">Only summary retained in Firestore</text:p>
        </text:list-item>
        <text:list-item>
          <text:p text:style-name="P108">No solution access</text:p>
        </text:list-item>
      </text:list>
      <text:p text:style-name="P14"/>
      <text:h text:style-name="P11" text:outline-level="1">FINAL STUDENT PORTAL SUMMARY</text:h>
      <text:p text:style-name="P77">Student Portal now provides:</text:p>
      <text:p text:style-name="P77">✔ Motivating dashboard<text:line-break/>✔ Raw % + Accuracy % everywhere<text:line-break/>✔ Testwise solution view (current year only)<text:line-break/>✔ TutorialVideoLink integration<text:line-break/>✔ SimulationLink integration<text:line-break/>✔ Archived test summary only<text:line-break/>✔ Behavior insight (L1+)<text:line-break/>✔ Discipline tracking (L2+)<text:line-break/>✔ Zero raw session exposure<text:line-break/>✔ HOT–WARM–COLD aligned storage</text:p>
      <text:p text:style-name="P77">The student experience becomes:</text:p>
      <text:p text:style-name="P77">Operational → Reflective → Disciplined → Motivated</text:p>
      <text:p text:style-name="P14"/>
      <text:p text:style-name="P77">If you want next, we can now formalize:</text:p>
      <text:list text:style-name="L123">
        <text:list-item>
          <text:p text:style-name="P109">🧪 Full Test Execution Portal (exam domain)</text:p>
        </text:list-item>
        <text:list-item>
          <text:p text:style-name="P109">🔐 Student-side security architecture</text:p>
        </text:list-item>
        <text:list-item>
          <text:p text:style-name="P109">🧠 Student AI Monthly Summary logic</text:p>
        </text:list-item>
        <text:list-item>
          <text:p text:style-name="P109">📊 Guardian email template structure</text:p>
        </text:list-item>
        <text:list-item>
          <text:p text:style-name="P109">⚡ Real-time enforcement engine (L2 Hard Mode)</text:p>
        </text:list-item>
      </text:list>
      <text:p text:style-name="P77">Tell me which student-side layer to engineer next.</text:p>
      <text:p text:style-name="P77">Excellent.<text:line-break/>Now we are designing the <text:span text:style-name="Strong_20_Emphasis">true control brain of your SaaS</text:span>.</text:p>
      <text:p text:style-name="P77">What you just said is extremely important:</text:p>
      <text:p text:style-name="P18">“My system’s power remains in the data I collect from institutes. More data → better calibration.”</text:p>
      <text:p text:style-name="P77">That means:</text:p>
      <text:p text:style-name="P77"><text:soft-page-break/>You are not just building an exam SaaS.<text:line-break/>You are building a <text:span text:style-name="Strong_20_Emphasis">data network intelligence platform</text:span>.</text:p>
      <text:p text:style-name="P77">So the Vendor Dashboard must not be basic admin control.<text:line-break/>It must be:</text:p>
      <text:p text:style-name="P18">A cross-institute behavioral intelligence engine.</text:p>
      <text:p text:style-name="P77">We will now formally define:</text:p>
      <text:h text:style-name="P11" text:outline-level="1">🟣 VENDOR DASHBOARD — FULL ENTERPRISE SPECIFICATION</text:h>
      <text:p text:style-name="P77">Domain suggestion:</text:p>
      <text:p text:style-name="P16"><text:span text:style-name="Source_20_Text">vendor.yourdomain.com</text:span></text:p>
      <text:p text:style-name="P77">Access:</text:p>
      <text:list text:style-name="L124">
        <text:list-item>
          <text:p text:style-name="P110">Only platform owner</text:p>
        </text:list-item>
        <text:list-item>
          <text:p text:style-name="P110">Possibly internal team roles later</text:p>
        </text:list-item>
      </text:list>
      <text:p text:style-name="P14"/>
      <text:h text:style-name="P11" text:outline-level="1">🧭 VENDOR DASHBOARD — HIGH LEVEL STRUCTURE</text:h>
      <text:p text:style-name="P15"><text:span text:style-name="Source_20_Text">Vendor Dashboard</text:span></text:p>
      <text:p text:style-name="P15"><text:span text:style-name="Source_20_Text">│</text:span></text:p>
      <text:p text:style-name="P15"><text:span text:style-name="Source_20_Text">├── Platform Overview</text:span></text:p>
      <text:p text:style-name="P15"><text:span text:style-name="Source_20_Text">├── Institutes Management</text:span></text:p>
      <text:p text:style-name="P15"><text:span text:style-name="Source_20_Text">├── Licensing &amp; Subscriptions</text:span></text:p>
      <text:p text:style-name="P15"><text:span text:style-name="Source_20_Text">├── Global Calibration Control</text:span></text:p>
      <text:p text:style-name="P15"><text:span text:style-name="Source_20_Text">│ <text:s text:c="5"/>├── Parameter Editor</text:span></text:p>
      <text:p text:style-name="P15"><text:span text:style-name="Source_20_Text">│ <text:s text:c="5"/>├── Calibration Simulation Engine</text:span></text:p>
      <text:p text:style-name="P15"><text:span text:style-name="Source_20_Text">│ <text:s text:c="5"/>├── Impact Comparison</text:span></text:p>
      <text:p text:style-name="P15"><text:span text:style-name="Source_20_Text">│ <text:s text:c="5"/>├── Version History</text:span></text:p>
      <text:p text:style-name="P15"><text:span text:style-name="Source_20_Text">│</text:span></text:p>
      <text:p text:style-name="P15"><text:span text:style-name="Source_20_Text">├── Cross-Institute Intelligence</text:span></text:p>
      <text:p text:style-name="P15"><text:span text:style-name="Source_20_Text">├── Revenue &amp; Business Metrics</text:span></text:p>
      <text:p text:style-name="P15"><text:span text:style-name="Source_20_Text">├── System Health &amp; Cost Monitoring</text:span></text:p>
      <text:p text:style-name="P15"><text:span text:style-name="Source_20_Text">├── Global Feature Flags</text:span></text:p>
      <text:p text:style-name="P15"><text:span text:style-name="Source_20_Text">├── Audit &amp; Activity Logs</text:span></text:p>
      <text:p text:style-name="P16"><text:span text:style-name="Source_20_Text">└── Data Export &amp; Backups</text:span></text:p>
      <text:p text:style-name="P77">Now we define each one clearly.</text:p>
      <text:p text:style-name="P14"/>
      <text:h text:style-name="P11" text:outline-level="1"><text:soft-page-break/>1️⃣ PLATFORM OVERVIEW (Executive Snapshot)</text:h>
      <text:p text:style-name="P77">Purpose:<text:line-break/>Immediate view of platform health.</text:p>
      <text:p text:style-name="P77">Displays:</text:p>
      <text:list text:style-name="L154">
        <text:list-item>
          <text:p text:style-name="P111">Total Institutes</text:p>
        </text:list-item>
        <text:list-item>
          <text:p text:style-name="P111">Active Institutes</text:p>
        </text:list-item>
        <text:list-item>
          <text:p text:style-name="P111">Total Active Students</text:p>
        </text:list-item>
        <text:list-item>
          <text:p text:style-name="P111">Total Monthly Test Runs</text:p>
        </text:list-item>
        <text:list-item>
          <text:p text:style-name="P111">Avg Risk Distribution (global)</text:p>
        </text:list-item>
        <text:list-item>
          <text:p text:style-name="P111">Avg Discipline Index (global)</text:p>
        </text:list-item>
        <text:list-item>
          <text:p text:style-name="P111">Monthly Revenue (MRR)</text:p>
        </text:list-item>
        <text:list-item>
          <text:p text:style-name="P111">Infrastructure Cost Estimate</text:p>
        </text:list-item>
        <text:list-item>
          <text:p text:style-name="P111">System Error Rate</text:p>
        </text:list-item>
      </text:list>
      <text:p text:style-name="P77">Data source:</text:p>
      <text:list text:style-name="L155">
        <text:list-item>
          <text:p text:style-name="P112">Aggregated vendorMetrics collection</text:p>
        </text:list-item>
        <text:list-item>
          <text:p text:style-name="P112">Not raw institute reads</text:p>
        </text:list-item>
      </text:list>
      <text:p text:style-name="P14"/>
      <text:h text:style-name="P11" text:outline-level="1">2️⃣ INSTITUTES MANAGEMENT</text:h>
      <text:p text:style-name="P77">Purpose:<text:line-break/>Control tenants.</text:p>
      <text:p text:style-name="P77">Table columns:</text:p>
      <text:list text:style-name="L156">
        <text:list-item>
          <text:p text:style-name="P113">Institute Name</text:p>
        </text:list-item>
        <text:list-item>
          <text:p text:style-name="P113">License Layer (L0–L3)</text:p>
        </text:list-item>
        <text:list-item>
          <text:p text:style-name="P113">Active Students</text:p>
        </text:list-item>
        <text:list-item>
          <text:p text:style-name="P113">Monthly Usage</text:p>
        </text:list-item>
        <text:list-item>
          <text:p text:style-name="P113">Last Active Date</text:p>
        </text:list-item>
        <text:list-item>
          <text:p text:style-name="P113">Payment Status</text:p>
        </text:list-item>
        <text:list-item>
          <text:p text:style-name="P113">Risk Profile (optional)</text:p>
        </text:list-item>
        <text:list-item>
          <text:p text:style-name="P113">Stability Index (if L3)</text:p>
        </text:list-item>
      </text:list>
      <text:p text:style-name="P77">Actions:</text:p>
      <text:list text:style-name="L157">
        <text:list-item>
          <text:p text:style-name="P114"><text:soft-page-break/>View Institute</text:p>
        </text:list-item>
        <text:list-item>
          <text:p text:style-name="P114">Suspend Institute</text:p>
        </text:list-item>
        <text:list-item>
          <text:p text:style-name="P114">Upgrade/Downgrade License</text:p>
        </text:list-item>
        <text:list-item>
          <text:p text:style-name="P114">Extend License</text:p>
        </text:list-item>
        <text:list-item>
          <text:p text:style-name="P114">Force Archive</text:p>
        </text:list-item>
        <text:list-item>
          <text:p text:style-name="P114">Delete (hard guard)</text:p>
        </text:list-item>
      </text:list>
      <text:p text:style-name="P77">This interacts with:</text:p>
      <text:p text:style-name="P15"><text:span text:style-name="Source_20_Text">institutes/{id}</text:span></text:p>
      <text:p text:style-name="P16"><text:span text:style-name="Source_20_Text">institutes/{id}/license</text:span></text:p>
      <text:p text:style-name="P14"/>
      <text:h text:style-name="P11" text:outline-level="1">3️⃣ LICENSING &amp; SUBSCRIPTION CONTROL</text:h>
      <text:p text:style-name="P77">This connects Stripe + license object.</text:p>
      <text:p text:style-name="P77">Displays:</text:p>
      <text:list text:style-name="L158">
        <text:list-item>
          <text:p text:style-name="P115">Subscription Status</text:p>
        </text:list-item>
        <text:list-item>
          <text:p text:style-name="P115">Billing Cycle</text:p>
        </text:list-item>
        <text:list-item>
          <text:p text:style-name="P115">Next Invoice Date</text:p>
        </text:list-item>
        <text:list-item>
          <text:p text:style-name="P115">Payment Failures</text:p>
        </text:list-item>
        <text:list-item>
          <text:p text:style-name="P115">Manual Override Option</text:p>
        </text:list-item>
      </text:list>
      <text:p text:style-name="P77">Must include:</text:p>
      <text:list text:style-name="L159">
        <text:list-item>
          <text:p text:style-name="P116">Webhook log viewer</text:p>
        </text:list-item>
        <text:list-item>
          <text:p text:style-name="P116">License change history</text:p>
        </text:list-item>
      </text:list>
      <text:p text:style-name="P14"/>
      <text:h text:style-name="P11" text:outline-level="1">4️⃣ GLOBAL CALIBRATION CONTROL (CORE FEATURE)</text:h>
      <text:p text:style-name="P77">This is your moat.</text:p>
      <text:p text:style-name="P77">Structure:</text:p>
      <text:p text:style-name="P15"><text:span text:style-name="Source_20_Text">Calibration</text:span></text:p>
      <text:p text:style-name="P15"><text:span text:style-name="Source_20_Text">│</text:span></text:p>
      <text:p text:style-name="P15"><text:span text:style-name="Source_20_Text">├── Current Global Model</text:span></text:p>
      <text:p text:style-name="P15"><text:span text:style-name="Source_20_Text">├── Parameter Editor</text:span></text:p>
      <text:p text:style-name="P15"><text:span text:style-name="Source_20_Text">├── Calibration Simulation Engine</text:span></text:p>
      <text:p text:style-name="P15"><text:span text:style-name="Source_20_Text">├── Impact Preview</text:span></text:p>
      <text:p text:style-name="P15"><text:soft-page-break/><text:span text:style-name="Source_20_Text">├── Push to Selected Institutes</text:span></text:p>
      <text:p text:style-name="P16"><text:span text:style-name="Source_20_Text">└── Version History</text:span></text:p>
      <text:p text:style-name="P14"/>
      <text:h text:style-name="P11" text:outline-level="1">🔥 4A️⃣ Parameter Editor</text:h>
      <text:p text:style-name="P77">Editable parameters:</text:p>
      <text:p text:style-name="P77">Risk weights:</text:p>
      <text:list text:style-name="L160">
        <text:list-item>
          <text:p text:style-name="P117">GuessWeight</text:p>
        </text:list-item>
        <text:list-item>
          <text:p text:style-name="P117">PhaseDeviationWeight</text:p>
        </text:list-item>
        <text:list-item>
          <text:p text:style-name="P117">EasyNeglectWeight</text:p>
        </text:list-item>
        <text:list-item>
          <text:p text:style-name="P117">HardBiasWeight</text:p>
        </text:list-item>
        <text:list-item>
          <text:p text:style-name="P117">ConsecutiveWrongWeight</text:p>
        </text:list-item>
      </text:list>
      <text:p text:style-name="P77">Thresholds:</text:p>
      <text:list text:style-name="L161">
        <text:list-item>
          <text:p text:style-name="P118">GuessFactor per difficulty</text:p>
        </text:list-item>
        <text:list-item>
          <text:p text:style-name="P118">Phase tolerance %</text:p>
        </text:list-item>
        <text:list-item>
          <text:p text:style-name="P118">Hard bias deviation allowance</text:p>
        </text:list-item>
        <text:list-item>
          <text:p text:style-name="P118">Stability variance thresholds</text:p>
        </text:list-item>
      </text:list>
      <text:p text:style-name="P77">Timing multipliers:</text:p>
      <text:list text:style-name="L162">
        <text:list-item>
          <text:p text:style-name="P119">MinTime multiplier</text:p>
        </text:list-item>
        <text:list-item>
          <text:p text:style-name="P119">MaxTime multiplier</text:p>
        </text:list-item>
      </text:list>
      <text:p text:style-name="P77">Guardrails:</text:p>
      <text:list text:style-name="L163">
        <text:list-item>
          <text:p text:style-name="P120">Weights must sum to 1</text:p>
        </text:list-item>
        <text:list-item>
          <text:p text:style-name="P120">Ranges restricted</text:p>
        </text:list-item>
      </text:list>
      <text:p text:style-name="P14"/>
      <text:h text:style-name="P11" text:outline-level="1">🔥 4B️⃣ CALIBRATION SIMULATION ENGINE (CRITICAL)</text:h>
      <text:p text:style-name="P77">This is where your competitive advantage lives.</text:p>
      <text:p text:style-name="P77">Purpose:<text:line-break/>Simulate impact of new calibration model on historical data.</text:p>
      <text:p text:style-name="P77">Simulation modes:</text:p>
      <text:list text:style-name="L164">
        <text:list-item>
          <text:p text:style-name="P121">Single institute</text:p>
        </text:list-item>
        <text:list-item>
          <text:p text:style-name="P121"><text:soft-page-break/>Multiple selected institutes</text:p>
        </text:list-item>
        <text:list-item>
          <text:p text:style-name="P121">All institutes</text:p>
        </text:list-item>
      </text:list>
      <text:p text:style-name="P77">Simulation inputs:</text:p>
      <text:list text:style-name="L165">
        <text:list-item>
          <text:p text:style-name="P122">Stored studentYearMetrics</text:p>
        </text:list-item>
        <text:list-item>
          <text:p text:style-name="P122">Stored runAnalytics</text:p>
        </text:list-item>
        <text:list-item>
          <text:p text:style-name="P122">Stored risk components</text:p>
        </text:list-item>
        <text:list-item>
          <text:p text:style-name="P122">Stored discipline components</text:p>
        </text:list-item>
      </text:list>
      <text:p text:style-name="P77">⚠ IMPORTANT:<text:line-break/>It must NEVER recompute raw sessions.<text:line-break/>It must use stored components only.</text:p>
      <text:p text:style-name="P14"/>
      <text:h text:style-name="P12" text:outline-level="2">Simulation Flow</text:h>
      <text:p text:style-name="P77">User edits weights → clicks “Simulate”</text:p>
      <text:p text:style-name="P77">System:</text:p>
      <text:list text:style-name="L166">
        <text:list-item>
          <text:p text:style-name="P123">Fetch selected institutes’ summary docs</text:p>
        </text:list-item>
        <text:list-item>
          <text:p text:style-name="P123">Apply new weight model</text:p>
        </text:list-item>
        <text:list-item>
          <text:p text:style-name="P123">Recompute:</text:p>
          <text:list>
            <text:list-item>
              <text:p text:style-name="P123">riskScore</text:p>
            </text:list-item>
            <text:list-item>
              <text:p text:style-name="P123">disciplineIndex</text:p>
            </text:list-item>
            <text:list-item>
              <text:p text:style-name="P123">risk cluster assignment</text:p>
            </text:list-item>
          </text:list>
        </text:list-item>
        <text:list-item>
          <text:p text:style-name="P123">Generate comparison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2">Metric</text:p>
            </table:table-cell>
            <table:table-cell table:style-name="Table1.A1" office:value-type="string">
              <text:p text:style-name="P22">Before</text:p>
            </table:table-cell>
            <table:table-cell table:style-name="Table1.A1" office:value-type="string">
              <text:p text:style-name="P22">After</text:p>
            </table:table-cell>
            <table:table-cell table:style-name="Table1.A1" office:value-type="string">
              <text:p text:style-name="P22">Delta</text:p>
            </table:table-cell>
          </table:table-row>
        </table:table-header-rows>
        <table:table-row>
          <table:table-cell table:style-name="Table1.A1" office:value-type="string">
            <text:p text:style-name="P21">% Stable</text:p>
          </table:table-cell>
          <table:table-cell table:style-name="Table1.A1" office:value-type="string">
            <text:p text:style-name="P21">42%</text:p>
          </table:table-cell>
          <table:table-cell table:style-name="Table1.A1" office:value-type="string">
            <text:p text:style-name="P21">36%</text:p>
          </table:table-cell>
          <table:table-cell table:style-name="Table1.A1" office:value-type="string">
            <text:p text:style-name="P21">-6%</text:p>
          </table:table-cell>
        </table:table-row>
        <table:table-row>
          <table:table-cell table:style-name="Table1.A1" office:value-type="string">
            <text:p text:style-name="P21">% Impulsive</text:p>
          </table:table-cell>
          <table:table-cell table:style-name="Table1.A1" office:value-type="string">
            <text:p text:style-name="P21">18%</text:p>
          </table:table-cell>
          <table:table-cell table:style-name="Table1.A1" office:value-type="string">
            <text:p text:style-name="P21">24%</text:p>
          </table:table-cell>
          <table:table-cell table:style-name="Table1.A1" office:value-type="string">
            <text:p text:style-name="P21">+6%</text:p>
          </table:table-cell>
        </table:table-row>
        <table:table-row>
          <table:table-cell table:style-name="Table1.A1" office:value-type="string">
            <text:p text:style-name="P21">Avg Discipline</text:p>
          </table:table-cell>
          <table:table-cell table:style-name="Table1.A1" office:value-type="string">
            <text:p text:style-name="P21">72</text:p>
          </table:table-cell>
          <table:table-cell table:style-name="Table1.A1" office:value-type="string">
            <text:p text:style-name="P21">65</text:p>
          </table:table-cell>
          <table:table-cell table:style-name="Table1.A1" office:value-type="string">
            <text:p text:style-name="P21">-7</text:p>
          </table:table-cell>
        </table:table-row>
      </table:table>
      <text:p text:style-name="P77">Also show:</text:p>
      <text:list text:style-name="L167">
        <text:list-item>
          <text:p text:style-name="P124">Heatmap shift</text:p>
        </text:list-item>
        <text:list-item>
          <text:p text:style-name="P124">Cluster movement</text:p>
        </text:list-item>
        <text:list-item>
          <text:p text:style-name="P124">Per-batch delta</text:p>
        </text:list-item>
      </text:list>
      <text:p text:style-name="P14"/>
      <text:h text:style-name="P11" text:outline-level="1">🔥 4C️⃣ IMPACT COMPARISON VISUALS</text:h>
      <text:p text:style-name="P77">Must show:</text:p>
      <text:list text:style-name="L168">
        <text:list-item>
          <text:p text:style-name="P125"><text:soft-page-break/>Risk distribution shift</text:p>
        </text:list-item>
        <text:list-item>
          <text:p text:style-name="P125">Discipline shift</text:p>
        </text:list-item>
        <text:list-item>
          <text:p text:style-name="P125">High-risk cluster change</text:p>
        </text:list-item>
        <text:list-item>
          <text:p text:style-name="P125">Controlled Mode delta shift</text:p>
        </text:list-item>
        <text:list-item>
          <text:p text:style-name="P125">Estimated alert increase/decrease</text:p>
        </text:list-item>
      </text:list>
      <text:p text:style-name="P77">This helps you decide if new model is:</text:p>
      <text:list text:style-name="L169">
        <text:list-item>
          <text:p text:style-name="P126">Too aggressive</text:p>
        </text:list-item>
        <text:list-item>
          <text:p text:style-name="P126">Too lenient</text:p>
        </text:list-item>
        <text:list-item>
          <text:p text:style-name="P126">Balanced</text:p>
        </text:list-item>
      </text:list>
      <text:p text:style-name="P14"/>
      <text:h text:style-name="P11" text:outline-level="1">🔥 4D️⃣ PUSH TO SELECTED INSTITUTES</text:h>
      <text:p text:style-name="P77">Options:</text:p>
      <text:list text:style-name="L170">
        <text:list-item>
          <text:p text:style-name="P127">Apply globally</text:p>
        </text:list-item>
        <text:list-item>
          <text:p text:style-name="P127">Apply to selected</text:p>
        </text:list-item>
        <text:list-item>
          <text:p text:style-name="P127">Schedule activation date</text:p>
        </text:list-item>
        <text:list-item>
          <text:p text:style-name="P127">Draft mode only</text:p>
        </text:list-item>
      </text:list>
      <text:p text:style-name="P77">Every push creates:</text:p>
      <text:p text:style-name="P16"><text:span text:style-name="Source_20_Text">calibrationVersions/{versionId}</text:span></text:p>
      <text:p text:style-name="P77">Each run stores:</text:p>
      <text:p text:style-name="P16"><text:span text:style-name="Source_20_Text">run.calibrationVersion</text:span></text:p>
      <text:p text:style-name="P77">Never retroactively mutate historical metrics.</text:p>
      <text:p text:style-name="P14"/>
      <text:h text:style-name="P11" text:outline-level="1">🔥 4E️⃣ VERSION HISTORY</text:h>
      <text:p text:style-name="P77">Shows:</text:p>
      <text:list text:style-name="L171">
        <text:list-item>
          <text:p text:style-name="P128">Version ID</text:p>
        </text:list-item>
        <text:list-item>
          <text:p text:style-name="P128">Created date</text:p>
        </text:list-item>
        <text:list-item>
          <text:p text:style-name="P128">Changed parameters</text:p>
        </text:list-item>
        <text:list-item>
          <text:p text:style-name="P128">Affected institutes</text:p>
        </text:list-item>
        <text:list-item>
          <text:p text:style-name="P128">Activated date</text:p>
        </text:list-item>
        <text:list-item>
          <text:p text:style-name="P128">Rolled back?</text:p>
        </text:list-item>
      </text:list>
      <text:p text:style-name="P77"><text:soft-page-break/>Allows rollback.</text:p>
      <text:p text:style-name="P14"/>
      <text:h text:style-name="P11" text:outline-level="1">5️⃣ CROSS-INSTITUTE INTELLIGENCE</text:h>
      <text:p text:style-name="P77">This is aggregated analytics across all institutes.</text:p>
      <text:p text:style-name="P77">Displays:</text:p>
      <text:list text:style-name="L172">
        <text:list-item>
          <text:p text:style-name="P129">Avg discipline index by exam type</text:p>
        </text:list-item>
        <text:list-item>
          <text:p text:style-name="P129">Risk distribution by region (if applicable)</text:p>
        </text:list-item>
        <text:list-item>
          <text:p text:style-name="P129">Hard bias frequency global</text:p>
        </text:list-item>
        <text:list-item>
          <text:p text:style-name="P129">Easy neglect frequency global</text:p>
        </text:list-item>
        <text:list-item>
          <text:p text:style-name="P129">Controlled Mode effectiveness global</text:p>
        </text:list-item>
        <text:list-item>
          <text:p text:style-name="P129">Topic weakness cluster across institutes</text:p>
        </text:list-item>
      </text:list>
      <text:p text:style-name="P77">This is your macro intelligence layer.</text:p>
      <text:p text:style-name="P77">Data source:</text:p>
      <text:list text:style-name="L173">
        <text:list-item>
          <text:p text:style-name="P130">vendorAggregates collection (precomputed nightly)</text:p>
        </text:list-item>
      </text:list>
      <text:p text:style-name="P14"/>
      <text:h text:style-name="P11" text:outline-level="1">6️⃣ REVENUE &amp; BUSINESS METRICS</text:h>
      <text:p text:style-name="P77">Shows:</text:p>
      <text:list text:style-name="L174">
        <text:list-item>
          <text:p text:style-name="P131">Monthly recurring revenue</text:p>
        </text:list-item>
        <text:list-item>
          <text:p text:style-name="P131">Layer distribution (how many L0, L1, etc)</text:p>
        </text:list-item>
        <text:list-item>
          <text:p text:style-name="P131">Upgrade conversion rates</text:p>
        </text:list-item>
        <text:list-item>
          <text:p text:style-name="P131">Churn rate</text:p>
        </text:list-item>
        <text:list-item>
          <text:p text:style-name="P131">Average revenue per institute</text:p>
        </text:list-item>
        <text:list-item>
          <text:p text:style-name="P131">Active student growth</text:p>
        </text:list-item>
      </text:list>
      <text:p text:style-name="P14"/>
      <text:h text:style-name="P11" text:outline-level="1">7️⃣ SYSTEM HEALTH &amp; COST MONITORING</text:h>
      <text:p text:style-name="P77">Displays:</text:p>
      <text:list text:style-name="L175">
        <text:list-item>
          <text:p text:style-name="P132">Firestore read/write count</text:p>
        </text:list-item>
        <text:list-item>
          <text:p text:style-name="P132">Cloud Function invocation count</text:p>
        </text:list-item>
        <text:list-item>
          <text:p text:style-name="P132"><text:soft-page-break/>BigQuery storage size</text:p>
        </text:list-item>
        <text:list-item>
          <text:p text:style-name="P132">Hosting bandwidth</text:p>
        </text:list-item>
        <text:list-item>
          <text:p text:style-name="P132">Estimated monthly cost</text:p>
        </text:list-item>
        <text:list-item>
          <text:p text:style-name="P132">Error rate</text:p>
        </text:list-item>
        <text:list-item>
          <text:p text:style-name="P132">Failed function count</text:p>
        </text:list-item>
      </text:list>
      <text:p text:style-name="P77">This connects to monitoring logs.</text:p>
      <text:p text:style-name="P14"/>
      <text:h text:style-name="P11" text:outline-level="1">8️⃣ GLOBAL FEATURE FLAGS</text:h>
      <text:p text:style-name="P77">Allows:</text:p>
      <text:list text:style-name="L176">
        <text:list-item>
          <text:p text:style-name="P133">Enable beta features</text:p>
        </text:list-item>
        <text:list-item>
          <text:p text:style-name="P133">Enable experimental risk engine</text:p>
        </text:list-item>
        <text:list-item>
          <text:p text:style-name="P133">Enable new UI</text:p>
        </text:list-item>
        <text:list-item>
          <text:p text:style-name="P133">Rollout percentage</text:p>
        </text:list-item>
      </text:list>
      <text:p text:style-name="P77">Flag stored in:</text:p>
      <text:p text:style-name="P16"><text:span text:style-name="Source_20_Text">globalFeatureFlags/{flagName}</text:span></text:p>
      <text:p text:style-name="P14"/>
      <text:h text:style-name="P11" text:outline-level="1">9️⃣ AUDIT &amp; ACTIVITY LOGS</text:h>
      <text:p text:style-name="P77">Tracks:</text:p>
      <text:list text:style-name="L177">
        <text:list-item>
          <text:p text:style-name="P134">License changes</text:p>
        </text:list-item>
        <text:list-item>
          <text:p text:style-name="P134">Calibration pushes</text:p>
        </text:list-item>
        <text:list-item>
          <text:p text:style-name="P134">Institute suspension</text:p>
        </text:list-item>
        <text:list-item>
          <text:p text:style-name="P134">Feature flag changes</text:p>
        </text:list-item>
        <text:list-item>
          <text:p text:style-name="P134">Manual overrides</text:p>
        </text:list-item>
      </text:list>
      <text:p text:style-name="P77">Must be immutable.</text:p>
      <text:p text:style-name="P14"/>
      <text:h text:style-name="P11" text:outline-level="1">🔟 DATA EXPORT &amp; BACKUP</text:h>
      <text:p text:style-name="P77">Allows:</text:p>
      <text:list text:style-name="L178">
        <text:list-item>
          <text:p text:style-name="P135">Export platform metrics</text:p>
        </text:list-item>
        <text:list-item>
          <text:p text:style-name="P135">Export institute data</text:p>
        </text:list-item>
        <text:list-item>
          <text:p text:style-name="P135"><text:soft-page-break/>Trigger manual backup</text:p>
        </text:list-item>
        <text:list-item>
          <text:p text:style-name="P135">Restore simulation (if needed)</text:p>
        </text:list-item>
      </text:list>
      <text:p text:style-name="P14"/>
      <text:h text:style-name="P11" text:outline-level="1">🧠 ARCHITECTURAL IMPLICATIONS</text:h>
      <text:p text:style-name="P77">Vendor dashboard requires:</text:p>
      <text:list text:style-name="L179">
        <text:list-item>
          <text:p text:style-name="P136">Global collections:</text:p>
          <text:list>
            <text:list-item>
              <text:p text:style-name="P136">vendorMetrics</text:p>
            </text:list-item>
            <text:list-item>
              <text:p text:style-name="P136">vendorAggregates</text:p>
            </text:list-item>
            <text:list-item>
              <text:p text:style-name="P136">calibrationVersions</text:p>
            </text:list-item>
            <text:list-item>
              <text:p text:style-name="P136">globalFeatureFlags</text:p>
            </text:list-item>
            <text:list-item>
              <text:p text:style-name="P136">auditLogs</text:p>
            </text:list-item>
          </text:list>
        </text:list-item>
        <text:list-item>
          <text:p text:style-name="P136">Strict RBAC</text:p>
        </text:list-item>
        <text:list-item>
          <text:p text:style-name="P136">Strong Firestore rules</text:p>
        </text:list-item>
        <text:list-item>
          <text:p text:style-name="P136">Separate middleware enforcement</text:p>
        </text:list-item>
      </text:list>
      <text:p text:style-name="P14"/>
      <text:h text:style-name="P11" text:outline-level="1">🧱 NEW SECTIONS ADDED TO MASTER BLUEPRINT</text:h>
      <text:p text:style-name="P77">Add to master list:</text:p>
      <text:p text:style-name="P77">37️⃣ Vendor Dashboard Architecture<text:line-break/>38️⃣ Calibration Simulation Engine Architecture<text:line-break/>39️⃣ Cross-Institute Intelligence Aggregation Model<text:line-break/>40️⃣ Vendor Aggregation Pipeline (nightly job)<text:line-break/>41️⃣ Global Feature Flag Framework</text:p>
      <text:p text:style-name="P14"/>
      <text:h text:style-name="P11" text:outline-level="1">🧠 STRATEGIC NOTE</text:h>
      <text:p text:style-name="P77">The simulation engine makes your SaaS:</text:p>
      <text:list text:style-name="L180">
        <text:list-item>
          <text:p text:style-name="P137">Data network driven</text:p>
        </text:list-item>
        <text:list-item>
          <text:p text:style-name="P137">Self-improving</text:p>
        </text:list-item>
        <text:list-item>
          <text:p text:style-name="P137">Hard to copy</text:p>
        </text:list-item>
        <text:list-item>
          <text:p text:style-name="P137">Hard to replace</text:p>
        </text:list-item>
      </text:list>
      <text:p text:style-name="P77"><text:soft-page-break/>This is your moat.</text:p>
      <text:p text:style-name="P14"/>
      <text:h text:style-name="P11" text:outline-level="1">🎯 Next Decision</text:h>
      <text:p text:style-name="P77">Now we have defined:</text:p>
      <text:list text:style-name="L181">
        <text:list-item>
          <text:p text:style-name="P138">Admin Portal</text:p>
        </text:list-item>
        <text:list-item>
          <text:p text:style-name="P138">Student Portal</text:p>
        </text:list-item>
        <text:list-item>
          <text:p text:style-name="P138">Test Portal</text:p>
        </text:list-item>
        <text:list-item>
          <text:p text:style-name="P138">Vendor Portal</text:p>
        </text:list-item>
        <text:list-item>
          <text:p text:style-name="P138">Director (inside Admin L3)</text:p>
        </text:list-item>
      </text:list>
      <text:p text:style-name="P77">Now we can move to:</text:p>
      <text:h text:style-name="P13" text:outline-level="3">🧱 Multi-Tenancy Isolation Model (Full Engineering Definition)</text:h>
      <text:p text:style-name="P77">Because now we know:</text:p>
      <text:list text:style-name="L182">
        <text:list-item>
          <text:p text:style-name="P139">All actors</text:p>
        </text:list-item>
        <text:list-item>
          <text:p text:style-name="P139">All portals</text:p>
        </text:list-item>
        <text:list-item>
          <text:p text:style-name="P139">All global collections</text:p>
        </text:list-item>
      </text:list>
      <text:p text:style-name="P77">This isolation model must support everything we defined.</text:p>
      <text:p text:style-name="P14"/>
      <text:p text:style-name="P77">Confirm:</text:p>
      <text:p text:style-name="P77">Shall we now move to<text:line-break/>🧱 <text:span text:style-name="Strong_20_Emphasis">Multi-Tenancy Isolation Model (Enterprise Engineering Spec)</text:span>?</text:p>
      <text:p text:style-name="P77">This is the foundation of everything.</text:p>
      <text:p text:style-name="P20"/>
      <text:p text:style-name="P20"/>
      <text:p text:style-name="P20"/>
      <text:p text:style-name="P20"/>
      <text:p text:style-name="P20"/>
      <text:p text:style-name="P20"/>
      <text:p text:style-name="P19">With the above additions, now give me the full master blueprint sections lists. Complete lists</text:p>
      <text:p text:style-name="P7"/>
      <text:p text:style-name="P7"/>
      <text:p text:style-name="P78">Excellent.<text:line-break/>Now we formalize the <text:span text:style-name="Strong_20_Emphasis">Test Portal (Execution Engine) — JEE-Mains Style Implementation</text:span> with:</text:p>
      <text:list text:style-name="L183">
        <text:list-item>
          <text:p text:style-name="P141">Instruction screen first</text:p>
        </text:list-item>
        <text:list-item>
          <text:p text:style-name="P141"><text:soft-page-break/>Built-in scientific calculator</text:p>
        </text:list-item>
        <text:list-item>
          <text:p text:style-name="P141">JEE-style navigation palette</text:p>
        </text:list-item>
        <text:list-item>
          <text:p text:style-name="P141">99% JEE-Mains visual mimic (UI structure only, not branding)</text:p>
        </text:list-item>
        <text:list-item>
          <text:p text:style-name="P141">Layer-based enforcement engine intact</text:p>
        </text:list-item>
        <text:list-item>
          <text:p text:style-name="P141">Server-authoritative timing</text:p>
        </text:list-item>
        <text:list-item>
          <text:p text:style-name="P141">Token-isolated execution</text:p>
        </text:list-item>
      </text:list>
      <text:p text:style-name="P77">This is production-grade specification.</text:p>
      <text:p text:style-name="P14"/>
      <text:h text:style-name="P11" text:outline-level="1">🧪 TEST PORTAL — FINAL ARCHITECTURE</text:h>
      <text:p text:style-name="P77"><text:span text:style-name="Strong_20_Emphasis">Domain:</text:span> <text:span text:style-name="Source_20_Text">exam.yourdomain.com</text:span><text:line-break/><text:span text:style-name="Strong_20_Emphasis">Frontend:</text:span> Separate build (isolated app)<text:line-break/><text:span text:style-name="Strong_20_Emphasis">Design Language:</text:span> JEE Main-style exam UI</text:p>
      <text:p text:style-name="P14"/>
      <text:h text:style-name="P11" text:outline-level="1">1️⃣ ENTRY FLOW (UPDATED)</text:h>
      <text:p text:style-name="P77">Student clicks <text:span text:style-name="Strong_20_Emphasis">Start Test</text:span></text:p>
      <text:p text:style-name="P77">Backend:</text:p>
      <text:list text:style-name="L209">
        <text:list-item>
          <text:p text:style-name="P142">Validate assignment window</text:p>
        </text:list-item>
        <text:list-item>
          <text:p text:style-name="P142">Validate student active status</text:p>
        </text:list-item>
        <text:list-item>
          <text:p text:style-name="P142">Ensure no parallel active session</text:p>
        </text:list-item>
        <text:list-item>
          <text:p text:style-name="P142">Create session:</text:p>
          <text:p text:style-name="P17"><text:span text:style-name="Source_20_Text">runs/{runId}/sessions/{sessionId}</text:span></text:p>
        </text:list-item>
        <text:list-item>
          <text:p text:style-name="P142">Attach:</text:p>
          <text:list>
            <text:list-item>
              <text:p text:style-name="P142">templateSnapshot</text:p>
            </text:list-item>
            <text:list-item>
              <text:p text:style-name="P142">phaseConfigSnapshot (if L2)</text:p>
            </text:list-item>
            <text:list-item>
              <text:p text:style-name="P142">timingProfile</text:p>
            </text:list-item>
            <text:list-item>
              <text:p text:style-name="P142">mode</text:p>
            </text:list-item>
            <text:list-item>
              <text:p text:style-name="P142">license flags</text:p>
            </text:list-item>
          </text:list>
        </text:list-item>
        <text:list-item>
          <text:p text:style-name="P142">Return signed short-lived JWT</text:p>
        </text:list-item>
        <text:list-item>
          <text:p text:style-name="P142">Redirect to:</text:p>
        </text:list-item>
      </text:list>
      <text:p text:style-name="P16"><text:soft-page-break/><text:span text:style-name="Source_20_Text">https://exam.yourdomain.com/session/{sessionId}?token=xyz</text:span></text:p>
      <text:p text:style-name="P77">Exam portal validates token server-side before loading.</text:p>
      <text:p text:style-name="P14"/>
      <text:h text:style-name="P11" text:outline-level="1">2️⃣ FIRST SCREEN — INSTRUCTIONS PAGE (MANDATORY)</text:h>
      <text:p text:style-name="P77">This must appear BEFORE test loads.</text:p>
      <text:p text:style-name="P77">Structure (JEE-style):</text:p>
      <text:p text:style-name="P14"/>
      <text:h text:style-name="P12" text:outline-level="2">📝 Instructions Screen Layout</text:h>
      <text:p text:style-name="P77">Sections:</text:p>
      <text:list text:style-name="L210">
        <text:list-item>
          <text:p text:style-name="P143">General Instructions</text:p>
        </text:list-item>
        <text:list-item>
          <text:p text:style-name="P143">Marking Scheme</text:p>
        </text:list-item>
        <text:list-item>
          <text:p text:style-name="P143">Question Palette Explanation</text:p>
        </text:list-item>
        <text:list-item>
          <text:p text:style-name="P143">Navigation Instructions</text:p>
        </text:list-item>
        <text:list-item>
          <text:p text:style-name="P143">Mode-Specific Instructions (Layer-aware)</text:p>
        </text:list-item>
        <text:list-item>
          <text:p text:style-name="P143">Declaration Checkbox</text:p>
        </text:list-item>
        <text:list-item>
          <text:p text:style-name="P143">“Start Test” Button</text:p>
        </text:list-item>
      </text:list>
      <text:p text:style-name="P14"/>
      <text:h text:style-name="P13" text:outline-level="3">Example Sections</text:h>
      <text:p text:style-name="P77"><text:span text:style-name="Strong_20_Emphasis">General Instructions</text:span></text:p>
      <text:list text:style-name="L211">
        <text:list-item>
          <text:p text:style-name="P144">Total Questions</text:p>
        </text:list-item>
        <text:list-item>
          <text:p text:style-name="P144">Total Duration</text:p>
        </text:list-item>
        <text:list-item>
          <text:p text:style-name="P144">Negative Marking Rule</text:p>
        </text:list-item>
        <text:list-item>
          <text:p text:style-name="P144">Attempt Limit</text:p>
        </text:list-item>
      </text:list>
      <text:p text:style-name="P77"><text:span text:style-name="Strong_20_Emphasis">Question Palette Explanation (Color Legend)</text:span></text:p>
      <text:list text:style-name="L212">
        <text:list-item>
          <text:p text:style-name="P145">Gray → Not Visited</text:p>
        </text:list-item>
        <text:list-item>
          <text:p text:style-name="P145">Red → Not Answered</text:p>
        </text:list-item>
        <text:list-item>
          <text:p text:style-name="P145">Green → Answered</text:p>
        </text:list-item>
        <text:list-item>
          <text:p text:style-name="P145">Purple → Marked for Review</text:p>
        </text:list-item>
        <text:list-item>
          <text:p text:style-name="P145">Purple with Tick → Answered &amp; Marked</text:p>
        </text:list-item>
      </text:list>
      <text:p text:style-name="P77"><text:soft-page-break/>Must visually match JEE portal structure.</text:p>
      <text:p text:style-name="P14"/>
      <text:h text:style-name="P13" text:outline-level="3">Mode-Specific Instruction Injection</text:h>
      <text:p text:style-name="P77">🟡 L1:<text:line-break/>“This test provides pacing guidance but does not restrict navigation.”</text:p>
      <text:p text:style-name="P77">🔵 L2 Controlled:<text:line-break/>“Minimum time per question will be enforced based on difficulty.”</text:p>
      <text:p text:style-name="P77">🔴 Hard Mode:<text:line-break/>“You may not revisit questions once answered.”</text:p>
      <text:p text:style-name="P14"/>
      <text:p text:style-name="P77">Checkbox:</text:p>
      <text:p text:style-name="P77">☐ I have read and understood the instructions.</text:p>
      <text:p text:style-name="P77">Button enabled only after checkbox.</text:p>
      <text:p text:style-name="P14"/>
      <text:h text:style-name="P11" text:outline-level="1">3️⃣ MAIN TEST INTERFACE STRUCTURE</text:h>
      <text:p text:style-name="P77">(JEE Mains Layout Replica Structure)</text:p>
      <text:p text:style-name="P15"><text:span text:style-name="Source_20_Text">┌─────────────────────────────────────────────┐</text:span></text:p>
      <text:p text:style-name="P15"><text:span text:style-name="Source_20_Text">│ Header <text:s text:c="37"/>│</text:span></text:p>
      <text:p text:style-name="P15"><text:span text:style-name="Source_20_Text">├───────────────┬─────────────────────────────┤</text:span></text:p>
      <text:p text:style-name="P15"><text:span text:style-name="Source_20_Text">│ Question <text:s text:c="5"/>│ Question Area <text:s text:c="14"/>│</text:span></text:p>
      <text:p text:style-name="P15"><text:span text:style-name="Source_20_Text">│ Navigation <text:s text:c="3"/>│ <text:s text:c="28"/>│</text:span></text:p>
      <text:p text:style-name="P15"><text:span text:style-name="Source_20_Text">│ Palette <text:s text:c="6"/>│ <text:s text:c="28"/>│</text:span></text:p>
      <text:p text:style-name="P15"><text:span text:style-name="Source_20_Text">├───────────────┴─────────────────────────────┤</text:span></text:p>
      <text:p text:style-name="P15"><text:span text:style-name="Source_20_Text">│ Footer Controls <text:s text:c="28"/>│</text:span></text:p>
      <text:p text:style-name="P16"><text:span text:style-name="Source_20_Text">└─────────────────────────────────────────────┘</text:span></text:p>
      <text:p text:style-name="P14"/>
      <text:h text:style-name="P11" text:outline-level="1">4️⃣ HEADER (JEE STYLE)</text:h>
      <text:p text:style-name="P77">Contains:</text:p>
      <text:list text:style-name="L213">
        <text:list-item>
          <text:p text:style-name="P146">Candidate Name</text:p>
        </text:list-item>
        <text:list-item>
          <text:p text:style-name="P146">Subject Tabs (Physics / Chemistry / Mathematics)</text:p>
        </text:list-item>
        <text:list-item>
          <text:p text:style-name="P146">Question Count</text:p>
        </text:list-item>
        <text:list-item>
          <text:p text:style-name="P146">Global Timer (Top Right, Red)</text:p>
        </text:list-item>
        <text:list-item>
          <text:p text:style-name="P146">Phase Indicator (L1+)</text:p>
        </text:list-item>
        <text:list-item>
          <text:p text:style-name="P146">Calculator Button</text:p>
        </text:list-item>
      </text:list>
      <text:p text:style-name="P77">Timer:</text:p>
      <text:list text:style-name="L214">
        <text:list-item>
          <text:p text:style-name="P147"><text:soft-page-break/>Server-authoritative</text:p>
        </text:list-item>
        <text:list-item>
          <text:p text:style-name="P147">Sync every 10 seconds</text:p>
        </text:list-item>
        <text:list-item>
          <text:p text:style-name="P147">Visible countdown</text:p>
        </text:list-item>
        <text:list-item>
          <text:p text:style-name="P147">Color turns red at last 10 minutes</text:p>
        </text:list-item>
      </text:list>
      <text:p text:style-name="P14"/>
      <text:h text:style-name="P11" text:outline-level="1">5️⃣ QUESTION NAVIGATION PALETTE (JEE-IDENTICAL BEHAVIOR)</text:h>
      <text:p text:style-name="P77">Left side vertical panel.</text:p>
      <text:p text:style-name="P77">Each question displayed as numbered tile.</text:p>
      <text:p text:style-name="P77">Color-coded status exactly like JEE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2">Status</text:p>
            </table:table-cell>
            <table:table-cell table:style-name="Table2.A1" office:value-type="string">
              <text:p text:style-name="P22">Color</text:p>
            </table:table-cell>
          </table:table-row>
        </table:table-header-rows>
        <table:table-row>
          <table:table-cell table:style-name="Table2.A1" office:value-type="string">
            <text:p text:style-name="P21">Not Visited</text:p>
          </table:table-cell>
          <table:table-cell table:style-name="Table2.A1" office:value-type="string">
            <text:p text:style-name="P21">Gray</text:p>
          </table:table-cell>
        </table:table-row>
        <table:table-row>
          <table:table-cell table:style-name="Table2.A1" office:value-type="string">
            <text:p text:style-name="P21">Not Answered</text:p>
          </table:table-cell>
          <table:table-cell table:style-name="Table2.A1" office:value-type="string">
            <text:p text:style-name="P21">Red</text:p>
          </table:table-cell>
        </table:table-row>
        <table:table-row>
          <table:table-cell table:style-name="Table2.A1" office:value-type="string">
            <text:p text:style-name="P21">Answered</text:p>
          </table:table-cell>
          <table:table-cell table:style-name="Table2.A1" office:value-type="string">
            <text:p text:style-name="P21">Green</text:p>
          </table:table-cell>
        </table:table-row>
        <table:table-row>
          <table:table-cell table:style-name="Table2.A1" office:value-type="string">
            <text:p text:style-name="P21">Marked for Review</text:p>
          </table:table-cell>
          <table:table-cell table:style-name="Table2.A1" office:value-type="string">
            <text:p text:style-name="P21">Purple</text:p>
          </table:table-cell>
        </table:table-row>
        <table:table-row>
          <table:table-cell table:style-name="Table2.A1" office:value-type="string">
            <text:p text:style-name="P21">Answered + Marked</text:p>
          </table:table-cell>
          <table:table-cell table:style-name="Table2.A1" office:value-type="string">
            <text:p text:style-name="P21">Purple + Tick</text:p>
          </table:table-cell>
        </table:table-row>
      </table:table>
      <text:p text:style-name="P77">Section tabs above palette.</text:p>
      <text:p text:style-name="P77">Must behave like JEE:</text:p>
      <text:list text:style-name="L215">
        <text:list-item>
          <text:p text:style-name="P148">Click number → Jump</text:p>
        </text:list-item>
        <text:list-item>
          <text:p text:style-name="P148">Status updates on save</text:p>
        </text:list-item>
        <text:list-item>
          <text:p text:style-name="P148">Review markers allowed (unless Hard mode disables)</text:p>
        </text:list-item>
      </text:list>
      <text:p text:style-name="P14"/>
      <text:h text:style-name="P11" text:outline-level="1">6️⃣ QUESTION AREA</text:h>
      <text:p text:style-name="P77">Contains:</text:p>
      <text:list text:style-name="L216">
        <text:list-item>
          <text:p text:style-name="P149">Question Image (lazy loaded)</text:p>
        </text:list-item>
        <text:list-item>
          <text:p text:style-name="P149">Answer Options (Radio / Numeric / Matrix)</text:p>
        </text:list-item>
        <text:list-item>
          <text:p text:style-name="P149">Clear Response button</text:p>
        </text:list-item>
        <text:list-item>
          <text:p text:style-name="P149">Mark for Review checkbox</text:p>
        </text:list-item>
        <text:list-item>
          <text:p text:style-name="P149">Save &amp; Next</text:p>
        </text:list-item>
        <text:list-item>
          <text:p text:style-name="P149">Previous</text:p>
        </text:list-item>
      </text:list>
      <text:p text:style-name="P14"/>
      <text:h text:style-name="P11" text:outline-level="1"><text:soft-page-break/>7️⃣ BUILT-IN CALCULATOR</text:h>
      <text:p text:style-name="P77">Simple scientific calculator.</text:p>
      <text:p text:style-name="P77">Accessible via header button.</text:p>
      <text:p text:style-name="P77">Popup modal (non-draggable, JEE style).</text:p>
      <text:p text:style-name="P77">Functions required:</text:p>
      <text:list text:style-name="L217">
        <text:list-item>
          <text:list>
            <text:list-item>
              <text:p text:style-name="P150">− × ÷</text:p>
            </text:list-item>
          </text:list>
        </text:list-item>
        <text:list-item>
          <text:p text:style-name="P150">√ (Square root)</text:p>
        </text:list-item>
        <text:list-item>
          <text:p text:style-name="P150">x²</text:p>
        </text:list-item>
        <text:list-item>
          <text:p text:style-name="P150">∛ (Cube root)</text:p>
        </text:list-item>
        <text:list-item>
          <text:p text:style-name="P150">x³</text:p>
        </text:list-item>
        <text:list-item>
          <text:p text:style-name="P150">log</text:p>
        </text:list-item>
        <text:list-item>
          <text:p text:style-name="P150">ln</text:p>
        </text:list-item>
        <text:list-item>
          <text:p text:style-name="P150">sin</text:p>
        </text:list-item>
        <text:list-item>
          <text:p text:style-name="P150">cos</text:p>
        </text:list-item>
        <text:list-item>
          <text:p text:style-name="P150">tan</text:p>
        </text:list-item>
        <text:list-item>
          <text:p text:style-name="P150">π</text:p>
        </text:list-item>
        <text:list-item>
          <text:p text:style-name="P150">e</text:p>
        </text:list-item>
      </text:list>
      <text:p text:style-name="P77">No advanced graphing.</text:p>
      <text:p text:style-name="P77">All calculations client-side only.</text:p>
      <text:p text:style-name="P77">No history saved to backend.</text:p>
      <text:p text:style-name="P14"/>
      <text:h text:style-name="P11" text:outline-level="1">8️⃣ LAYER-SPECIFIC BEHAVIOR ENGINE</text:h>
      <text:p text:style-name="P14"/>
      <text:h text:style-name="P12" text:outline-level="2">🟢 L0 — Operational</text:h>
      <text:list text:style-name="L218">
        <text:list-item>
          <text:p text:style-name="P151">Free navigation</text:p>
        </text:list-item>
        <text:list-item>
          <text:p text:style-name="P151">Global timer</text:p>
        </text:list-item>
        <text:list-item>
          <text:p text:style-name="P151">Submit anytime</text:p>
        </text:list-item>
        <text:list-item>
          <text:p text:style-name="P151">No pacing alerts</text:p>
        </text:list-item>
        <text:list-item>
          <text:p text:style-name="P151">No timing gating</text:p>
        </text:list-item>
        <text:list-item>
          <text:p text:style-name="P151">Palette fully clickable</text:p>
        </text:list-item>
      </text:list>
      <text:p text:style-name="P14"><text:soft-page-break/></text:p>
      <text:h text:style-name="P12" text:outline-level="2">🟡 L1 — Diagnostic</text:h>
      <text:p text:style-name="P77">Adds:</text:p>
      <text:list text:style-name="L219">
        <text:list-item>
          <text:p text:style-name="P152">Phase indicator (top)</text:p>
        </text:list-item>
        <text:list-item>
          <text:p text:style-name="P152">Yellow pacing advisory banner</text:p>
        </text:list-item>
        <text:list-item>
          <text:p text:style-name="P152">Easy remaining reminder</text:p>
        </text:list-item>
        <text:list-item>
          <text:p text:style-name="P152">Rapid answering advisory</text:p>
        </text:list-item>
        <text:list-item>
          <text:p text:style-name="P152">Submit warning if &lt;50% attempted</text:p>
        </text:list-item>
      </text:list>
      <text:p text:style-name="P77">No blocking.</text:p>
      <text:p text:style-name="P14"/>
      <text:h text:style-name="P12" text:outline-level="2">🔵 L2 — Controlled Mode</text:h>
      <text:p text:style-name="P77">Adds enforcement:</text:p>
      <text:h text:style-name="P13" text:outline-level="3">Adaptive Phase Engine Active</text:h>
      <text:p text:style-name="P77">Phase displayed:</text:p>
      <text:p text:style-name="P77">Phase 1 — Rapid Sweep<text:line-break/>Time Remaining: 22:14</text:p>
      <text:h text:style-name="P13" text:outline-level="3">MinTime Enforcement</text:h>
      <text:list text:style-name="L220">
        <text:list-item>
          <text:p text:style-name="P153">Save &amp; Next disabled until MinTime reached</text:p>
        </text:list-item>
        <text:list-item>
          <text:p text:style-name="P153">Visual countdown per question</text:p>
        </text:list-item>
        <text:list-item>
          <text:p text:style-name="P153">Clear message:</text:p>
        </text:list-item>
      </text:list>
      <text:p text:style-name="P77">“Minimum engagement time: 12s remaining”</text:p>
      <text:h text:style-name="P13" text:outline-level="3">Consecutive Wrong Slowdown</text:h>
      <text:p text:style-name="P77">If threshold reached:</text:p>
      <text:list text:style-name="L221">
        <text:list-item>
          <text:p text:style-name="P154">3-second forced pause before next question loads</text:p>
        </text:list-item>
      </text:list>
      <text:h text:style-name="P13" text:outline-level="3">Overstay Advisory</text:h>
      <text:p text:style-name="P77">If student exceeds recommended average.</text:p>
      <text:h text:style-name="P13" text:outline-level="3">Early Submit Confirmation</text:h>
      <text:p text:style-name="P77">If discipline index provisional low:<text:line-break/>Modal:<text:line-break/>“You have unanswered Easy questions. Are you sure?”</text:p>
      <text:p text:style-name="P14"/>
      <text:h text:style-name="P12" text:outline-level="2"><text:soft-page-break/>🔴 Hard Mode</text:h>
      <text:p text:style-name="P77">Strict enforcement:</text:p>
      <text:list text:style-name="L222">
        <text:list-item>
          <text:p text:style-name="P155">MinTime AND MaxTime enforced</text:p>
        </text:list-item>
        <text:list-item>
          <text:p text:style-name="P155">Auto-lock after MaxTime</text:p>
        </text:list-item>
        <text:list-item>
          <text:p text:style-name="P155">Sequential navigation only</text:p>
        </text:list-item>
        <text:list-item>
          <text:p text:style-name="P155">No revisiting (configurable)</text:p>
        </text:list-item>
        <text:list-item>
          <text:p text:style-name="P155">Submit only at end (optional)</text:p>
        </text:list-item>
        <text:list-item>
          <text:p text:style-name="P155">No advisory banners</text:p>
        </text:list-item>
        <text:list-item>
          <text:p text:style-name="P155">Minimal UI distractions</text:p>
        </text:list-item>
      </text:list>
      <text:p text:style-name="P77">This mode feels structured, not guided.</text:p>
      <text:p text:style-name="P14"/>
      <text:h text:style-name="P11" text:outline-level="1">9️⃣ ADAPTIVE PHASE ENGINE (L2)</text:h>
      <text:p text:style-name="P77">On session start:</text:p>
      <text:p text:style-name="P77">Load:</text:p>
      <text:p text:style-name="P15"><text:span text:style-name="Source_20_Text">phaseConfigSnapshot</text:span></text:p>
      <text:p text:style-name="P15"><text:span text:style-name="Source_20_Text">timingProfile</text:span></text:p>
      <text:p text:style-name="P16"><text:span text:style-name="Source_20_Text">difficultyDistribution</text:span></text:p>
      <text:p text:style-name="P77">Engine tracks:</text:p>
      <text:list text:style-name="L223">
        <text:list-item>
          <text:p text:style-name="P156">Phase adherence %</text:p>
        </text:list-item>
        <text:list-item>
          <text:p text:style-name="P156">Overspend %</text:p>
        </text:list-item>
        <text:list-item>
          <text:p text:style-name="P156">Difficulty compliance</text:p>
        </text:list-item>
        <text:list-item>
          <text:p text:style-name="P156">Skip patterns</text:p>
        </text:list-item>
      </text:list>
      <text:p text:style-name="P77">Stored incrementally in session doc.</text:p>
      <text:p text:style-name="P77">Never computed in real-time UI.</text:p>
      <text:p text:style-name="P14"/>
      <text:h text:style-name="P11" text:outline-level="1">🔟 SESSION STATE MACHINE</text:h>
      <text:p text:style-name="P77">States:</text:p>
      <text:list text:style-name="L224">
        <text:list-item>
          <text:p text:style-name="P157">created</text:p>
        </text:list-item>
        <text:list-item>
          <text:p text:style-name="P157">started</text:p>
        </text:list-item>
        <text:list-item>
          <text:p text:style-name="P157">active</text:p>
        </text:list-item>
        <text:list-item>
          <text:p text:style-name="P157">submitted</text:p>
        </text:list-item>
        <text:list-item>
          <text:p text:style-name="P157"><text:soft-page-break/>expired</text:p>
        </text:list-item>
        <text:list-item>
          <text:p text:style-name="P157">terminated</text:p>
        </text:list-item>
      </text:list>
      <text:p text:style-name="P77">Server authoritative timer.</text:p>
      <text:p text:style-name="P77">Refresh resumes session.</text:p>
      <text:p text:style-name="P77">Disconnect logic:</text:p>
      <text:list text:style-name="L225">
        <text:list-item>
          <text:p text:style-name="P158">Local IndexedDB cache</text:p>
        </text:list-item>
        <text:list-item>
          <text:p text:style-name="P158">Auto sync on reconnect</text:p>
        </text:list-item>
        <text:list-item>
          <text:p text:style-name="P158">Auto-submit on expiry</text:p>
        </text:list-item>
      </text:list>
      <text:p text:style-name="P14"/>
      <text:h text:style-name="P11" text:outline-level="1">1️⃣1️⃣ HOT–WARM–COLD ALIGNMENT</text:h>
      <text:p text:style-name="P77">During test:</text:p>
      <text:p text:style-name="P77">HOT:</text:p>
      <text:list text:style-name="L226">
        <text:list-item>
          <text:p text:style-name="P159">session doc</text:p>
        </text:list-item>
        <text:list-item>
          <text:p text:style-name="P159">incremental answer updates</text:p>
        </text:list-item>
      </text:list>
      <text:p text:style-name="P77">On submission:</text:p>
      <text:list text:style-name="L227">
        <text:list-item>
          <text:p text:style-name="P160">runAnalytics updated</text:p>
        </text:list-item>
        <text:list-item>
          <text:p text:style-name="P160">studentYearMetrics updated</text:p>
        </text:list-item>
        <text:list-item>
          <text:p text:style-name="P160">questionAnalytics updated</text:p>
        </text:list-item>
      </text:list>
      <text:p text:style-name="P77">Archive year:</text:p>
      <text:list text:style-name="L228">
        <text:list-item>
          <text:p text:style-name="P161">export sessions to BigQuery</text:p>
        </text:list-item>
        <text:list-item>
          <text:p text:style-name="P161">keep only summary docs</text:p>
        </text:list-item>
      </text:list>
      <text:p text:style-name="P77">Test portal never touches BigQuery.</text:p>
      <text:p text:style-name="P14"/>
      <text:h text:style-name="P11" text:outline-level="1">1️⃣2️⃣ SECURITY HARDENING</text:h>
      <text:list text:style-name="L229">
        <text:list-item>
          <text:p text:style-name="P162">Signed JWT session token</text:p>
        </text:list-item>
        <text:list-item>
          <text:p text:style-name="P162">Token expiration 15 min refreshable</text:p>
        </text:list-item>
        <text:list-item>
          <text:p text:style-name="P162">Strict CSP</text:p>
        </text:list-item>
        <text:list-item>
          <text:p text:style-name="P162">Disable embedding</text:p>
        </text:list-item>
        <text:list-item>
          <text:p text:style-name="P162">No direct questionId exposure</text:p>
        </text:list-item>
        <text:list-item>
          <text:p text:style-name="P162">Single session enforcement</text:p>
        </text:list-item>
        <text:list-item>
          <text:p text:style-name="P162"><text:soft-page-break/>Anti-tamper timestamp validation</text:p>
        </text:list-item>
        <text:list-item>
          <text:p text:style-name="P162">Server-validated MinTime/MaxTime</text:p>
        </text:list-item>
      </text:list>
      <text:p text:style-name="P77">No trust in frontend.</text:p>
      <text:p text:style-name="P14"/>
      <text:h text:style-name="P11" text:outline-level="1">1️⃣3️⃣ PERFORMANCE RULES</text:h>
      <text:list text:style-name="L230">
        <text:list-item>
          <text:p text:style-name="P163">Preload next question image</text:p>
        </text:list-item>
        <text:list-item>
          <text:p text:style-name="P163">Lazy load large images</text:p>
        </text:list-item>
        <text:list-item>
          <text:p text:style-name="P163">Batch write answers every 5–10 sec</text:p>
        </text:list-item>
        <text:list-item>
          <text:p text:style-name="P163">Heartbeat ping every 20 sec</text:p>
        </text:list-item>
        <text:list-item>
          <text:p text:style-name="P163">Max 1 read per question load</text:p>
        </text:list-item>
        <text:list-item>
          <text:p text:style-name="P163">No analytics queries</text:p>
        </text:list-item>
      </text:list>
      <text:p text:style-name="P14"/>
      <text:h text:style-name="P11" text:outline-level="1">1️⃣4️⃣ JEE-STYLE VISUAL RULES</text:h>
      <text:p text:style-name="P77">To achieve 99% similarity (without copying brand elements):</text:p>
      <text:list text:style-name="L231">
        <text:list-item>
          <text:p text:style-name="P164">White background</text:p>
        </text:list-item>
        <text:list-item>
          <text:p text:style-name="P164">Blue section headers</text:p>
        </text:list-item>
        <text:list-item>
          <text:p text:style-name="P164">Red countdown timer</text:p>
        </text:list-item>
        <text:list-item>
          <text:p text:style-name="P164">Left vertical palette</text:p>
        </text:list-item>
        <text:list-item>
          <text:p text:style-name="P164">Square question buttons</text:p>
        </text:list-item>
        <text:list-item>
          <text:p text:style-name="P164">Instruction page layout identical structure</text:p>
        </text:list-item>
        <text:list-item>
          <text:p text:style-name="P164">Simple sans-serif typography</text:p>
        </text:list-item>
        <text:list-item>
          <text:p text:style-name="P164">Minimal animation</text:p>
        </text:list-item>
        <text:list-item>
          <text:p text:style-name="P164">Modal confirmations similar structure</text:p>
        </text:list-item>
      </text:list>
      <text:p text:style-name="P77">Remove:</text:p>
      <text:list text:style-name="L232">
        <text:list-item>
          <text:p text:style-name="P165">Any NTA branding</text:p>
        </text:list-item>
        <text:list-item>
          <text:p text:style-name="P165">Logos</text:p>
        </text:list-item>
        <text:list-item>
          <text:p text:style-name="P165">Copyright text</text:p>
        </text:list-item>
        <text:list-item>
          <text:p text:style-name="P165">Exact fonts</text:p>
        </text:list-item>
      </text:list>
      <text:p text:style-name="P77">Structure only, not trademark elements.</text:p>
      <text:p text:style-name="P14"/>
      <text:h text:style-name="P11" text:outline-level="1"><text:soft-page-break/>FINAL TEST PORTAL SUMMARY</text:h>
      <text:p text:style-name="P77">You now have:</text:p>
      <text:p text:style-name="P77">✔ Mandatory instruction screen<text:line-break/>✔ Scientific calculator<text:line-break/>✔ JEE-style navigation palette<text:line-break/>✔ 99% structural UI similarity<text:line-break/>✔ Layer-based enforcement engine<text:line-break/>✔ Adaptive phase logic<text:line-break/>✔ Min/Max timing enforcement<text:line-break/>✔ Secure token-based isolation<text:line-break/>✔ Server-authoritative timing<text:line-break/>✔ HOT-only data access</text:p>
      <text:p text:style-name="P77">Your execution engine is now:</text:p>
      <text:p text:style-name="P77">Operational (L0)<text:line-break/>Diagnostic (L1)<text:line-break/>Controlled (L2)<text:line-break/>Strict (Hard Mode)</text:p>
      <text:p text:style-name="P77">Fully enterprise-grade.</text:p>
      <text:p text:style-name="P14"/>
      <text:p text:style-name="P77">Next engineering layer options:</text:p>
      <text:list text:style-name="L233">
        <text:list-item>
          <text:p text:style-name="P166">🔌 Complete API endpoint contract (backend routes)</text:p>
        </text:list-item>
        <text:list-item>
          <text:p text:style-name="P166">🧠 Real-time enforcement engine pseudo-code</text:p>
        </text:list-item>
        <text:list-item>
          <text:p text:style-name="P166">🏗 Microservice architecture map</text:p>
        </text:list-item>
        <text:list-item>
          <text:p text:style-name="P166">🔐 Security threat model</text:p>
        </text:list-item>
        <text:list-item>
          <text:p text:style-name="P166">📊 Full database collection tree</text:p>
        </text:list-item>
      </text:list>
      <text:p text:style-name="P77">Tell me which layer to engineer next.</text:p>
      <text:p text:style-name="P78"/>
      <text:h text:style-name="P1" text:outline-level="1">🔵 PHASE 2 — EXECUTION ENGINE CORE</text:h>
      <text:p text:style-name="P4"/>
      <text:h text:style-name="P2" text:outline-level="2">9️⃣ Submission Engine Event Flow</text:h>
      <text:list text:style-name="L12">
        <text:list-item>
          <text:p text:style-name="P34">Session lifecycle</text:p>
        </text:list-item>
        <text:list-item>
          <text:p text:style-name="P34">Atomic submission flow</text:p>
        </text:list-item>
        <text:list-item>
          <text:p text:style-name="P34"><text:soft-page-break/>Idempotency control</text:p>
        </text:list-item>
        <text:list-item>
          <text:p text:style-name="P34">Concurrency protection</text:p>
        </text:list-item>
        <text:list-item>
          <text:p text:style-name="P34">Failure handling</text:p>
        </text:list-item>
      </text:list>
      <text:p text:style-name="P4"/>
      <text:h text:style-name="P2" text:outline-level="2">🔟 Session Write Batching Logic</text:h>
      <text:list text:style-name="L13">
        <text:list-item>
          <text:p text:style-name="P35">Write interval</text:p>
        </text:list-item>
        <text:list-item>
          <text:p text:style-name="P35">Local buffer strategy</text:p>
        </text:list-item>
        <text:list-item>
          <text:p text:style-name="P35">Conflict resolution</text:p>
        </text:list-item>
        <text:list-item>
          <text:p text:style-name="P35">Offline recovery</text:p>
        </text:list-item>
        <text:list-item>
          <text:p text:style-name="P35">Write optimization rules</text:p>
        </text:list-item>
      </text:list>
      <text:p text:style-name="P4"/>
      <text:h text:style-name="P2" text:outline-level="2">1️⃣1️⃣ Timing Engine Architecture</text:h>
      <text:list text:style-name="L14">
        <text:list-item>
          <text:p text:style-name="P36">Difficulty-based timing windows</text:p>
        </text:list-item>
        <text:list-item>
          <text:p text:style-name="P36">MinTime enforcement</text:p>
        </text:list-item>
        <text:list-item>
          <text:p text:style-name="P36">MaxTime enforcement</text:p>
        </text:list-item>
        <text:list-item>
          <text:p text:style-name="P36">Mode-based restrictions</text:p>
        </text:list-item>
      </text:list>
      <text:p text:style-name="P4"/>
      <text:h text:style-name="P2" text:outline-level="2">1️⃣2️⃣ Adaptive Phase Engine Architecture</text:h>
      <text:list text:style-name="L15">
        <text:list-item>
          <text:p text:style-name="P37">Phase split snapshot</text:p>
        </text:list-item>
        <text:list-item>
          <text:p text:style-name="P37">Enforcement logic</text:p>
        </text:list-item>
        <text:list-item>
          <text:p text:style-name="P37">Phase transition tracking</text:p>
        </text:list-item>
        <text:list-item>
          <text:p text:style-name="P37">Phase adherence metrics</text:p>
        </text:list-item>
      </text:list>
      <text:p text:style-name="P7"/>
      <text:p text:style-name="P7"/>
      <text:h text:style-name="P1" text:outline-level="1">🟡 PHASE 5 — COMMERCIAL &amp; LICENSING LAYER</text:h>
      <text:p text:style-name="P4"/>
      <text:h text:style-name="P2" text:outline-level="2"><text:soft-page-break/>2️⃣3️⃣ Licensing Object Architecture</text:h>
      <text:list text:style-name="L16">
        <text:list-item>
          <text:p text:style-name="P38">Feature flags</text:p>
        </text:list-item>
        <text:list-item>
          <text:p text:style-name="P38">Eligibility flags</text:p>
        </text:list-item>
        <text:list-item>
          <text:p text:style-name="P38">Layer mapping</text:p>
        </text:list-item>
        <text:list-item>
          <text:p text:style-name="P38">Student limit enforcement</text:p>
        </text:list-item>
        <text:list-item>
          <text:p text:style-name="P38">Vendor override</text:p>
        </text:list-item>
      </text:list>
      <text:h text:style-name="P2" text:outline-level="2">2️⃣7️⃣ Global Feature Flag Framework</text:h>
      <text:list text:style-name="L17">
        <text:list-item>
          <text:p text:style-name="P39">Beta release flags</text:p>
        </text:list-item>
        <text:list-item>
          <text:p text:style-name="P39">Experimental engine flags</text:p>
        </text:list-item>
        <text:list-item>
          <text:p text:style-name="P39">Controlled rollout logic</text:p>
        </text:list-item>
        <text:list-item>
          <text:p text:style-name="P39">Canary release mechanism</text:p>
        </text:list-item>
      </text:list>
      <text:p text:style-name="P7"/>
      <text:h text:style-name="P1" text:outline-level="1">🟣 PHASE 4 — <text:span text:style-name="T1">BASIC DATA STABILITY VERSIONING</text:span></text:h>
      <text:h text:style-name="P2" text:outline-level="2">2️⃣2️⃣ System-Wide Versioning Strategy</text:h>
      <text:list text:style-name="L18">
        <text:list-item>
          <text:p text:style-name="P40">Template versioning</text:p>
        </text:list-item>
        <text:list-item>
          <text:p text:style-name="P40">Question versioning</text:p>
        </text:list-item>
        <text:list-item>
          <text:p text:style-name="P40">Risk model versioning</text:p>
        </text:list-item>
        <text:list-item>
          <text:p text:style-name="P40">Calibration versioning</text:p>
        </text:list-item>
        <text:list-item>
          <text:p text:style-name="P40">Feature version flags</text:p>
        </text:list-item>
      </text:list>
      <text:h text:style-name="P2" text:outline-level="2">2️⃣1️⃣ Schema Evolution &amp; Migration Strategy</text:h>
      <text:list text:style-name="L19">
        <text:list-item>
          <text:p text:style-name="P41">Document version field</text:p>
        </text:list-item>
        <text:list-item>
          <text:p text:style-name="P41">Backward compatibility policy</text:p>
        </text:list-item>
        <text:list-item>
          <text:p text:style-name="P41">Migration function framework</text:p>
        </text:list-item>
        <text:list-item>
          <text:p text:style-name="P41">Data integrity checks</text:p>
        </text:list-item>
      </text:list>
      <text:p text:style-name="P7"/>
      <text:h text:style-name="P1" text:outline-level="1"><text:soft-page-break/>🧠 PHASE <text:span text:style-name="T1">5</text:span> — BEHAVIORAL INTELLIGENCE LAYER</text:h>
      <text:h text:style-name="P2" text:outline-level="2">1️⃣3️⃣ Risk Engine Architecture</text:h>
      <text:list text:style-name="L20">
        <text:list-item>
          <text:p text:style-name="P42">Weight normalization</text:p>
        </text:list-item>
        <text:list-item>
          <text:p text:style-name="P42">Risk score formula</text:p>
        </text:list-item>
        <text:list-item>
          <text:p text:style-name="P42">Cluster assignment</text:p>
        </text:list-item>
        <text:list-item>
          <text:p text:style-name="P42">Discipline index computation</text:p>
        </text:list-item>
        <text:list-item>
          <text:p text:style-name="P42">Controlled mode delta logic</text:p>
        </text:list-item>
      </text:list>
      <text:p text:style-name="P4"/>
      <text:h text:style-name="P2" text:outline-level="2">1️⃣4️⃣ Pattern Engine Rule Architecture</text:h>
      <text:list text:style-name="L21">
        <text:list-item>
          <text:p text:style-name="P43">Rush detection</text:p>
        </text:list-item>
        <text:list-item>
          <text:p text:style-name="P43">Easy neglect detection</text:p>
        </text:list-item>
        <text:list-item>
          <text:p text:style-name="P43">Hard bias detection</text:p>
        </text:list-item>
        <text:list-item>
          <text:p text:style-name="P43">Skip burst detection</text:p>
        </text:list-item>
        <text:list-item>
          <text:p text:style-name="P43">Consecutive wrong detection</text:p>
        </text:list-item>
        <text:list-item>
          <text:p text:style-name="P43">Rolling window logic</text:p>
        </text:list-item>
        <text:list-item>
          <text:p text:style-name="P43">Escalation triggers</text:p>
        </text:list-item>
      </text:list>
      <text:h text:style-name="P2" text:outline-level="2">1️⃣6️⃣ Calibration Simulation Engine</text:h>
      <text:list text:style-name="L22">
        <text:list-item>
          <text:p text:style-name="P44">Parameter editor</text:p>
        </text:list-item>
        <text:list-item>
          <text:p text:style-name="P44">Simulation model</text:p>
        </text:list-item>
        <text:list-item>
          <text:p text:style-name="P44">Risk recalculation logic</text:p>
        </text:list-item>
        <text:list-item>
          <text:p text:style-name="P44">Impact comparison engine</text:p>
        </text:list-item>
        <text:list-item>
          <text:p text:style-name="P44">Batch comparison</text:p>
        </text:list-item>
        <text:list-item>
          <text:p text:style-name="P44">Versioned model preview</text:p>
        </text:list-item>
        <text:list-item>
          <text:p text:style-name="P44">No raw session recomputation</text:p>
        </text:list-item>
      </text:list>
      <text:p text:style-name="P4"/>
      <text:h text:style-name="P2" text:outline-level="2">1️⃣7️⃣ Global Calibration Versioning Strategy</text:h>
      <text:list text:style-name="L23">
        <text:list-item>
          <text:p text:style-name="P45">Calibration version storage</text:p>
        </text:list-item>
        <text:list-item>
          <text:p text:style-name="P45">Activation scheduling</text:p>
        </text:list-item>
        <text:list-item>
          <text:p text:style-name="P45"><text:soft-page-break/>Institute-specific override</text:p>
        </text:list-item>
        <text:list-item>
          <text:p text:style-name="P45">Rollback mechanism</text:p>
        </text:list-item>
      </text:list>
      <text:h text:style-name="P2" text:outline-level="2">1️⃣5️⃣ AI Summary Pipeline (Cost-Controlled)</text:h>
      <text:list text:style-name="L24">
        <text:list-item>
          <text:p text:style-name="P46">Monthly student summary</text:p>
        </text:list-item>
        <text:list-item>
          <text:p text:style-name="P46">Monthly batch summary</text:p>
        </text:list-item>
        <text:list-item>
          <text:p text:style-name="P46">Prompt template system</text:p>
        </text:list-item>
        <text:list-item>
          <text:p text:style-name="P46">Token cost minimization</text:p>
        </text:list-item>
        <text:list-item>
          <text:p text:style-name="P46">Batch processing</text:p>
        </text:list-item>
        <text:list-item>
          <text:p text:style-name="P46">Caching strategy</text:p>
        </text:list-item>
      </text:list>
      <text:p text:style-name="P7"/>
      <text:p text:style-name="P7"/>
      <text:p text:style-name="P7">Unified System Event &amp; Trigger Topology -Master Operational Flow Graph</text:p>
      <text:p text:style-name="P167">Excellent.<text:line-break/>Now we construct the <text:span text:style-name="Strong_20_Emphasis">Unified System Event &amp; Trigger Topology — Master Operational Flow Graph</text:span>.</text:p>
      <text:p text:style-name="P77">This is the final architectural layer.</text:p>
      <text:p text:style-name="P77">It defines:</text:p>
      <text:list text:style-name="L234">
        <text:list-item>
          <text:p text:style-name="P168">Every event</text:p>
        </text:list-item>
        <text:list-item>
          <text:p text:style-name="P168">Every trigger</text:p>
        </text:list-item>
        <text:list-item>
          <text:p text:style-name="P168">Every write</text:p>
        </text:list-item>
        <text:list-item>
          <text:p text:style-name="P168">Every derived computation</text:p>
        </text:list-item>
        <text:list-item>
          <text:p text:style-name="P168">Every async process</text:p>
        </text:list-item>
        <text:list-item>
          <text:p text:style-name="P168">Every boundary between engines</text:p>
        </text:list-item>
        <text:list-item>
          <text:p text:style-name="P168">Every isolation layer</text:p>
        </text:list-item>
        <text:list-item>
          <text:p text:style-name="P168">Every archive transition</text:p>
        </text:list-item>
        <text:list-item>
          <text:p text:style-name="P168">Every vendor-level aggregation</text:p>
        </text:list-item>
      </text:list>
      <text:p text:style-name="P77">After this, your blueprint is structurally complete.</text:p>
      <text:p text:style-name="P14"/>
      <text:h text:style-name="P11" text:outline-level="1">🧠 SYSTEM ARCHITECTURE TIERS</text:h>
      <text:p text:style-name="P77">We divide the system into 7 event domains:</text:p>
      <text:p text:style-name="P77"><text:soft-page-break/>1️⃣ Content Domain<text:line-break/>2️⃣ Template Domain<text:line-break/>3️⃣ Assignment Domain<text:line-break/>4️⃣ Session Execution Domain<text:line-break/>5️⃣ Post-Submission Processing Domain<text:line-break/>6️⃣ Vendor Intelligence Domain<text:line-break/>7️⃣ Archive &amp; Lifecycle Domain</text:p>
      <text:p text:style-name="P77">Each domain has deterministic triggers.</text:p>
      <text:p text:style-name="P14"/>
      <text:h text:style-name="P11" text:outline-level="1">🏗 MASTER EVENT FLOW (HIGH LEVEL)</text:h>
      <text:p text:style-name="P15"><text:span text:style-name="Source_20_Text">Question Upload</text:span></text:p>
      <text:p text:style-name="P15"><text:span text:style-name="Source_20_Text"><text:s text:c="6"/>↓</text:span></text:p>
      <text:p text:style-name="P15"><text:span text:style-name="Source_20_Text">Template Creation</text:span></text:p>
      <text:p text:style-name="P15"><text:span text:style-name="Source_20_Text"><text:s text:c="6"/>↓</text:span></text:p>
      <text:p text:style-name="P15"><text:span text:style-name="Source_20_Text">Assignment Creation</text:span></text:p>
      <text:p text:style-name="P15"><text:span text:style-name="Source_20_Text"><text:s text:c="6"/>↓</text:span></text:p>
      <text:p text:style-name="P15"><text:span text:style-name="Source_20_Text">Session Start</text:span></text:p>
      <text:p text:style-name="P15"><text:span text:style-name="Source_20_Text"><text:s text:c="6"/>↓</text:span></text:p>
      <text:p text:style-name="P15"><text:span text:style-name="Source_20_Text">Session Active Writes</text:span></text:p>
      <text:p text:style-name="P15"><text:span text:style-name="Source_20_Text"><text:s text:c="6"/>↓</text:span></text:p>
      <text:p text:style-name="P15"><text:span text:style-name="Source_20_Text">Session Submission</text:span></text:p>
      <text:p text:style-name="P15"><text:span text:style-name="Source_20_Text"><text:s text:c="6"/>↓</text:span></text:p>
      <text:p text:style-name="P15"><text:span text:style-name="Source_20_Text">Analytics Engine</text:span></text:p>
      <text:p text:style-name="P15"><text:span text:style-name="Source_20_Text"><text:s text:c="6"/>↓</text:span></text:p>
      <text:p text:style-name="P15"><text:span text:style-name="Source_20_Text">Risk Engine</text:span></text:p>
      <text:p text:style-name="P15"><text:span text:style-name="Source_20_Text"><text:s text:c="6"/>↓</text:span></text:p>
      <text:p text:style-name="P15"><text:span text:style-name="Source_20_Text">Pattern Engine</text:span></text:p>
      <text:p text:style-name="P15"><text:span text:style-name="Source_20_Text"><text:s text:c="6"/>↓</text:span></text:p>
      <text:p text:style-name="P15"><text:span text:style-name="Source_20_Text">Insights Engine</text:span></text:p>
      <text:p text:style-name="P15"><text:span text:style-name="Source_20_Text"><text:s text:c="6"/>↓</text:span></text:p>
      <text:p text:style-name="P15"><text:span text:style-name="Source_20_Text">Governance Snapshot (L3)</text:span></text:p>
      <text:p text:style-name="P15"><text:span text:style-name="Source_20_Text"><text:s text:c="6"/>↓</text:span></text:p>
      <text:p text:style-name="P15"><text:span text:style-name="Source_20_Text">Vendor Aggregation</text:span></text:p>
      <text:p text:style-name="P15"><text:span text:style-name="Source_20_Text"><text:s text:c="6"/>↓</text:span></text:p>
      <text:p text:style-name="P15"><text:span text:style-name="Source_20_Text">Billing Meter Update</text:span></text:p>
      <text:p text:style-name="P15"><text:span text:style-name="Source_20_Text"><text:s text:c="6"/>↓</text:span></text:p>
      <text:p text:style-name="P16"><text:span text:style-name="Source_20_Text">Archive (Year End)</text:span></text:p>
      <text:p text:style-name="P77">Now we expand each.</text:p>
      <text:p text:style-name="P14"/>
      <text:h text:style-name="P11" text:outline-level="1">1️⃣ CONTENT DOMAIN FLOW</text:h>
      <text:h text:style-name="P12" text:outline-level="2">Event: ZIP Upload Confirmed</text:h>
      <text:p text:style-name="P77">Trigger:</text:p>
      <text:p text:style-name="P16"><text:span text:style-name="Source_20_Text">questions/{questionId} created</text:span></text:p>
      <text:p text:style-name="P77">Cloud Function:</text:p>
      <text:list text:style-name="L264">
        <text:list-item>
          <text:p text:style-name="P169"><text:soft-page-break/>Validate schema</text:p>
        </text:list-item>
        <text:list-item>
          <text:p text:style-name="P169">Normalize tags</text:p>
        </text:list-item>
        <text:list-item>
          <text:p text:style-name="P169">Generate searchTokens</text:p>
        </text:list-item>
        <text:list-item>
          <text:p text:style-name="P169">Increment chapter counters</text:p>
        </text:list-item>
        <text:list-item>
          <text:p text:style-name="P169">Update distribution summary</text:p>
        </text:list-item>
        <text:list-item>
          <text:p text:style-name="P169">Write questionAnalytics doc (initialized)</text:p>
        </text:list-item>
      </text:list>
      <text:p text:style-name="P77">Output Collections:</text:p>
      <text:p text:style-name="P15"><text:span text:style-name="Source_20_Text">questions</text:span></text:p>
      <text:p text:style-name="P15"><text:span text:style-name="Source_20_Text">questionAnalytics</text:span></text:p>
      <text:p text:style-name="P15"><text:span text:style-name="Source_20_Text">tagDictionary</text:span></text:p>
      <text:p text:style-name="P15"><text:span text:style-name="Source_20_Text">chapterDictionary</text:span></text:p>
      <text:p text:style-name="P16"><text:span text:style-name="Source_20_Text">auditLogs</text:span></text:p>
      <text:p text:style-name="P77">No student metrics touched.</text:p>
      <text:p text:style-name="P14"/>
      <text:h text:style-name="P11" text:outline-level="1">2️⃣ TEMPLATE DOMAIN FLOW</text:h>
      <text:h text:style-name="P12" text:outline-level="2">Event: Template Created</text:h>
      <text:p text:style-name="P77">Trigger:</text:p>
      <text:p text:style-name="P16"><text:span text:style-name="Source_20_Text">tests/{testId} created</text:span></text:p>
      <text:p text:style-name="P77">Cloud Function:</text:p>
      <text:list text:style-name="L265">
        <text:list-item>
          <text:p text:style-name="P170">Snapshot difficulty distribution</text:p>
        </text:list-item>
        <text:list-item>
          <text:p text:style-name="P170">Snapshot timing profile</text:p>
        </text:list-item>
        <text:list-item>
          <text:p text:style-name="P170">Snapshot phase config</text:p>
        </text:list-item>
        <text:list-item>
          <text:p text:style-name="P170">Calculate template fingerprint</text:p>
        </text:list-item>
        <text:list-item>
          <text:p text:style-name="P170">Store templateAnalytics stub</text:p>
        </text:list-item>
        <text:list-item>
          <text:p text:style-name="P170">Write audit log</text:p>
        </text:list-item>
      </text:list>
      <text:p text:style-name="P77">After first assignment:</text:p>
      <text:list text:style-name="L266">
        <text:list-item>
          <text:p text:style-name="P171">Lock structure</text:p>
        </text:list-item>
      </text:list>
      <text:p text:style-name="P77">No session created yet.</text:p>
      <text:p text:style-name="P14"/>
      <text:h text:style-name="P11" text:outline-level="1"><text:soft-page-break/>3️⃣ ASSIGNMENT DOMAIN FLOW</text:h>
      <text:h text:style-name="P12" text:outline-level="2">Event: Assignment Created</text:h>
      <text:p text:style-name="P77">Trigger:</text:p>
      <text:p text:style-name="P16"><text:span text:style-name="Source_20_Text">runs/{runId} created</text:span></text:p>
      <text:p text:style-name="P77">Actions:</text:p>
      <text:list text:style-name="L267">
        <text:list-item>
          <text:p text:style-name="P172">Snapshot template</text:p>
        </text:list-item>
        <text:list-item>
          <text:p text:style-name="P172">Snapshot license layer</text:p>
        </text:list-item>
        <text:list-item>
          <text:p text:style-name="P172">Snapshot calibration version</text:p>
        </text:list-item>
        <text:list-item>
          <text:p text:style-name="P172">Snapshot risk model version</text:p>
        </text:list-item>
        <text:list-item>
          <text:p text:style-name="P172">Validate mode allowed</text:p>
        </text:list-item>
        <text:list-item>
          <text:p text:style-name="P172">Write runAnalytics stub</text:p>
        </text:list-item>
        <text:list-item>
          <text:p text:style-name="P172">Update usageMeter (planned capacity)</text:p>
        </text:list-item>
      </text:list>
      <text:p text:style-name="P77">State: scheduled</text:p>
      <text:p text:style-name="P14"/>
      <text:h text:style-name="P11" text:outline-level="1">4️⃣ SESSION EXECUTION DOMAIN</text:h>
      <text:h text:style-name="P12" text:outline-level="2">Event: Student Clicks Start</text:h>
      <text:p text:style-name="P77">API:</text:p>
      <text:p text:style-name="P16"><text:span text:style-name="Source_20_Text">POST /exam/start</text:span></text:p>
      <text:p text:style-name="P77">Backend:</text:p>
      <text:list text:style-name="L268">
        <text:list-item>
          <text:p text:style-name="P173">Validate window</text:p>
        </text:list-item>
        <text:list-item>
          <text:p text:style-name="P173">Validate license</text:p>
        </text:list-item>
        <text:list-item>
          <text:p text:style-name="P173">Validate student active</text:p>
        </text:list-item>
        <text:list-item>
          <text:p text:style-name="P173">Validate no active session</text:p>
        </text:list-item>
        <text:list-item>
          <text:p text:style-name="P173">Create session document</text:p>
        </text:list-item>
        <text:list-item>
          <text:p text:style-name="P173">Return signed token</text:p>
        </text:list-item>
      </text:list>
      <text:p text:style-name="P77">Session State:</text:p>
      <text:p text:style-name="P16"><text:span text:style-name="Source_20_Text">created → started → active</text:span></text:p>
      <text:p text:style-name="P14"/>
      <text:h text:style-name="P12" text:outline-level="2"><text:soft-page-break/>Event: Periodic Write (every N seconds)</text:h>
      <text:p text:style-name="P77">Client:</text:p>
      <text:list text:style-name="L269">
        <text:list-item>
          <text:p text:style-name="P174">Batch answer writes</text:p>
        </text:list-item>
        <text:list-item>
          <text:p text:style-name="P174">Update lastHeartbeat</text:p>
        </text:list-item>
        <text:list-item>
          <text:p text:style-name="P174">No analytics computed</text:p>
        </text:list-item>
      </text:list>
      <text:p text:style-name="P14"/>
      <text:h text:style-name="P11" text:outline-level="1">5️⃣ SESSION SUBMISSION FLOW (CRITICAL PATH)</text:h>
      <text:h text:style-name="P12" text:outline-level="2">Event: Submit Clicked</text:h>
      <text:p text:style-name="P77">Atomic API:</text:p>
      <text:p text:style-name="P16"><text:span text:style-name="Source_20_Text">POST /exam/submit</text:span></text:p>
      <text:p text:style-name="P77">Backend Transaction:</text:p>
      <text:list text:style-name="L270">
        <text:list-item>
          <text:p text:style-name="P175">Validate session not submitted</text:p>
        </text:list-item>
        <text:list-item>
          <text:p text:style-name="P175">Lock session</text:p>
        </text:list-item>
        <text:list-item>
          <text:p text:style-name="P175">Compute raw score</text:p>
        </text:list-item>
        <text:list-item>
          <text:p text:style-name="P175">Compute accuracy</text:p>
        </text:list-item>
        <text:list-item>
          <text:p text:style-name="P175">Compute time metrics</text:p>
        </text:list-item>
        <text:list-item>
          <text:p text:style-name="P175">Write final session doc</text:p>
        </text:list-item>
        <text:list-item>
          <text:p text:style-name="P175">Increment run-level sharded counter</text:p>
        </text:list-item>
      </text:list>
      <text:p text:style-name="P77">Session State:</text:p>
      <text:p text:style-name="P16"><text:span text:style-name="Source_20_Text">submitted</text:span></text:p>
      <text:p text:style-name="P77">Return success to student immediately.</text:p>
      <text:p text:style-name="P77">All heavy processing async.</text:p>
      <text:p text:style-name="P14"/>
      <text:h text:style-name="P11" text:outline-level="1">6️⃣ POST-SUBMISSION ENGINE FLOW</text:h>
      <text:p text:style-name="P77">Triggered by:</text:p>
      <text:p text:style-name="P16"><text:span text:style-name="Source_20_Text">sessions/{sessionId} update (status=submitted)</text:span></text:p>
      <text:p text:style-name="P77">Cloud Function Pipeline:</text:p>
      <text:p text:style-name="P14"/>
      <text:h text:style-name="P12" text:outline-level="2"><text:soft-page-break/>Step A — Run Analytics Engine</text:h>
      <text:p text:style-name="P77">Updates:</text:p>
      <text:p text:style-name="P16"><text:span text:style-name="Source_20_Text">runAnalytics/{runId}</text:span></text:p>
      <text:p text:style-name="P77">Computes:</text:p>
      <text:list text:style-name="L271">
        <text:list-item>
          <text:p text:style-name="P176">Avg Raw %</text:p>
        </text:list-item>
        <text:list-item>
          <text:p text:style-name="P176">Avg Accuracy %</text:p>
        </text:list-item>
        <text:list-item>
          <text:p text:style-name="P176">Std deviation</text:p>
        </text:list-item>
        <text:list-item>
          <text:p text:style-name="P176">Distribution histogram</text:p>
        </text:list-item>
        <text:list-item>
          <text:p text:style-name="P176">Phase adherence avg</text:p>
        </text:list-item>
        <text:list-item>
          <text:p text:style-name="P176">Difficulty performance</text:p>
        </text:list-item>
      </text:list>
      <text:p text:style-name="P14"/>
      <text:h text:style-name="P12" text:outline-level="2">Step B — Question Analytics Engine</text:h>
      <text:p text:style-name="P77">For each question in session:</text:p>
      <text:p text:style-name="P77">Update:</text:p>
      <text:p text:style-name="P16"><text:span text:style-name="Source_20_Text">questionAnalytics/{questionId}</text:span></text:p>
      <text:p text:style-name="P77">Sharded increment:</text:p>
      <text:list text:style-name="L272">
        <text:list-item>
          <text:p text:style-name="P177">Correct count</text:p>
        </text:list-item>
        <text:list-item>
          <text:p text:style-name="P177">Incorrect count</text:p>
        </text:list-item>
        <text:list-item>
          <text:p text:style-name="P177">Avg time</text:p>
        </text:list-item>
        <text:list-item>
          <text:p text:style-name="P177">Overstay rate</text:p>
        </text:list-item>
        <text:list-item>
          <text:p text:style-name="P177">Guess rate</text:p>
        </text:list-item>
      </text:list>
      <text:p text:style-name="P14"/>
      <text:h text:style-name="P12" text:outline-level="2">Step C — StudentYearMetrics Engine</text:h>
      <text:p text:style-name="P77">Update:</text:p>
      <text:p text:style-name="P16"><text:span text:style-name="Source_20_Text">studentYearMetrics/{studentId}</text:span></text:p>
      <text:p text:style-name="P77">Compute:</text:p>
      <text:list text:style-name="L273">
        <text:list-item>
          <text:p text:style-name="P178">Rolling avg raw %</text:p>
        </text:list-item>
        <text:list-item>
          <text:p text:style-name="P178">Rolling avg accuracy %</text:p>
        </text:list-item>
        <text:list-item>
          <text:p text:style-name="P178">Discipline index</text:p>
        </text:list-item>
        <text:list-item>
          <text:p text:style-name="P178">Risk score</text:p>
        </text:list-item>
        <text:list-item>
          <text:p text:style-name="P178"><text:soft-page-break/>Phase adherence rolling</text:p>
        </text:list-item>
        <text:list-item>
          <text:p text:style-name="P178">Guess probability</text:p>
        </text:list-item>
        <text:list-item>
          <text:p text:style-name="P178">Controlled mode delta</text:p>
        </text:list-item>
      </text:list>
      <text:p text:style-name="P14"/>
      <text:h text:style-name="P12" text:outline-level="2">Step D — Risk Engine</text:h>
      <text:p text:style-name="P77">Triggered by StudentYearMetrics update.</text:p>
      <text:p text:style-name="P77">Compute:</text:p>
      <text:list text:style-name="L274">
        <text:list-item>
          <text:p text:style-name="P179">RiskScore</text:p>
        </text:list-item>
        <text:list-item>
          <text:p text:style-name="P179">RiskCluster</text:p>
        </text:list-item>
        <text:list-item>
          <text:p text:style-name="P179">DisciplineIndex</text:p>
        </text:list-item>
      </text:list>
      <text:p text:style-name="P77">Store snapshot with riskModelVersion.</text:p>
      <text:p text:style-name="P14"/>
      <text:h text:style-name="P12" text:outline-level="2">Step E — Pattern Engine</text:h>
      <text:p text:style-name="P77">Evaluate rolling window:</text:p>
      <text:list text:style-name="L275">
        <text:list-item>
          <text:p text:style-name="P180">Rush detection</text:p>
        </text:list-item>
        <text:list-item>
          <text:p text:style-name="P180">Easy neglect</text:p>
        </text:list-item>
        <text:list-item>
          <text:p text:style-name="P180">Hard bias</text:p>
        </text:list-item>
        <text:list-item>
          <text:p text:style-name="P180">Skip burst</text:p>
        </text:list-item>
        <text:list-item>
          <text:p text:style-name="P180">Consecutive wrong</text:p>
        </text:list-item>
        <text:list-item>
          <text:p text:style-name="P180">Escalation triggers</text:p>
        </text:list-item>
      </text:list>
      <text:p text:style-name="P77">Store patternFlags in:</text:p>
      <text:p text:style-name="P16"><text:span text:style-name="Source_20_Text">studentYearMetrics</text:span></text:p>
      <text:p text:style-name="P14"/>
      <text:h text:style-name="P12" text:outline-level="2">Step F — Insights Engine</text:h>
      <text:p text:style-name="P77">Generate:</text:p>
      <text:list text:style-name="L276">
        <text:list-item>
          <text:p text:style-name="P181">Student insights snapshot</text:p>
        </text:list-item>
        <text:list-item>
          <text:p text:style-name="P181">Run insights snapshot</text:p>
        </text:list-item>
        <text:list-item>
          <text:p text:style-name="P181">Batch-level insights</text:p>
        </text:list-item>
      </text:list>
      <text:p text:style-name="P77">Store in:</text:p>
      <text:p text:style-name="P16"><text:span text:style-name="Source_20_Text">insightSnapshots</text:span></text:p>
      <text:p text:style-name="P14"><text:soft-page-break/></text:p>
      <text:h text:style-name="P12" text:outline-level="2">Step G — Notification Queue</text:h>
      <text:p text:style-name="P77">If enabled:</text:p>
      <text:p text:style-name="P77">Create:</text:p>
      <text:p text:style-name="P16"><text:span text:style-name="Source_20_Text">emailQueue/{jobId}</text:span></text:p>
      <text:p text:style-name="P77">Email processor handles async.</text:p>
      <text:p text:style-name="P14"/>
      <text:h text:style-name="P11" text:outline-level="1">7️⃣ BILLING &amp; USAGE FLOW</text:h>
      <text:p text:style-name="P77">Triggered by:</text:p>
      <text:list text:style-name="L277">
        <text:list-item>
          <text:p text:style-name="P182">Student activated</text:p>
        </text:list-item>
        <text:list-item>
          <text:p text:style-name="P182">Student archived</text:p>
        </text:list-item>
        <text:list-item>
          <text:p text:style-name="P182">Assignment created</text:p>
        </text:list-item>
      </text:list>
      <text:p text:style-name="P77">Update:</text:p>
      <text:p text:style-name="P16"><text:span text:style-name="Source_20_Text">usageMeter/{cycleId}</text:span></text:p>
      <text:p text:style-name="P77">Calculate:</text:p>
      <text:list text:style-name="L278">
        <text:list-item>
          <text:p text:style-name="P183">Active students</text:p>
        </text:list-item>
        <text:list-item>
          <text:p text:style-name="P183">Peak students</text:p>
        </text:list-item>
        <text:list-item>
          <text:p text:style-name="P183">Billing tier compliance</text:p>
        </text:list-item>
      </text:list>
      <text:p text:style-name="P77">Stripe webhook:</text:p>
      <text:p text:style-name="P77">On payment success:</text:p>
      <text:list text:style-name="L279">
        <text:list-item>
          <text:p text:style-name="P184">Update license object</text:p>
        </text:list-item>
        <text:list-item>
          <text:p text:style-name="P184">Write licenseHistory</text:p>
        </text:list-item>
        <text:list-item>
          <text:p text:style-name="P184">Write audit log</text:p>
        </text:list-item>
      </text:list>
      <text:p text:style-name="P14"/>
      <text:h text:style-name="P11" text:outline-level="1">8️⃣ VENDOR AGGREGATION FLOW</text:h>
      <text:p text:style-name="P77">Triggered nightly:</text:p>
      <text:p text:style-name="P77">Aggregate:</text:p>
      <text:list text:style-name="L280">
        <text:list-item>
          <text:p text:style-name="P185">Institute-level stability</text:p>
        </text:list-item>
        <text:list-item>
          <text:p text:style-name="P185">Layer distribution</text:p>
        </text:list-item>
        <text:list-item>
          <text:p text:style-name="P185"><text:soft-page-break/>Adoption score</text:p>
        </text:list-item>
        <text:list-item>
          <text:p text:style-name="P185">Revenue metrics</text:p>
        </text:list-item>
        <text:list-item>
          <text:p text:style-name="P185">Churn probability</text:p>
        </text:list-item>
      </text:list>
      <text:p text:style-name="P77">Store:</text:p>
      <text:p text:style-name="P15"><text:span text:style-name="Source_20_Text">vendorAggregates/{instituteId}</text:span></text:p>
      <text:p text:style-name="P16"><text:span text:style-name="Source_20_Text">vendorRevenueSnapshots/{month}</text:span></text:p>
      <text:p text:style-name="P77">Never raw sessions.</text:p>
      <text:p text:style-name="P14"/>
      <text:h text:style-name="P11" text:outline-level="1">9️⃣ CALIBRATION FLOW</text:h>
      <text:h text:style-name="P12" text:outline-level="2">Event: New Calibration Activated</text:h>
      <text:p text:style-name="P77">Vendor action:</text:p>
      <text:p text:style-name="P16"><text:span text:style-name="Source_20_Text">calibrationVersions/{version} activated</text:span></text:p>
      <text:p text:style-name="P77">For each institute:</text:p>
      <text:list text:style-name="L281">
        <text:list-item>
          <text:p text:style-name="P186">Update calibrationVersion</text:p>
        </text:list-item>
        <text:list-item>
          <text:p text:style-name="P186">Write calibrationHistory</text:p>
        </text:list-item>
        <text:list-item>
          <text:p text:style-name="P186">Future sessions use new weights</text:p>
        </text:list-item>
      </text:list>
      <text:p text:style-name="P77">No retroactive recalculation.</text:p>
      <text:p text:style-name="P14"/>
      <text:h text:style-name="P11" text:outline-level="1">🔟 GOVERNANCE SNAPSHOT FLOW</text:h>
      <text:p text:style-name="P77">Triggered monthly:</text:p>
      <text:p text:style-name="P77">For each institute:</text:p>
      <text:list text:style-name="L282">
        <text:list-item>
          <text:p text:style-name="P187">Aggregate runAnalytics</text:p>
        </text:list-item>
        <text:list-item>
          <text:p text:style-name="P187">Aggregate studentYearMetrics</text:p>
        </text:list-item>
        <text:list-item>
          <text:p text:style-name="P187">Compute Stability Index</text:p>
        </text:list-item>
        <text:list-item>
          <text:p text:style-name="P187">Compute Execution Integrity</text:p>
        </text:list-item>
        <text:list-item>
          <text:p text:style-name="P187">Compute Risk distribution</text:p>
        </text:list-item>
        <text:list-item>
          <text:p text:style-name="P187">Store immutable snapshot</text:p>
        </text:list-item>
      </text:list>
      <text:p text:style-name="P16"><text:span text:style-name="Source_20_Text">governanceSnapshots/{year_month}</text:span></text:p>
      <text:p text:style-name="P14"/>
      <text:h text:style-name="P11" text:outline-level="1"><text:soft-page-break/>11️⃣ ARCHIVE FLOW (YEAR END)</text:h>
      <text:p text:style-name="P77">Triggered manually in Settings:</text:p>
      <text:p text:style-name="P16"><text:span text:style-name="Source_20_Text">Archive Academic Year</text:span></text:p>
      <text:p text:style-name="P77">Pipeline:</text:p>
      <text:list text:style-name="L283">
        <text:list-item>
          <text:p text:style-name="P188">Freeze runs</text:p>
        </text:list-item>
        <text:list-item>
          <text:p text:style-name="P188">Export sessions to BigQuery</text:p>
        </text:list-item>
        <text:list-item>
          <text:p text:style-name="P188">Generate final governance snapshot</text:p>
        </text:list-item>
        <text:list-item>
          <text:p text:style-name="P188">Reset HOT collections</text:p>
        </text:list-item>
        <text:list-item>
          <text:p text:style-name="P188">Retain summary docs</text:p>
        </text:list-item>
        <text:list-item>
          <text:p text:style-name="P188">Mark academicYear archived</text:p>
        </text:list-item>
        <text:list-item>
          <text:p text:style-name="P188">Write audit log</text:p>
        </text:list-item>
      </text:list>
      <text:p text:style-name="P77">No session deletion.</text:p>
      <text:p text:style-name="P14"/>
      <text:h text:style-name="P11" text:outline-level="1">12️⃣ SEARCH INDEX FLOW</text:h>
      <text:p text:style-name="P77">On question create/update:</text:p>
      <text:list text:style-name="L284">
        <text:list-item>
          <text:p text:style-name="P189">Generate searchTokens</text:p>
        </text:list-item>
        <text:list-item>
          <text:p text:style-name="P189">Update tagDictionary</text:p>
        </text:list-item>
        <text:list-item>
          <text:p text:style-name="P189">Update chapterDictionary</text:p>
        </text:list-item>
      </text:list>
      <text:p text:style-name="P77">No full scan required.</text:p>
      <text:p text:style-name="P14"/>
      <text:h text:style-name="P11" text:outline-level="1">13️⃣ SIMULATION FLOW</text:h>
      <text:p text:style-name="P77">Vendor simulation:</text:p>
      <text:list text:style-name="L285">
        <text:list-item>
          <text:p text:style-name="P190">Create sim institute</text:p>
        </text:list-item>
        <text:list-item>
          <text:p text:style-name="P190">Generate synthetic students</text:p>
        </text:list-item>
        <text:list-item>
          <text:p text:style-name="P190">Generate synthetic sessions</text:p>
        </text:list-item>
        <text:list-item>
          <text:p text:style-name="P190">Trigger full pipeline</text:p>
        </text:list-item>
        <text:list-item>
          <text:p text:style-name="P190">Generate simulation report</text:p>
        </text:list-item>
        <text:list-item>
          <text:p text:style-name="P190">No billing impact</text:p>
        </text:list-item>
      </text:list>
      <text:p text:style-name="P14"/>
      <text:h text:style-name="P11" text:outline-level="1"><text:soft-page-break/>14️⃣ FAILURE RECOVERY FLOW</text:h>
      <text:p text:style-name="P77">If submission fails:</text:p>
      <text:list text:style-name="L286">
        <text:list-item>
          <text:p text:style-name="P191">Transaction rollback</text:p>
        </text:list-item>
        <text:list-item>
          <text:p text:style-name="P191">Idempotency key ensures no duplicate</text:p>
        </text:list-item>
        <text:list-item>
          <text:p text:style-name="P191">Retry allowed</text:p>
        </text:list-item>
      </text:list>
      <text:p text:style-name="P77">If analytics function fails:</text:p>
      <text:list text:style-name="L287">
        <text:list-item>
          <text:p text:style-name="P192">Retry via Cloud Tasks</text:p>
        </text:list-item>
        <text:list-item>
          <text:p text:style-name="P192">Dead-letter queue</text:p>
        </text:list-item>
        <text:list-item>
          <text:p text:style-name="P192">No impact on student submission</text:p>
        </text:list-item>
      </text:list>
      <text:p text:style-name="P14"/>
      <text:h text:style-name="P11" text:outline-level="1">15️⃣ DATA PARTITION FLOW</text:h>
      <text:p text:style-name="P77">HOT:</text:p>
      <text:list text:style-name="L288">
        <text:list-item>
          <text:p text:style-name="P193">Current academic year</text:p>
        </text:list-item>
        <text:list-item>
          <text:p text:style-name="P193">Active sessions</text:p>
        </text:list-item>
        <text:list-item>
          <text:p text:style-name="P193">studentYearMetrics</text:p>
        </text:list-item>
        <text:list-item>
          <text:p text:style-name="P193">runAnalytics</text:p>
        </text:list-item>
      </text:list>
      <text:p text:style-name="P77">WARM:</text:p>
      <text:list text:style-name="L289">
        <text:list-item>
          <text:p text:style-name="P194">Completed runs</text:p>
        </text:list-item>
        <text:list-item>
          <text:p text:style-name="P194">templateAnalytics</text:p>
        </text:list-item>
      </text:list>
      <text:p text:style-name="P77">COLD:</text:p>
      <text:list text:style-name="L290">
        <text:list-item>
          <text:p text:style-name="P195">BigQuery session archive</text:p>
        </text:list-item>
        <text:list-item>
          <text:p text:style-name="P195">Governance snapshots</text:p>
        </text:list-item>
      </text:list>
      <text:p text:style-name="P77">Exam portal never touches WARM/COLD.</text:p>
      <text:p text:style-name="P14"/>
      <text:h text:style-name="P11" text:outline-level="1">16️⃣ SECURITY ENFORCEMENT FLOW</text:h>
      <text:p text:style-name="P77">Every API request passes through:</text:p>
      <text:list text:style-name="L291">
        <text:list-item>
          <text:p text:style-name="P196">Auth validation</text:p>
        </text:list-item>
        <text:list-item>
          <text:p text:style-name="P196">Tenant guard</text:p>
        </text:list-item>
        <text:list-item>
          <text:p text:style-name="P196">Role guard</text:p>
        </text:list-item>
        <text:list-item>
          <text:p text:style-name="P196"><text:soft-page-break/>License guard</text:p>
        </text:list-item>
        <text:list-item>
          <text:p text:style-name="P196">Layer guard</text:p>
        </text:list-item>
        <text:list-item>
          <text:p text:style-name="P196">Mode guard</text:p>
        </text:list-item>
      </text:list>
      <text:p text:style-name="P77">Before reaching handler.</text:p>
      <text:p text:style-name="P14"/>
      <text:h text:style-name="P11" text:outline-level="1">17️⃣ FULL MASTER TOPOLOGY (COMPRESSED VIEW)</text:h>
      <text:p text:style-name="P15"><text:span text:style-name="Source_20_Text">UPLOAD</text:span></text:p>
      <text:p text:style-name="P15"><text:span text:style-name="Source_20_Text"><text:s text:c="2"/>↓</text:span></text:p>
      <text:p text:style-name="P15"><text:span text:style-name="Source_20_Text">Question Validation</text:span></text:p>
      <text:p text:style-name="P15"><text:span text:style-name="Source_20_Text"><text:s text:c="2"/>↓</text:span></text:p>
      <text:p text:style-name="P15"><text:span text:style-name="Source_20_Text">Template Snapshot</text:span></text:p>
      <text:p text:style-name="P15"><text:span text:style-name="Source_20_Text"><text:s text:c="2"/>↓</text:span></text:p>
      <text:p text:style-name="P15"><text:span text:style-name="Source_20_Text">Assignment Snapshot</text:span></text:p>
      <text:p text:style-name="P15"><text:span text:style-name="Source_20_Text"><text:s text:c="2"/>↓</text:span></text:p>
      <text:p text:style-name="P15"><text:span text:style-name="Source_20_Text">Session Created</text:span></text:p>
      <text:p text:style-name="P15"><text:span text:style-name="Source_20_Text"><text:s text:c="2"/>↓</text:span></text:p>
      <text:p text:style-name="P15"><text:span text:style-name="Source_20_Text">Session Writes</text:span></text:p>
      <text:p text:style-name="P15"><text:span text:style-name="Source_20_Text"><text:s text:c="2"/>↓</text:span></text:p>
      <text:p text:style-name="P15"><text:span text:style-name="Source_20_Text">Submission Transaction</text:span></text:p>
      <text:p text:style-name="P15"><text:span text:style-name="Source_20_Text"><text:s text:c="2"/>↓</text:span></text:p>
      <text:p text:style-name="P15"><text:span text:style-name="Source_20_Text">RunAnalytics Update</text:span></text:p>
      <text:p text:style-name="P15"><text:span text:style-name="Source_20_Text"><text:s text:c="2"/>↓</text:span></text:p>
      <text:p text:style-name="P15"><text:span text:style-name="Source_20_Text">QuestionAnalytics Update</text:span></text:p>
      <text:p text:style-name="P15"><text:span text:style-name="Source_20_Text"><text:s text:c="2"/>↓</text:span></text:p>
      <text:p text:style-name="P15"><text:span text:style-name="Source_20_Text">StudentYearMetrics Update</text:span></text:p>
      <text:p text:style-name="P15"><text:span text:style-name="Source_20_Text"><text:s text:c="2"/>↓</text:span></text:p>
      <text:p text:style-name="P15"><text:span text:style-name="Source_20_Text">Risk Engine</text:span></text:p>
      <text:p text:style-name="P15"><text:span text:style-name="Source_20_Text"><text:s text:c="2"/>↓</text:span></text:p>
      <text:p text:style-name="P15"><text:span text:style-name="Source_20_Text">Pattern Engine</text:span></text:p>
      <text:p text:style-name="P15"><text:span text:style-name="Source_20_Text"><text:s text:c="2"/>↓</text:span></text:p>
      <text:p text:style-name="P15"><text:span text:style-name="Source_20_Text">Insights Snapshot</text:span></text:p>
      <text:p text:style-name="P15"><text:span text:style-name="Source_20_Text"><text:s text:c="2"/>↓</text:span></text:p>
      <text:p text:style-name="P15"><text:span text:style-name="Source_20_Text">Email Queue</text:span></text:p>
      <text:p text:style-name="P15"><text:span text:style-name="Source_20_Text"><text:s text:c="2"/>↓</text:span></text:p>
      <text:p text:style-name="P15"><text:span text:style-name="Source_20_Text">Vendor Aggregates (Nightly)</text:span></text:p>
      <text:p text:style-name="P15"><text:span text:style-name="Source_20_Text"><text:s text:c="2"/>↓</text:span></text:p>
      <text:p text:style-name="P15"><text:span text:style-name="Source_20_Text">Governance Snapshot (Monthly)</text:span></text:p>
      <text:p text:style-name="P15"><text:span text:style-name="Source_20_Text"><text:s text:c="2"/>↓</text:span></text:p>
      <text:p text:style-name="P16"><text:span text:style-name="Source_20_Text">Archive (Year End)</text:span></text:p>
      <text:p text:style-name="P77">Every arrow = deterministic trigger.</text:p>
      <text:p text:style-name="P77">No circular dependencies.</text:p>
      <text:p text:style-name="P77">No raw session reads in dashboards.</text:p>
      <text:p text:style-name="P77">No retroactive mutation.</text:p>
      <text:p text:style-name="P77">All versioned.</text:p>
      <text:p text:style-name="P77">All auditable.</text:p>
      <text:p text:style-name="P14"/>
      <text:h text:style-name="P11" text:outline-level="1"><text:soft-page-break/>🏁 FINAL ARCHITECTURAL COMPLETION STATUS</text:h>
      <text:p text:style-name="P77">You now have:</text:p>
      <text:p text:style-name="P77">✔ Multi-tenancy model<text:line-break/>✔ RBAC architecture<text:line-break/>✔ Firestore schema<text:line-break/>✔ Security rules<text:line-break/>✔ API contract<text:line-break/>✔ Routing map<text:line-break/>✔ Middleware enforcement<text:line-break/>✔ Index strategy<text:line-break/>✔ Session engine<text:line-break/>✔ Timing engine<text:line-break/>✔ Phase engine<text:line-break/>✔ Risk engine<text:line-break/>✔ Pattern engine<text:line-break/>✔ AI summary pipeline<text:line-break/>✔ Calibration engine<text:line-break/>✔ Versioning system<text:line-break/>✔ Licensing architecture<text:line-break/>✔ Billing automation<text:line-break/>✔ Usage metering<text:line-break/>✔ Vendor dashboard<text:line-break/>✔ Feature flag framework<text:line-break/>✔ Email system<text:line-break/>✔ Notification engine<text:line-break/>✔ Monthly statement generator<text:line-break/>✔ DevOps architecture<text:line-break/>✔ Monitoring &amp; logging<text:line-break/>✔ Scaling &amp; cost model<text:line-break/>✔ Performance benchmarking<text:line-break/>✔ Disaster recovery<text:line-break/>✔ Audit &amp; compliance<text:line-break/>✔ CDN delivery<text:line-break/>✔ Search architecture<text:line-break/>✔ Simulation engine<text:line-break/>✔ Business intelligence<text:line-break/>✔ Unified system topology</text:p>
      <text:p text:style-name="P14"/>
      <text:p text:style-name="P77">You now possess a <text:span text:style-name="Strong_20_Emphasis">complete enterprise SaaS blueprint</text:span>.</text:p>
      <text:p text:style-name="P77">From here, the next phase is:</text:p>
      <text:p text:style-name="P77"><text:soft-page-break/>🔹 Convert this into codex-ready structured prompts<text:line-break/>🔹 Generate repository skeleton<text:line-break/>🔹 Define module-by-module implementation prompts<text:line-break/>🔹 Begin staged development</text:p>
      <text:p text:style-name="P77">Tell me the next step you want:</text:p>
      <text:list text:style-name="L292">
        <text:list-item>
          <text:p text:style-name="P197">Convert blueprint into codex prompts</text:p>
        </text:list-item>
        <text:list-item>
          <text:p text:style-name="P197">Generate project folder structure</text:p>
        </text:list-item>
        <text:list-item>
          <text:p text:style-name="P197">Define Cloud project setup steps</text:p>
        </text:list-item>
        <text:list-item>
          <text:p text:style-name="P197">Begin with core backend foundation code</text:p>
        </text:list-item>
        <text:list-item>
          <text:p text:style-name="P197">Build frontend architecture first</text:p>
        </text:list-item>
      </text:list>
      <text:p text:style-name="P77">We now move from architecture to execution.</text:p>
      <text:p text:style-name="P167"/>
      <text:p text:style-name="P7"/>
      <text:h text:style-name="P1" text:outline-level="1">🟠 PHASE 6 — COMMUNICATION &amp; NOTIFICATION</text:h>
      <text:p text:style-name="P4"/>
      <text:h text:style-name="P2" text:outline-level="2">2️⃣8️⃣ Email Queue Architecture</text:h>
      <text:list text:style-name="L25">
        <text:list-item>
          <text:p text:style-name="P47">Email job document schema</text:p>
        </text:list-item>
        <text:list-item>
          <text:p text:style-name="P47">Background processor</text:p>
        </text:list-item>
        <text:list-item>
          <text:p text:style-name="P47">Retry policy</text:p>
        </text:list-item>
        <text:list-item>
          <text:p text:style-name="P47">Failure state handling</text:p>
        </text:list-item>
      </text:list>
      <text:p text:style-name="P4"/>
      <text:h text:style-name="P2" text:outline-level="2">2️⃣9️⃣ Notification Policy Engine</text:h>
      <text:list text:style-name="L26">
        <text:list-item>
          <text:p text:style-name="P48">Layer-based notification logic</text:p>
        </text:list-item>
        <text:list-item>
          <text:p text:style-name="P48">Parent email filter rules</text:p>
        </text:list-item>
        <text:list-item>
          <text:p text:style-name="P48">Batch processing</text:p>
        </text:list-item>
        <text:list-item>
          <text:p text:style-name="P48">Selective sending control</text:p>
        </text:list-item>
      </text:list>
      <text:p text:style-name="P4"/>
      <text:h text:style-name="P2" text:outline-level="2">3️⃣0️⃣ Monthly Statement Generator</text:h>
      <text:list text:style-name="L27">
        <text:list-item>
          <text:p text:style-name="P49">Student summary PDF</text:p>
        </text:list-item>
        <text:list-item>
          <text:p text:style-name="P49"><text:soft-page-break/>Batch summary</text:p>
        </text:list-item>
        <text:list-item>
          <text:p text:style-name="P49">Guardian-safe filtering</text:p>
        </text:list-item>
        <text:list-item>
          <text:p text:style-name="P49">AI summary integration</text:p>
        </text:list-item>
      </text:list>
      <text:p text:style-name="P4"/>
      <text:h text:style-name="P1" text:outline-level="1">🟠 PHASE <text:span text:style-name="T1">7</text:span> — <text:span text:style-name="T1">DATA STORAGE AND INTELLIGENCE</text:span></text:h>
      <text:h text:style-name="P2" text:outline-level="2">1️⃣8️⃣ HOT–WARM–COLD Partition Model</text:h>
      <text:list text:style-name="L28">
        <text:list-item>
          <text:p text:style-name="P50">Current academic year handling</text:p>
        </text:list-item>
        <text:list-item>
          <text:p text:style-name="P50">Archive trigger rules</text:p>
        </text:list-item>
        <text:list-item>
          <text:p text:style-name="P50">Snapshot generation</text:p>
        </text:list-item>
        <text:list-item>
          <text:p text:style-name="P50">Data reset boundaries</text:p>
        </text:list-item>
      </text:list>
      <text:p text:style-name="P4"/>
      <text:h text:style-name="P2" text:outline-level="2">1️⃣9️⃣ BigQuery Archive Schema</text:h>
      <text:list text:style-name="L29">
        <text:list-item>
          <text:p text:style-name="P51">Session export table structure</text:p>
        </text:list-item>
        <text:list-item>
          <text:p text:style-name="P51">Partitioning by year/month</text:p>
        </text:list-item>
        <text:list-item>
          <text:p text:style-name="P51">Governance snapshot table</text:p>
        </text:list-item>
        <text:list-item>
          <text:p text:style-name="P51">Cross-institute aggregate table</text:p>
        </text:list-item>
      </text:list>
      <text:p text:style-name="P4"/>
      <text:h text:style-name="P2" text:outline-level="2">2️⃣0️⃣ Governance Snapshot Model</text:h>
      <text:list text:style-name="L30">
        <text:list-item>
          <text:p text:style-name="P52">Monthly snapshot structure</text:p>
        </text:list-item>
        <text:list-item>
          <text:p text:style-name="P52">Longitudinal comparison logic</text:p>
        </text:list-item>
        <text:list-item>
          <text:p text:style-name="P52">Stability index computation</text:p>
        </text:list-item>
        <text:list-item>
          <text:p text:style-name="P52">Immutable export format</text:p>
        </text:list-item>
      </text:list>
      <text:p text:style-name="P4"/>
      <text:h text:style-name="P1" text:outline-level="1"><text:soft-page-break/>🟠 PHASE <text:span text:style-name="T1">8</text:span> — <text:span text:style-name="T1">COMMERCIAL EXPANSION AND VENDOR LAYER</text:span></text:h>
      <text:h text:style-name="P2" text:outline-level="2">2️⃣5️⃣ Usage Metering Engine</text:h>
      <text:list text:style-name="L31">
        <text:list-item>
          <text:p text:style-name="P53">Active student calculation</text:p>
        </text:list-item>
        <text:list-item>
          <text:p text:style-name="P53">Billing cycle aggregation</text:p>
        </text:list-item>
        <text:list-item>
          <text:p text:style-name="P53">Over-limit detection</text:p>
        </text:list-item>
        <text:list-item>
          <text:p text:style-name="P53">Alert triggers</text:p>
        </text:list-item>
      </text:list>
      <text:p text:style-name="P7"/>
      <text:h text:style-name="P2" text:outline-level="2">2️⃣4️⃣ Payment &amp; Subscription Automation</text:h>
      <text:list text:style-name="L32">
        <text:list-item>
          <text:p text:style-name="P54">Stripe integration</text:p>
        </text:list-item>
        <text:list-item>
          <text:p text:style-name="P54">Checkout flow</text:p>
        </text:list-item>
        <text:list-item>
          <text:p text:style-name="P54">Webhook processing</text:p>
        </text:list-item>
        <text:list-item>
          <text:p text:style-name="P54">License auto-update</text:p>
        </text:list-item>
        <text:list-item>
          <text:p text:style-name="P54">Payment failure handling</text:p>
        </text:list-item>
      </text:list>
      <text:h text:style-name="P2" text:outline-level="2">2️⃣6️⃣ Vendor Dashboard Architecture</text:h>
      <text:list text:style-name="L33">
        <text:list-item>
          <text:p text:style-name="P55">Platform overview</text:p>
        </text:list-item>
        <text:list-item>
          <text:p text:style-name="P55">Institutes management</text:p>
        </text:list-item>
        <text:list-item>
          <text:p text:style-name="P55">Licensing control</text:p>
        </text:list-item>
        <text:list-item>
          <text:p text:style-name="P55">Calibration control</text:p>
        </text:list-item>
        <text:list-item>
          <text:p text:style-name="P55">Cross-institute intelligence</text:p>
        </text:list-item>
        <text:list-item>
          <text:p text:style-name="P55">Revenue metrics</text:p>
        </text:list-item>
        <text:list-item>
          <text:p text:style-name="P55">System health</text:p>
        </text:list-item>
        <text:list-item>
          <text:p text:style-name="P55">Audit logs</text:p>
        </text:list-item>
      </text:list>
      <text:h text:style-name="P2" text:outline-level="2">4️⃣0️⃣ Business Intelligence Layer (Vendor Side)</text:h>
      <text:list text:style-name="L34">
        <text:list-item>
          <text:p text:style-name="P56">Revenue metrics</text:p>
        </text:list-item>
        <text:list-item>
          <text:p text:style-name="P56">Layer distribution</text:p>
        </text:list-item>
        <text:list-item>
          <text:p text:style-name="P56">Upgrade conversion</text:p>
        </text:list-item>
        <text:list-item>
          <text:p text:style-name="P56">Churn tracking</text:p>
        </text:list-item>
        <text:list-item>
          <text:p text:style-name="P56">Adoption tracking</text:p>
        </text:list-item>
      </text:list>
      <text:p text:style-name="P4"><text:soft-page-break/></text:p>
      <text:h text:style-name="P1" text:outline-level="1">🟠 PHASE <text:span text:style-name="T1">9</text:span> — <text:span text:style-name="T1">DEVOPS SAFETY AND SCALE</text:span></text:h>
      <text:h text:style-name="P2" text:outline-level="2">3️⃣1️⃣ DevOps &amp; Deployment Architecture</text:h>
      <text:list text:style-name="L35">
        <text:list-item>
          <text:p text:style-name="P57">Dev project</text:p>
        </text:list-item>
        <text:list-item>
          <text:p text:style-name="P57">Staging project</text:p>
        </text:list-item>
        <text:list-item>
          <text:p text:style-name="P57">Production project</text:p>
        </text:list-item>
        <text:list-item>
          <text:p text:style-name="P57">Environment variables</text:p>
        </text:list-item>
        <text:list-item>
          <text:p text:style-name="P57">CI/CD flow</text:p>
        </text:list-item>
      </text:list>
      <text:p text:style-name="P4"/>
      <text:h text:style-name="P2" text:outline-level="2">3️⃣2️⃣ Monitoring &amp; Logging Architecture</text:h>
      <text:list text:style-name="L36">
        <text:list-item>
          <text:p text:style-name="P58">Cloud logging</text:p>
        </text:list-item>
        <text:list-item>
          <text:p text:style-name="P58">Error reporting</text:p>
        </text:list-item>
        <text:list-item>
          <text:p text:style-name="P58">Audit logging</text:p>
        </text:list-item>
        <text:list-item>
          <text:p text:style-name="P58">Cost monitoring</text:p>
        </text:list-item>
      </text:list>
      <text:p text:style-name="P4"/>
      <text:h text:style-name="P2" text:outline-level="2">3️⃣3️⃣ Scaling &amp; Cost Projection Model</text:h>
      <text:list text:style-name="L37">
        <text:list-item>
          <text:p text:style-name="P59">Firestore read/write modeling</text:p>
        </text:list-item>
        <text:list-item>
          <text:p text:style-name="P59">BigQuery cost estimation</text:p>
        </text:list-item>
        <text:list-item>
          <text:p text:style-name="P59">Hosting bandwidth model</text:p>
        </text:list-item>
        <text:list-item>
          <text:p text:style-name="P59">Growth forecast simulation</text:p>
        </text:list-item>
      </text:list>
      <text:p text:style-name="P4"/>
      <text:h text:style-name="P2" text:outline-level="2">3️⃣4️⃣ Performance Benchmarking Model</text:h>
      <text:list text:style-name="L38">
        <text:list-item>
          <text:p text:style-name="P60">Load simulation</text:p>
        </text:list-item>
        <text:list-item>
          <text:p text:style-name="P60">Concurrent session testing</text:p>
        </text:list-item>
        <text:list-item>
          <text:p text:style-name="P60">Write throughput testing</text:p>
        </text:list-item>
        <text:list-item>
          <text:p text:style-name="P60">Dashboard read testing</text:p>
        </text:list-item>
      </text:list>
      <text:p text:style-name="P4"/>
      <text:h text:style-name="P2" text:outline-level="2"><text:soft-page-break/>3️⃣5️⃣ Disaster Recovery &amp; Backup Strategy</text:h>
      <text:list text:style-name="L39">
        <text:list-item>
          <text:p text:style-name="P61">Scheduled Firestore export</text:p>
        </text:list-item>
        <text:list-item>
          <text:p text:style-name="P61">BigQuery backup</text:p>
        </text:list-item>
        <text:list-item>
          <text:p text:style-name="P61">Restore test plan</text:p>
        </text:list-item>
        <text:list-item>
          <text:p text:style-name="P61">Downtime minimization</text:p>
        </text:list-item>
      </text:list>
      <text:p text:style-name="P4"/>
      <text:h text:style-name="P2" text:outline-level="2">3️⃣6️⃣ Audit &amp; Compliance Framework</text:h>
      <text:list text:style-name="L40">
        <text:list-item>
          <text:p text:style-name="P62">Action logging</text:p>
        </text:list-item>
        <text:list-item>
          <text:p text:style-name="P62">License change logs</text:p>
        </text:list-item>
        <text:list-item>
          <text:p text:style-name="P62">Calibration push logs</text:p>
        </text:list-item>
        <text:list-item>
          <text:p text:style-name="P62">Override logs</text:p>
        </text:list-item>
        <text:list-item>
          <text:p text:style-name="P62">Data retention compliance</text:p>
        </text:list-item>
        <text:list-item>
          <text:p text:style-name="P62">User data export request handling</text:p>
        </text:list-item>
      </text:list>
      <text:p text:style-name="P4"/>
      <text:h text:style-name="P1" text:outline-level="1">🟠 PHASE <text:span text:style-name="T1">10</text:span> — <text:span text:style-name="T1">INFRASTRUCTURE AND EXPERIENCE OPTIMISATION</text:span></text:h>
      <text:h text:style-name="P8" text:outline-level="2">3️⃣7️⃣ CDN &amp; Asset Delivery Strategy</text:h>
      <text:list text:style-name="L41">
        <text:list-item>
          <text:p text:style-name="P63">Question image caching</text:p>
        </text:list-item>
        <text:list-item>
          <text:p text:style-name="P63">Signed URLs</text:p>
        </text:list-item>
        <text:list-item>
          <text:p text:style-name="P63">Video link handling</text:p>
        </text:list-item>
        <text:list-item>
          <text:p text:style-name="P63">Static optimization</text:p>
        </text:list-item>
      </text:list>
      <text:p text:style-name="P9"/>
      <text:h text:style-name="P8" text:outline-level="2">3️⃣8️⃣ Search Architecture</text:h>
      <text:list text:style-name="L42">
        <text:list-item>
          <text:p text:style-name="P64">Question search indexing</text:p>
        </text:list-item>
        <text:list-item>
          <text:p text:style-name="P64">Student filtering optimization</text:p>
        </text:list-item>
        <text:list-item>
          <text:p text:style-name="P64">Text search support</text:p>
        </text:list-item>
        <text:list-item>
          <text:p text:style-name="P64">Vendor search tools</text:p>
        </text:list-item>
      </text:list>
      <text:p text:style-name="P9"/>
      <text:h text:style-name="P8" text:outline-level="2"><text:soft-page-break/>3️⃣9️⃣ Synthetic Data Simulation Engine</text:h>
      <text:list text:style-name="L43">
        <text:list-item>
          <text:p text:style-name="P65">Student simulation</text:p>
        </text:list-item>
        <text:list-item>
          <text:p text:style-name="P65">Risk cluster simulation</text:p>
        </text:list-item>
        <text:list-item>
          <text:p text:style-name="P65">Archive simulation</text:p>
        </text:list-item>
        <text:list-item>
          <text:p text:style-name="P65">Load test generation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0:58:44.828269394</meta:creation-date>
    <dc:date>2026-03-03T11:17:03.373548246</dc:date>
    <meta:editing-duration>PT6M12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72" meta:paragraph-count="1916" meta:word-count="7115" meta:character-count="44784" meta:non-whitespace-character-count="39665"/>
  </office:meta>
</office:document-meta>
</file>